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867cm"/>
    </style:style>
    <style:style style:name="co2" style:family="table-column">
      <style:table-column-properties fo:break-before="auto" style:column-width="15.21cm"/>
    </style:style>
    <style:style style:name="co3" style:family="table-column">
      <style:table-column-properties fo:break-before="auto" style:column-width="7.23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en-brahmali</text:p>
          </table:table-cell>
          <table:table-cell office:value-type="string" calcext:value-type="string">
            <text:p>comment-en-brahmali</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row>
        <table:table-row table:style-name="ro1">
          <table:table-cell office:value-type="string" calcext:value-type="string">
            <text:p>pli-tv-kd19:0.1</text:p>
          </table:table-cell>
          <table:table-cell office:value-type="string" calcext:value-type="string">
            <text:p>Theravāda Vinayapiṭaka</text:p>
          </table:table-cell>
          <table:table-cell office:value-type="string" calcext:value-type="string">
            <text:p>Theravāda Collection on Monastic Law </text:p>
          </table:table-cell>
          <table:table-cell office:value-type="string" calcext:value-type="string">
            <text:p/>
          </table:table-cell>
          <table:table-cell office:value-type="string" calcext:value-type="string">
            <text:p>&lt;article id='pli-tv-kd19'&gt;&lt;header&gt;&lt;ul&gt;&lt;li class='collection'&gt;{}&lt;/li&gt;</text:p>
          </table:table-cell>
          <table:table-cell table:number-columns-repeated="2"/>
        </table:table-row>
        <table:table-row table:style-name="ro1">
          <table:table-cell office:value-type="string" calcext:value-type="string">
            <text:p>pli-tv-kd19:0.2</text:p>
          </table:table-cell>
          <table:table-cell office:value-type="string" calcext:value-type="string">
            <text:p>Cūḷavagga</text:p>
          </table:table-cell>
          <table:table-cell office:value-type="string" calcext:value-type="string">
            <text:p>The Short Division </text:p>
          </table:table-cell>
          <table:table-cell office:value-type="string" calcext:value-type="string">
            <text:p/>
          </table:table-cell>
          <table:table-cell office:value-type="string" calcext:value-type="string">
            <text:p>&lt;li class='division'&gt;{}&lt;/li&gt;&lt;/ul&gt;</text:p>
          </table:table-cell>
          <table:table-cell table:number-columns-repeated="2"/>
        </table:table-row>
        <table:table-row table:style-name="ro1">
          <table:table-cell office:value-type="string" calcext:value-type="string">
            <text:p>pli-tv-kd19:0.3</text:p>
          </table:table-cell>
          <table:table-cell office:value-type="string" calcext:value-type="string">
            <text:p>Pātimokkhaṭṭhapanakkhandhaka</text:p>
          </table:table-cell>
          <table:table-cell office:value-type="string" calcext:value-type="string">
            <text:p>The chapter on the cancellation of the Monastic Code </text:p>
          </table:table-cell>
          <table:table-cell office:value-type="string" calcext:value-type="string">
            <text:p/>
          </table:table-cell>
          <table:table-cell office:value-type="string" calcext:value-type="string">
            <text:p>&lt;h1 class='sutta-title'&gt;{}&lt;/h1&gt;&lt;/header&gt;</text:p>
          </table:table-cell>
          <table:table-cell table:number-columns-repeated="2"/>
        </table:table-row>
        <table:table-row table:style-name="ro1">
          <table:table-cell office:value-type="string" calcext:value-type="string">
            <text:p>pli-tv-kd19:0.4</text:p>
          </table:table-cell>
          <table:table-cell office:value-type="string" calcext:value-type="string">
            <text:p>1. Pātimokkhuddesayācana</text:p>
          </table:table-cell>
          <table:table-cell office:value-type="string" calcext:value-type="string">
            <text:p>The request for the recitation of the Monastic Code </text:p>
          </table:table-cell>
          <table:table-cell office:value-type="string" calcext:value-type="string">
            <text:p/>
          </table:table-cell>
          <table:table-cell office:value-type="string" calcext:value-type="string">
            <text:p>&lt;article class='suttanta'&gt;&lt;h2&gt;{}&lt;/h2&gt;</text:p>
          </table:table-cell>
          <table:table-cell table:number-columns-repeated="2"/>
        </table:table-row>
        <table:table-row table:style-name="ro1">
          <table:table-cell office:value-type="string" calcext:value-type="string">
            <text:p>pli-tv-kd19:1.1.1</text:p>
          </table:table-cell>
          <table:table-cell office:value-type="string" calcext:value-type="string">
            <text:p>Tena samayena buddho bhagavā sāvatthiyaṃ viharati pubbārāme migāramātu pāsāde.</text:p>
          </table:table-cell>
          <table:table-cell office:value-type="string" calcext:value-type="string">
            <text:p>At one time the Buddha was staying at Sāvatthī in the Eastern Monastery, in Migāramāta’s stilt house. </text:p>
          </table:table-cell>
          <table:table-cell office:value-type="string" calcext:value-type="string">
            <text:p/>
          </table:table-cell>
          <table:table-cell office:value-type="string" calcext:value-type="string">
            <text:p>&lt;p&gt;{}</text:p>
          </table:table-cell>
          <table:table-cell office:value-type="string" calcext:value-type="string">
            <text:p>bj5.424, cck7.260, csp1ed4.418, csp2ed4.418, dr7.233, ms4V_1854, msdiv383, ndp4.353, pts-cs1.1, pts-vp-en5.330, pts-vp-pli2.236, sc1, sya7.283, vri90.392</text:p>
          </table:table-cell>
          <table:table-cell/>
        </table:table-row>
        <table:table-row table:style-name="ro1">
          <table:table-cell office:value-type="string" calcext:value-type="string">
            <text:p>pli-tv-kd19:1.1.2</text:p>
          </table:table-cell>
          <table:table-cell office:value-type="string" calcext:value-type="string">
            <text:p>Tena kho pana samayena bhagavā tadahuposathe bhikkhusaṃghaparivuto nisinno hoti.</text:p>
          </table:table-cell>
          <table:table-cell office:value-type="string" calcext:value-type="string">
            <text:p>On one occasion on the observance day, he was seated surrounded by the Sangha of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1.3</text:p>
          </table:table-cell>
          <table:table-cell office:value-type="string" calcext:value-type="string">
            <text:p>Atha kho āyasmā ānando abhikkantāya rattiyā nikkhante paṭhame yāme uṭṭhāyāsanā ekaṃsaṃ uttarāsaṅgaṃ karitvā yena bhagavā tenañjaliṃ paṇāmetvā bhagavantaṃ etadavoca—</text:p>
          </table:table-cell>
          <table:table-cell office:value-type="string" calcext:value-type="string">
            <text:p>Then, when the night was well advanced and the first part of the night was over, Venerable Ānanda got up from his seat, put his upper robe over one shoulder, put the palms of his hands together, and said to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1.4</text:p>
          </table:table-cell>
          <table:table-cell office:value-type="string" calcext:value-type="string">
            <text:p>“abhikkantā, bhante, ratti, nikkhanto paṭhamo yāmo, ciranisinno bhikkhusaṃgho.</text:p>
          </table:table-cell>
          <table:table-cell office:value-type="string" calcext:value-type="string">
            <text:p>“Venerable Sir, the night is well advanced and the first part of the night is over. The Sangha of monks has been seated for a long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1.5</text:p>
          </table:table-cell>
          <table:table-cell office:value-type="string" calcext:value-type="string">
            <text:p>Uddisatu, bhante, bhagavā bhikkhūnaṃ pātimokkhan”ti.</text:p>
          </table:table-cell>
          <table:table-cell office:value-type="string" calcext:value-type="string">
            <text:p>Please recite the Monastic Co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1.6</text:p>
          </table:table-cell>
          <table:table-cell office:value-type="string" calcext:value-type="string">
            <text:p>Evaṃ vutte, bhagavā tuṇhī ahosi.</text:p>
          </table:table-cell>
          <table:table-cell office:value-type="string" calcext:value-type="string">
            <text:p>But the Buddha did not repl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1.7</text:p>
          </table:table-cell>
          <table:table-cell office:value-type="string" calcext:value-type="string">
            <text:p>Dutiyampi kho āyasmā ānando abhikkantāya rattiyā nikkhante majjhime yāme uṭṭhāyāsanā ekaṃsaṃ uttarāsaṅgaṃ karitvā yena bhagavā tenañjaliṃ paṇāmetvā bhagavantaṃ etadavoca—</text:p>
          </table:table-cell>
          <table:table-cell office:value-type="string" calcext:value-type="string">
            <text:p>At the end of the middle part of the night, Venerable Ānanda asked a second time, </text:p>
          </table:table-cell>
          <table:table-cell office:value-type="string" calcext:value-type="string">
            <text:p/>
          </table:table-cell>
          <table:table-cell office:value-type="string" calcext:value-type="string">
            <text:p>&lt;p&gt;{}</text:p>
          </table:table-cell>
          <table:table-cell office:value-type="string" calcext:value-type="string">
            <text:p>ms4V_1855, sc2</text:p>
          </table:table-cell>
          <table:table-cell/>
        </table:table-row>
        <table:table-row table:style-name="ro1">
          <table:table-cell office:value-type="string" calcext:value-type="string">
            <text:p>pli-tv-kd19:1.1.8</text:p>
          </table:table-cell>
          <table:table-cell office:value-type="string" calcext:value-type="string">
            <text:p>“abhikkantā, bhante, ratti, nikkhanto majjhimo yāmo, ciranisinno bhikkhusaṃgh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1.9</text:p>
          </table:table-cell>
          <table:table-cell office:value-type="string" calcext:value-type="string">
            <text:p>Uddisatu, bhante, bhagavā bhikkhūnaṃ pātimokkh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1.10</text:p>
          </table:table-cell>
          <table:table-cell office:value-type="string" calcext:value-type="string">
            <text:p>Dutiyampi kho bhagavā tuṇhī ahosi.</text:p>
          </table:table-cell>
          <table:table-cell office:value-type="string" calcext:value-type="string">
            <text:p>and again received no repl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1.11</text:p>
          </table:table-cell>
          <table:table-cell office:value-type="string" calcext:value-type="string">
            <text:p>Tatiyampi kho āyasmā ānando abhikkantāya rattiyā nikkhante pacchime yāme uddhaste aruṇe nandimukhiyā rattiyā uṭṭhāyāsanā ekaṃsaṃ uttarāsaṅgaṃ karitvā yena bhagavā tenañjaliṃ paṇāmetvā bhagavantaṃ etadavoca—</text:p>
          </table:table-cell>
          <table:table-cell office:value-type="string" calcext:value-type="string">
            <text:p>At the end of the last part of the night, when the sky was flaring up at dawn, he asked a third time. </text:p>
          </table:table-cell>
          <table:table-cell office:value-type="string" calcext:value-type="string">
            <text:p/>
          </table:table-cell>
          <table:table-cell office:value-type="string" calcext:value-type="string">
            <text:p>&lt;p&gt;{}</text:p>
          </table:table-cell>
          <table:table-cell office:value-type="string" calcext:value-type="string">
            <text:p>cck7.261, ms4V_1856, sc3, sya7.284</text:p>
          </table:table-cell>
          <table:table-cell/>
        </table:table-row>
        <table:table-row table:style-name="ro1">
          <table:table-cell office:value-type="string" calcext:value-type="string">
            <text:p>pli-tv-kd19:1.1.12</text:p>
          </table:table-cell>
          <table:table-cell office:value-type="string" calcext:value-type="string">
            <text:p>“abhikkantā, bhante, ratti, nikkhanto pacchimo yāmo, uddhastaṃ aruṇaṃ nandimukhi ratti, ciranisinno bhikkhusaṃgh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1.13</text:p>
          </table:table-cell>
          <table:table-cell office:value-type="string" calcext:value-type="string">
            <text:p>Uddisatu, bhante, bhagavā bhikkhūnaṃ pātimokkh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1.14</text:p>
          </table:table-cell>
          <table:table-cell office:value-type="string" calcext:value-type="string">
            <text:p>“Aparisuddhā, ānanda, parisā”ti.</text:p>
          </table:table-cell>
          <table:table-cell office:value-type="string" calcext:value-type="string">
            <text:p>And the Buddha replied, “Ānanda, the gathering is impu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2.1</text:p>
          </table:table-cell>
          <table:table-cell office:value-type="string" calcext:value-type="string">
            <text:p>Atha kho āyasmato mahāmoggallānassa etadahosi—</text:p>
          </table:table-cell>
          <table:table-cell office:value-type="string" calcext:value-type="string">
            <text:p>Venerable Mahāmoggallāna thought, </text:p>
          </table:table-cell>
          <table:table-cell office:value-type="string" calcext:value-type="string">
            <text:p/>
          </table:table-cell>
          <table:table-cell office:value-type="string" calcext:value-type="string">
            <text:p>&lt;p&gt;{}</text:p>
          </table:table-cell>
          <table:table-cell office:value-type="string" calcext:value-type="string">
            <text:p>bj5.426, csp1ed4.419, csp2ed4.419, dr7.234, ms4V_1857, ndp4.354, pts-cs1.2, sc4, sya7.285, vri90.393</text:p>
          </table:table-cell>
          <table:table-cell/>
        </table:table-row>
        <table:table-row table:style-name="ro1">
          <table:table-cell office:value-type="string" calcext:value-type="string">
            <text:p>pli-tv-kd19:1.2.2</text:p>
          </table:table-cell>
          <table:table-cell office:value-type="string" calcext:value-type="string">
            <text:p>“kaṃ nu kho bhagavā puggalaṃ sandhāya evamāha—</text:p>
          </table:table-cell>
          <table:table-cell office:value-type="string" calcext:value-type="string">
            <text:p>“Who is the Buddha talking about?” </text:p>
          </table:table-cell>
          <table:table-cell office:value-type="string" calcext:value-type="string">
            <text:p/>
          </table:table-cell>
          <table:table-cell office:value-type="string" calcext:value-type="string">
            <text:p>{}</text:p>
          </table:table-cell>
          <table:table-cell office:value-type="string" calcext:value-type="string">
            <text:p>pts-vp-en5.331</text:p>
          </table:table-cell>
          <table:table-cell/>
        </table:table-row>
        <table:table-row table:style-name="ro1">
          <table:table-cell office:value-type="string" calcext:value-type="string">
            <text:p>pli-tv-kd19:1.2.3</text:p>
          </table:table-cell>
          <table:table-cell office:value-type="string" calcext:value-type="string">
            <text:p>‘aparisuddhā, ānanda, paris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2.4</text:p>
          </table:table-cell>
          <table:table-cell office:value-type="string" calcext:value-type="string">
            <text:p>Atha kho āyasmā mahāmoggallāno sabbāvantaṃ bhikkhusaṃghaṃ cetasā ceto paricca manasākāsi.</text:p>
          </table:table-cell>
          <table:table-cell office:value-type="string" calcext:value-type="string">
            <text:p>He then read the minds of the the entire Sangha of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2.5</text:p>
          </table:table-cell>
          <table:table-cell office:value-type="string" calcext:value-type="string">
            <text:p>Addasā kho āyasmā mahāmoggallāno taṃ puggalaṃ dussīlaṃ pāpadhammaṃ asucisaṅkassarasamācāraṃ paṭicchannakammantaṃ assamaṇaṃ samaṇapaṭiññaṃ abrahmacāriṃ brahmacāripaṭiññaṃ antopūtiṃ avassutaṃ kasambujātaṃ majjhe bhikkhusaṃghassa nisinnaṃ.</text:p>
          </table:table-cell>
          <table:table-cell office:value-type="string" calcext:value-type="string">
            <text:p>And he saw that person—immoral, with bad qualities, impure and dubious in conduct, hiding his actions, not an ascetic while claiming to be one, not abstaining from sexuality while claiming to do so, rotten inside, lustful, defiled—seated in the midst of the Sangha of monk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kasambujātaṃ → kasambukajātaṃ (sya-all, pts1ed, mr)</text:p>
          </table:table-cell>
        </table:table-row>
        <table:table-row table:style-name="ro1">
          <table:table-cell office:value-type="string" calcext:value-type="string">
            <text:p>pli-tv-kd19:1.2.6</text:p>
          </table:table-cell>
          <table:table-cell office:value-type="string" calcext:value-type="string">
            <text:p>Disvāna yena so puggalo tenupasaṅkami, upasaṅkamitvā taṃ puggalaṃ etadavoca—</text:p>
          </table:table-cell>
          <table:table-cell office:value-type="string" calcext:value-type="string">
            <text:p>He went up to him and said, </text:p>
          </table:table-cell>
          <table:table-cell office:value-type="string" calcext:value-type="string">
            <text:p/>
          </table:table-cell>
          <table:table-cell office:value-type="string" calcext:value-type="string">
            <text:p>{}</text:p>
          </table:table-cell>
          <table:table-cell office:value-type="string" calcext:value-type="string">
            <text:p>pts-vp-pli2.237</text:p>
          </table:table-cell>
          <table:table-cell/>
        </table:table-row>
        <table:table-row table:style-name="ro1">
          <table:table-cell office:value-type="string" calcext:value-type="string">
            <text:p>pli-tv-kd19:1.2.7</text:p>
          </table:table-cell>
          <table:table-cell office:value-type="string" calcext:value-type="string">
            <text:p>“uṭṭhehi, āvuso, diṭṭhosi bhagavatā;</text:p>
          </table:table-cell>
          <table:table-cell office:value-type="string" calcext:value-type="string">
            <text:p>“Get up, the Buddha has seen you.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2.8</text:p>
          </table:table-cell>
          <table:table-cell office:value-type="string" calcext:value-type="string">
            <text:p>natthi te bhikkhūhi saddhiṃ saṃvāso”ti.</text:p>
          </table:table-cell>
          <table:table-cell office:value-type="string" calcext:value-type="string">
            <text:p>You don’t belong to the community of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2.9</text:p>
          </table:table-cell>
          <table:table-cell office:value-type="string" calcext:value-type="string">
            <text:p>Evaṃ vutte, so puggalo tuṇhī ahosi.</text:p>
          </table:table-cell>
          <table:table-cell office:value-type="string" calcext:value-type="string">
            <text:p>But he did not repl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2.10</text:p>
          </table:table-cell>
          <table:table-cell office:value-type="string" calcext:value-type="string">
            <text:p>Dutiyampi kho āyasmā mahāmoggallāno taṃ puggalaṃ etadavoca—</text:p>
          </table:table-cell>
          <table:table-cell office:value-type="string" calcext:value-type="string">
            <text:p>Mahāmoggallāna said the same thing a seco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2.11</text:p>
          </table:table-cell>
          <table:table-cell office:value-type="string" calcext:value-type="string">
            <text:p>“uṭṭhehi, āvuso, diṭṭhosi bhagavat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2.12</text:p>
          </table:table-cell>
          <table:table-cell office:value-type="string" calcext:value-type="string">
            <text:p>natthi te bhikkhūhi saddhiṃ saṃvāso”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2.13</text:p>
          </table:table-cell>
          <table:table-cell office:value-type="string" calcext:value-type="string">
            <text:p>Dutiyampi kho so puggalo tuṇhī ahos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2.14</text:p>
          </table:table-cell>
          <table:table-cell office:value-type="string" calcext:value-type="string">
            <text:p>Tatiyampi kho āyasmā mahāmoggallāno taṃ puggalaṃ etadavoca—</text:p>
          </table:table-cell>
          <table:table-cell office:value-type="string" calcext:value-type="string">
            <text:p>and a third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2.15</text:p>
          </table:table-cell>
          <table:table-cell office:value-type="string" calcext:value-type="string">
            <text:p>“uṭṭhehi, āvuso, diṭṭhosi bhagavat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2.16</text:p>
          </table:table-cell>
          <table:table-cell office:value-type="string" calcext:value-type="string">
            <text:p>natthi te bhikkhūhi saddhiṃ saṃvāso”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2.17</text:p>
          </table:table-cell>
          <table:table-cell office:value-type="string" calcext:value-type="string">
            <text:p>Tatiyampi kho so puggalo tuṇhī ahosi.</text:p>
          </table:table-cell>
          <table:table-cell office:value-type="string" calcext:value-type="string">
            <text:p>still not getting a rep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2.18</text:p>
          </table:table-cell>
          <table:table-cell office:value-type="string" calcext:value-type="string">
            <text:p>Atha kho āyasmā mahāmoggallāno taṃ puggalaṃ bāhāyaṃ gahetvā bahidvārakoṭṭhakā nikkhāmetvā sūcighaṭikaṃ datvā yena bhagavā tenupasaṅkami, upasaṅkamitvā bhagavantaṃ etadavoca—</text:p>
          </table:table-cell>
          <table:table-cell office:value-type="string" calcext:value-type="string">
            <text:p>Mahāmoggallāna then grabbed him by the arms, took him outside the gateway, and fastened the bolts. And he went to the Buddha 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2.19</text:p>
          </table:table-cell>
          <table:table-cell office:value-type="string" calcext:value-type="string">
            <text:p>“nikkhāmito so, bhante, puggalo mayā;</text:p>
          </table:table-cell>
          <table:table-cell office:value-type="string" calcext:value-type="string">
            <text:p>“Sir, I have taken that person out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2.20</text:p>
          </table:table-cell>
          <table:table-cell office:value-type="string" calcext:value-type="string">
            <text:p>suddhā parisā;</text:p>
          </table:table-cell>
          <table:table-cell office:value-type="string" calcext:value-type="string">
            <text:p>the gathering is pu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2.21</text:p>
          </table:table-cell>
          <table:table-cell office:value-type="string" calcext:value-type="string">
            <text:p>uddisatu, bhante, bhagavā bhikkhūnaṃ pātimokkhan”ti.</text:p>
          </table:table-cell>
          <table:table-cell office:value-type="string" calcext:value-type="string">
            <text:p>Please recite the Monastic Code to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2.22</text:p>
          </table:table-cell>
          <table:table-cell office:value-type="string" calcext:value-type="string">
            <text:p>“Acchariyaṃ, moggallāna, abbhutaṃ, moggallāna, yāva bāhāgahaṇāpi nāma so moghapuriso āgamessatī”ti.</text:p>
          </table:table-cell>
          <table:table-cell office:value-type="string" calcext:value-type="string">
            <text:p>“It’s amazing, Moggallāna, how that foolish man waited until he was grabbed by the arms.” </text:p>
          </table:table-cell>
          <table:table-cell office:value-type="string" calcext:value-type="string">
            <text:p/>
          </table:table-cell>
          <table:table-cell office:value-type="string" calcext:value-type="string">
            <text:p>&lt;p&gt;{}</text:p>
          </table:table-cell>
          <table:table-cell office:value-type="string" calcext:value-type="string">
            <text:p>cck7.262, ms4V_1858, sc5</text:p>
          </table:table-cell>
          <table:table-cell/>
        </table:table-row>
        <table:table-row table:style-name="ro1">
          <table:table-cell office:value-type="string" calcext:value-type="string">
            <text:p>pli-tv-kd19:1.2.23</text:p>
          </table:table-cell>
          <table:table-cell office:value-type="string" calcext:value-type="string">
            <text:p>Atha kho bhagavā bhikkhū āmantesi—</text:p>
          </table:table-cell>
          <table:table-cell office:value-type="string" calcext:value-type="string">
            <text:p>And the Buddha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3.0</text:p>
          </table:table-cell>
          <table:table-cell office:value-type="string" calcext:value-type="string">
            <text:p>2. Mahāsamuddeaṭṭhacchariya</text:p>
          </table:table-cell>
          <table:table-cell office:value-type="string" calcext:value-type="string">
            <text:p>The eight amazing qualities of the ocean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9:1.3.1</text:p>
          </table:table-cell>
          <table:table-cell office:value-type="string" calcext:value-type="string">
            <text:p>“Aṭṭhime, bhikkhave, mahāsamudde acchariyā abbhutā dhammā, ye disvā disvā asurā mahāsamudde abhiramanti.</text:p>
          </table:table-cell>
          <table:table-cell office:value-type="string" calcext:value-type="string">
            <text:p>“Monks, the antigods delight in the ocean when they see these eight amazing qualities in it: </text:p>
          </table:table-cell>
          <table:table-cell office:value-type="string" calcext:value-type="string">
            <text:p/>
          </table:table-cell>
          <table:table-cell office:value-type="string" calcext:value-type="string">
            <text:p>&lt;p&gt;{}</text:p>
          </table:table-cell>
          <table:table-cell office:value-type="string" calcext:value-type="string">
            <text:p>dr7.235, ms4V_1859, msdiv384, pts-cs1.3, pts-vp-en5.332, sc6</text:p>
          </table:table-cell>
          <table:table-cell/>
        </table:table-row>
        <table:table-row table:style-name="ro1">
          <table:table-cell office:value-type="string" calcext:value-type="string">
            <text:p>pli-tv-kd19:1.3.2</text:p>
          </table:table-cell>
          <table:table-cell office:value-type="string" calcext:value-type="string">
            <text:p>Katame aṭṭh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3.3</text:p>
          </table:table-cell>
          <table:table-cell office:value-type="string" calcext:value-type="string">
            <text:p>Mahāsamuddo, bhikkhave, anupubbaninno anupubbapoṇo anupubbapabbhāro na āyatakeneva papāto.</text:p>
          </table:table-cell>
          <table:table-cell office:value-type="string" calcext:value-type="string">
            <text:p>The ocean slopes and inclines gradually. It does not drop off all at once. </text:p>
          </table:table-cell>
          <table:table-cell office:value-type="string" calcext:value-type="string">
            <text:p/>
          </table:table-cell>
          <table:table-cell office:value-type="string" calcext:value-type="string">
            <text:p>&lt;p&gt;{}</text:p>
          </table:table-cell>
          <table:table-cell office:value-type="string" calcext:value-type="string">
            <text:p>bj5.428, ms4V_1860, sc7</text:p>
          </table:table-cell>
          <table:table-cell/>
        </table:table-row>
        <table:table-row table:style-name="ro1">
          <table:table-cell office:value-type="string" calcext:value-type="string">
            <text:p>pli-tv-kd19:1.3.4</text:p>
          </table:table-cell>
          <table:table-cell office:value-type="string" calcext:value-type="string">
            <text:p>Yampi, bhikkhave, mahāsamuddo anupubbaninno anupubbapoṇo anupubbapabbhāro na āyatakeneva papāt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3.5</text:p>
          </table:table-cell>
          <table:table-cell office:value-type="string" calcext:value-type="string">
            <text:p>ayaṃ, bhikkhave, mahāsamudde paṭhamo acchariyo abbhuto dhammo, yaṃ disvā disvā asurā mahāsamudde abhiram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3.6</text:p>
          </table:table-cell>
          <table:table-cell office:value-type="string" calcext:value-type="string">
            <text:p>Puna caparaṃ, bhikkhave, mahāsamuddo ṭhitadhammo velaṃ nātivattati.</text:p>
          </table:table-cell>
          <table:table-cell office:value-type="string" calcext:value-type="string">
            <text:p>The ocean is steady. It does not go beyond the shoreline. </text:p>
          </table:table-cell>
          <table:table-cell office:value-type="string" calcext:value-type="string">
            <text:p/>
          </table:table-cell>
          <table:table-cell office:value-type="string" calcext:value-type="string">
            <text:p>&lt;p&gt;{}</text:p>
          </table:table-cell>
          <table:table-cell office:value-type="string" calcext:value-type="string">
            <text:p>ms4V_1861, sc8</text:p>
          </table:table-cell>
          <table:table-cell/>
        </table:table-row>
        <table:table-row table:style-name="ro1">
          <table:table-cell office:value-type="string" calcext:value-type="string">
            <text:p>pli-tv-kd19:1.3.7</text:p>
          </table:table-cell>
          <table:table-cell office:value-type="string" calcext:value-type="string">
            <text:p>Yampi, bhikkhave, mahāsamuddo ṭhitadhammo velaṃ nātivatta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3.8</text:p>
          </table:table-cell>
          <table:table-cell office:value-type="string" calcext:value-type="string">
            <text:p>ayaṃ, bhikkhave, mahāsamudde dutiyo acchariyo abbhuto dhammo, yaṃ disvā disvā asurā mahāsamudde abhiramanti.</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ayaṃ → ayampi (sya-all)</text:p>
          </table:table-cell>
        </table:table-row>
        <table:table-row table:style-name="ro1">
          <table:table-cell office:value-type="string" calcext:value-type="string">
            <text:p>pli-tv-kd19:1.3.9</text:p>
          </table:table-cell>
          <table:table-cell office:value-type="string" calcext:value-type="string">
            <text:p>Puna caparaṃ, bhikkhave, mahāsamuddo na matena kuṇapena saṃvasati. Yaṃ hoti mahāsamudde mataṃ kuṇapaṃ, taṃ khippaññeva tīraṃ vāheti, thalaṃ ussāreti.</text:p>
          </table:table-cell>
          <table:table-cell office:value-type="string" calcext:value-type="string">
            <text:p>The ocean does not tolerate dead bodies, but quickly carries them to the shore and discards them on dry land. </text:p>
          </table:table-cell>
          <table:table-cell office:value-type="string" calcext:value-type="string">
            <text:p/>
          </table:table-cell>
          <table:table-cell office:value-type="string" calcext:value-type="string">
            <text:p>&lt;p&gt;{}</text:p>
          </table:table-cell>
          <table:table-cell office:value-type="string" calcext:value-type="string">
            <text:p>csp1ed4.420, csp2ed4.420, ms4V_1862, sc9, sya7.286, vri90.394</text:p>
          </table:table-cell>
          <table:table-cell/>
        </table:table-row>
        <table:table-row table:style-name="ro1">
          <table:table-cell office:value-type="string" calcext:value-type="string">
            <text:p>pli-tv-kd19:1.3.10</text:p>
          </table:table-cell>
          <table:table-cell office:value-type="string" calcext:value-type="string">
            <text:p>Yampi, bhikkhave, mahāsamuddo na matena kuṇapena saṃvasati, yaṃ hoti mahāsamudde mataṃ kuṇapaṃ, taṃ khippaññeva tīraṃ vāheti, thalaṃ ussāre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3.11</text:p>
          </table:table-cell>
          <table:table-cell office:value-type="string" calcext:value-type="string">
            <text:p>ayaṃ, bhikkhave, mahāsamudde tatiyo acchariyo abbhuto dhammo, yaṃ disvā disvā asurā mahāsamudde abhiram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3.12</text:p>
          </table:table-cell>
          <table:table-cell office:value-type="string" calcext:value-type="string">
            <text:p>Puna caparaṃ, bhikkhave, yā kāci mahānadiyo, seyyathidaṃ—gaṅgā, yamunā, aciravatī, sarabhū, mahī, tā mahāsamuddaṃ pattā jahanti purimāni nāmagottāni, mahāsamuddotveva saṅkhaṃ gacchanti.</text:p>
          </table:table-cell>
          <table:table-cell office:value-type="string" calcext:value-type="string">
            <text:p>When the great rivers—the Ganges, the Yamunā, the Aciravatī, the Sarabhū, or the Mahī—reach the ocean, they lose their former names and become known simply as the ocean. </text:p>
          </table:table-cell>
          <table:table-cell office:value-type="string" calcext:value-type="string">
            <text:p/>
          </table:table-cell>
          <table:table-cell office:value-type="string" calcext:value-type="string">
            <text:p>&lt;p&gt;{}</text:p>
          </table:table-cell>
          <table:table-cell office:value-type="string" calcext:value-type="string">
            <text:p>cck7.263, dr7.236, ms4V_1863, sc10</text:p>
          </table:table-cell>
          <table:table-cell/>
        </table:table-row>
        <table:table-row table:style-name="ro1">
          <table:table-cell office:value-type="string" calcext:value-type="string">
            <text:p>pli-tv-kd19:1.3.13</text:p>
          </table:table-cell>
          <table:table-cell office:value-type="string" calcext:value-type="string">
            <text:p>Yampi, bhikkhave, yā kāci mahānadiyo, seyyathidaṃ—gaṅgā, yamunā, aciravatī, sarabhū, mahī, tā mahāsamuddaṃ pattā jahanti purimāni nāmagottāni, mahāsamuddotveva saṅkhaṃ gacch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3.14</text:p>
          </table:table-cell>
          <table:table-cell office:value-type="string" calcext:value-type="string">
            <text:p>ayaṃ, bhikkhave, mahāsamudde catuttho acchariyo abbhuto dhammo, yaṃ disvā disvā asurā mahāsamudde abhiram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3.15</text:p>
          </table:table-cell>
          <table:table-cell office:value-type="string" calcext:value-type="string">
            <text:p>Puna caparaṃ, bhikkhave, yā ca loke savantiyo mahāsamuddaṃ appenti, yā ca antalikkhā dhārā papatanti, na tena mahāsamuddassa ūnattaṃ vā pūrattaṃ vā paññāyati.</text:p>
          </table:table-cell>
          <table:table-cell office:value-type="string" calcext:value-type="string">
            <text:p>Whatever rivers in the world flow into the ocean and whatever rain falls into it, the ocean is not diminished or filled up because of that. </text:p>
          </table:table-cell>
          <table:table-cell office:value-type="string" calcext:value-type="string">
            <text:p/>
          </table:table-cell>
          <table:table-cell office:value-type="string" calcext:value-type="string">
            <text:p>&lt;p&gt;{}</text:p>
          </table:table-cell>
          <table:table-cell office:value-type="string" calcext:value-type="string">
            <text:p>ms4V_1864, ndp4.355, pts-vp-pli2.238, sc11, sya7.287</text:p>
          </table:table-cell>
          <table:table-cell office:value-type="string" calcext:value-type="string">
            <text:p>ca → yā kāci (sya-all)</text:p>
          </table:table-cell>
        </table:table-row>
        <table:table-row table:style-name="ro1">
          <table:table-cell office:value-type="string" calcext:value-type="string">
            <text:p>pli-tv-kd19:1.3.16</text:p>
          </table:table-cell>
          <table:table-cell office:value-type="string" calcext:value-type="string">
            <text:p>Yampi, bhikkhave, yā ca loke savantiyo mahāsamuddaṃ appenti, yā ca antalikkhā dhārā papatanti, na tena mahāsamuddassa ūnattaṃ vā pūrattaṃ vā paññāya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3.17</text:p>
          </table:table-cell>
          <table:table-cell office:value-type="string" calcext:value-type="string">
            <text:p>ayaṃ, bhikkhave, mahāsamudde pañcamo acchariyo abbhuto dhammo, yaṃ disvā disvā asurā mahāsamudde abhiram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3.18</text:p>
          </table:table-cell>
          <table:table-cell office:value-type="string" calcext:value-type="string">
            <text:p>Puna caparaṃ, bhikkhave, mahāsamuddo ekaraso loṇaraso.</text:p>
          </table:table-cell>
          <table:table-cell office:value-type="string" calcext:value-type="string">
            <text:p>The ocean has only one taste, the taste of salt. </text:p>
          </table:table-cell>
          <table:table-cell office:value-type="string" calcext:value-type="string">
            <text:p/>
          </table:table-cell>
          <table:table-cell office:value-type="string" calcext:value-type="string">
            <text:p>&lt;p&gt;{}</text:p>
          </table:table-cell>
          <table:table-cell office:value-type="string" calcext:value-type="string">
            <text:p>ms4V_1865, sc12</text:p>
          </table:table-cell>
          <table:table-cell/>
        </table:table-row>
        <table:table-row table:style-name="ro1">
          <table:table-cell office:value-type="string" calcext:value-type="string">
            <text:p>pli-tv-kd19:1.3.19</text:p>
          </table:table-cell>
          <table:table-cell office:value-type="string" calcext:value-type="string">
            <text:p>Yampi, bhikkhave, mahāsamuddo ekaraso loṇaras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3.20</text:p>
          </table:table-cell>
          <table:table-cell office:value-type="string" calcext:value-type="string">
            <text:p>ayaṃ, bhikkhave, mahāsamudde chaṭṭho acchariyo abbhuto dhammo, yaṃ disvā disvā asurā mahāsamudde abhiram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3.21</text:p>
          </table:table-cell>
          <table:table-cell office:value-type="string" calcext:value-type="string">
            <text:p>Puna caparaṃ, bhikkhave, mahāsamuddo bahuratano anekaratano. Tatrimāni ratanāni, seyyathidaṃ—muttā, maṇi, veḷuriyo, saṅkho, silā, pavāḷaṃ, rajataṃ, jātarūpaṃ, lohitako, masāragallaṃ.</text:p>
          </table:table-cell>
          <table:table-cell office:value-type="string" calcext:value-type="string">
            <text:p>The ocean contains many precious things—pearls, gems, beryls, mother-of-pearls, quartz, corals, silver, gold, rubies, and cat’s eyes. </text:p>
          </table:table-cell>
          <table:table-cell office:value-type="string" calcext:value-type="string">
            <text:p/>
          </table:table-cell>
          <table:table-cell office:value-type="string" calcext:value-type="string">
            <text:p>&lt;p&gt;{}</text:p>
          </table:table-cell>
          <table:table-cell office:value-type="string" calcext:value-type="string">
            <text:p>bj5.430, cck7.264, csp1ed4.421, csp2ed4.421, ms4V_1866, pts-vp-en5.333, sc13</text:p>
          </table:table-cell>
          <table:table-cell office:value-type="string" calcext:value-type="string">
            <text:p>bahuratano → pahūtaratano (mr)</text:p>
          </table:table-cell>
        </table:table-row>
        <table:table-row table:style-name="ro1">
          <table:table-cell office:value-type="string" calcext:value-type="string">
            <text:p>pli-tv-kd19:1.3.22</text:p>
          </table:table-cell>
          <table:table-cell office:value-type="string" calcext:value-type="string">
            <text:p>Yampi, bhikkhave, mahāsamuddo bahuratano anekaratano, tatrimāni ratanāni, seyyathidaṃ—muttā, maṇi, veḷuriyo, saṅkho, silā, pavāḷaṃ, rajataṃ, jātarūpaṃ, lohitako, masāragalla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3.23</text:p>
          </table:table-cell>
          <table:table-cell office:value-type="string" calcext:value-type="string">
            <text:p>ayaṃ, bhikkhave, mahāsamudde sattamo acchariyo abbhuto dhammo, yaṃ disvā disvā asurā mahāsamudde abhiram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3.24</text:p>
          </table:table-cell>
          <table:table-cell office:value-type="string" calcext:value-type="string">
            <text:p>Puna caparaṃ, bhikkhave, mahāsamuddo mahataṃ bhūtānaṃ āvāso. timi, timiṅgalo, timitimiṅgalo, asurā, nāgā, gandhabbā. Santi mahāsamudde yojanasatikāpi attabhāvā, dviyojanasatikāpi attabhāvā, tiyojanasatikāpi attabhāvā, catuyojanasatikāpi attabhāvā, pañcayojanasatikāpi attabhāvā.</text:p>
          </table:table-cell>
          <table:table-cell office:value-type="string" calcext:value-type="string">
            <text:p>There are great beings in the ocean—sea-monsters, antigods, dragons, and divinities; creatures with bodies one thousand kilometers long, two thousand, three thousand, four thousand, and five thousand kilometers long.” </text:p>
          </table:table-cell>
          <table:table-cell office:value-type="string" calcext:value-type="string">
            <text:p>Sea-monsters is a combined rendering of the three terms _timi_, _timiṅgala_, and _timitimiṅgala_. They refer to enormous fish of different sizes. Respectively 100, 200, 300, 400, and 500 _yojanas_ long. I normally take a _yojana_ to be approximately 13 kilometers, but here use 10 kilometers instead, so as to give round figures.</text:p>
          </table:table-cell>
          <table:table-cell office:value-type="string" calcext:value-type="string">
            <text:p>&lt;p&gt;{}</text:p>
          </table:table-cell>
          <table:table-cell office:value-type="string" calcext:value-type="string">
            <text:p>dr7.237, ms4V_1867, sc14, sya7.288, vri90.395</text:p>
          </table:table-cell>
          <table:table-cell office:value-type="string" calcext:value-type="string">
            <text:p>Tatrime bhūtā—timitimiṅgalo → timirapiṅgalo (bj); timitimiṅgalo mahātimiṅgalo (sya-all, km)</text:p>
          </table:table-cell>
        </table:table-row>
        <table:table-row table:style-name="ro1">
          <table:table-cell office:value-type="string" calcext:value-type="string">
            <text:p>pli-tv-kd19:1.3.25</text:p>
          </table:table-cell>
          <table:table-cell office:value-type="string" calcext:value-type="string">
            <text:p>Yampi, bhikkhave, mahāsamuddo mahataṃ bhūtānaṃ āvāso, tatrime bhūtā—timi, timiṅgalo, timitimiṅgalo, asurā, nāgā, gandhabbā; santi mahāsamudde, yojanasatikāpi attabhāvā …pe… pañcayojanasatikāpi attabhāv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3.26</text:p>
          </table:table-cell>
          <table:table-cell office:value-type="string" calcext:value-type="string">
            <text:p>ayaṃ, bhikkhave, mahāsamudde aṭṭhamo acchariyo abbhuto dhammo, yaṃ disvā disvā asurā mahāsamudde abhiram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3.27</text:p>
          </table:table-cell>
          <table:table-cell office:value-type="string" calcext:value-type="string">
            <text:p>Ime kho, bhikkhave, mahāsamudde aṭṭha acchariyā abbhutā dhammā, ye disvā disvā asurā mahāsamudde abhiram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4.0</text:p>
          </table:table-cell>
          <table:table-cell office:value-type="string" calcext:value-type="string">
            <text:p>3. Imasmiṃdhammavinayeaṭṭhacchariya</text:p>
          </table:table-cell>
          <table:table-cell office:value-type="string" calcext:value-type="string">
            <text:p>The eight amazing qualities on this spiritual path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9:1.4.1</text:p>
          </table:table-cell>
          <table:table-cell office:value-type="string" calcext:value-type="string">
            <text:p>Evameva kho, bhikkhave, imasmiṃ dhammavinaye aṭṭha acchariyā abbhutā dhammā, ye disvā disvā bhikkhū imasmiṃ dhammavinaye abhiramanti.</text:p>
          </table:table-cell>
          <table:table-cell office:value-type="string" calcext:value-type="string">
            <text:p>“Just so, the monks delight in this spiritual path when they see these eight amazing qualities in it: </text:p>
          </table:table-cell>
          <table:table-cell office:value-type="string" calcext:value-type="string">
            <text:p/>
          </table:table-cell>
          <table:table-cell office:value-type="string" calcext:value-type="string">
            <text:p>&lt;p&gt;{}</text:p>
          </table:table-cell>
          <table:table-cell office:value-type="string" calcext:value-type="string">
            <text:p>ms4V_1868, msdiv385, pts-cs1.4, sc15</text:p>
          </table:table-cell>
          <table:table-cell/>
        </table:table-row>
        <table:table-row table:style-name="ro1">
          <table:table-cell office:value-type="string" calcext:value-type="string">
            <text:p>pli-tv-kd19:1.4.2</text:p>
          </table:table-cell>
          <table:table-cell office:value-type="string" calcext:value-type="string">
            <text:p>Katame aṭṭh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4.3</text:p>
          </table:table-cell>
          <table:table-cell office:value-type="string" calcext:value-type="string">
            <text:p>Seyyathāpi, bhikkhave, mahāsamuddo anupubbaninno anupubbapoṇo anupubbapabbhāro na āyatakeneva papāto;</text:p>
          </table:table-cell>
          <table:table-cell office:value-type="string" calcext:value-type="string">
            <text:p>Just as the ocean slopes and inclines gradually, and does not drop off all at once, </text:p>
          </table:table-cell>
          <table:table-cell office:value-type="string" calcext:value-type="string">
            <text:p/>
          </table:table-cell>
          <table:table-cell office:value-type="string" calcext:value-type="string">
            <text:p>&lt;p&gt;{}</text:p>
          </table:table-cell>
          <table:table-cell office:value-type="string" calcext:value-type="string">
            <text:p>cck7.265, ms4V_1869, sc16</text:p>
          </table:table-cell>
          <table:table-cell/>
        </table:table-row>
        <table:table-row table:style-name="ro1">
          <table:table-cell office:value-type="string" calcext:value-type="string">
            <text:p>pli-tv-kd19:1.4.4</text:p>
          </table:table-cell>
          <table:table-cell office:value-type="string" calcext:value-type="string">
            <text:p>evameva kho, bhikkhave, imasmiṃ dhammavinaye anupubbasikkhā anupubbakiriyā anupubbapaṭipadā na āyatakeneva aññāpaṭivedho.</text:p>
          </table:table-cell>
          <table:table-cell office:value-type="string" calcext:value-type="string">
            <text:p>so too, on this spiritual path, the training is gradual, the practice is gradual, and penetration to perfect insight does not happen all at once. </text:p>
          </table:table-cell>
          <table:table-cell office:value-type="string" calcext:value-type="string">
            <text:p/>
          </table:table-cell>
          <table:table-cell office:value-type="string" calcext:value-type="string">
            <text:p>{}</text:p>
          </table:table-cell>
          <table:table-cell office:value-type="string" calcext:value-type="string">
            <text:p>pts-vp-en5.334</text:p>
          </table:table-cell>
          <table:table-cell/>
        </table:table-row>
        <table:table-row table:style-name="ro1">
          <table:table-cell office:value-type="string" calcext:value-type="string">
            <text:p>pli-tv-kd19:1.4.5</text:p>
          </table:table-cell>
          <table:table-cell office:value-type="string" calcext:value-type="string">
            <text:p>Yampi, bhikkhave, imasmiṃ dhammavinaye anupubbasikkhā anupubbakiriyā anupubbapaṭipadā na āyatakeneva aññāpaṭivedh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4.6</text:p>
          </table:table-cell>
          <table:table-cell office:value-type="string" calcext:value-type="string">
            <text:p>ayaṃ, bhikkhave, imasmiṃ dhammavinaye paṭhamo acchariyo abbhuto dhammo, yaṃ disvā disvā bhikkhū imasmiṃ dhammavinaye abhiram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4.7</text:p>
          </table:table-cell>
          <table:table-cell office:value-type="string" calcext:value-type="string">
            <text:p>Seyyathāpi, bhikkhave, mahāsamuddo ṭhitadhammo velaṃ nātivattati;</text:p>
          </table:table-cell>
          <table:table-cell office:value-type="string" calcext:value-type="string">
            <text:p>Just as the ocean is steady and does not go beyond the shoreline, </text:p>
          </table:table-cell>
          <table:table-cell office:value-type="string" calcext:value-type="string">
            <text:p/>
          </table:table-cell>
          <table:table-cell office:value-type="string" calcext:value-type="string">
            <text:p>&lt;p&gt;{}</text:p>
          </table:table-cell>
          <table:table-cell office:value-type="string" calcext:value-type="string">
            <text:p>csp1ed4.422, csp2ed4.422, dr7.238, ms4V_1870, ndp4.356, sc17, sya7.289</text:p>
          </table:table-cell>
          <table:table-cell/>
        </table:table-row>
        <table:table-row table:style-name="ro1">
          <table:table-cell office:value-type="string" calcext:value-type="string">
            <text:p>pli-tv-kd19:1.4.8</text:p>
          </table:table-cell>
          <table:table-cell office:value-type="string" calcext:value-type="string">
            <text:p>evameva kho, bhikkhave, yaṃ mayā mama sāvakānaṃ sikkhāpadaṃ paññattaṃ, taṃ mama sāvakā jīvitahetupi nātikkamanti.</text:p>
          </table:table-cell>
          <table:table-cell office:value-type="string" calcext:value-type="string">
            <text:p>so too, on this spiritual path, my disciples don’t transgress the training rules I have laid down, even for the sake of l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4.9</text:p>
          </table:table-cell>
          <table:table-cell office:value-type="string" calcext:value-type="string">
            <text:p>Yampi, bhikkhave, mayā mama sāvakānaṃ sikkhāpadaṃ paññattaṃ, taṃ mama sāvakā jīvitahetupi nātikkam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4.10</text:p>
          </table:table-cell>
          <table:table-cell office:value-type="string" calcext:value-type="string">
            <text:p>ayaṃ, bhikkhave, imasmiṃ dhammavinaye dutiyo acchariyo abbhuto dhammo, yaṃ disvā disvā bhikkhū imasmiṃ dhammavinaye abhiram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4.11</text:p>
          </table:table-cell>
          <table:table-cell office:value-type="string" calcext:value-type="string">
            <text:p>Seyyathāpi, bhikkhave, mahāsamuddo na matena kuṇapena saṃvasati, yaṃ hoti mahāsamudde mataṃ kuṇapaṃ taṃ khippameva tīraṃ vāheti, thalaṃ ussāreti;</text:p>
          </table:table-cell>
          <table:table-cell office:value-type="string" calcext:value-type="string">
            <text:p>Just as the ocean does not tolerate dead bodies, but quickly carries them to the shore and discards them on dry land, </text:p>
          </table:table-cell>
          <table:table-cell office:value-type="string" calcext:value-type="string">
            <text:p/>
          </table:table-cell>
          <table:table-cell office:value-type="string" calcext:value-type="string">
            <text:p>&lt;p&gt;{}</text:p>
          </table:table-cell>
          <table:table-cell office:value-type="string" calcext:value-type="string">
            <text:p>bj5.432, cck7.266, ms4V_1871, pts-vp-pli2.239, sc18, sya7.290, vri90.396</text:p>
          </table:table-cell>
          <table:table-cell/>
        </table:table-row>
        <table:table-row table:style-name="ro1">
          <table:table-cell office:value-type="string" calcext:value-type="string">
            <text:p>pli-tv-kd19:1.4.12</text:p>
          </table:table-cell>
          <table:table-cell office:value-type="string" calcext:value-type="string">
            <text:p>evameva kho, bhikkhave, yo so puggalo dussīlo pāpadhammo asucisaṅkassarasamācāro paṭicchannakammanto assamaṇo samaṇapaṭiñño abrahmacārī brahmacāripaṭiñño antopūti avassuto kasambujāto, na tena saṃgho saṃvasati, khippameva naṃ sannipatitvā ukkhipati, kiñcāpi kho so hoti majjhe bhikkhusaṃghassa nisinno. Atha kho so ārakāva saṃghamhā, saṃgho ca tena.</text:p>
          </table:table-cell>
          <table:table-cell office:value-type="string" calcext:value-type="string">
            <text:p>so too, the Sangha of monks does not associate with anyone who is immoral—someone with bad qualities, impure and dubious in conduct, hiding his actions, not an ascetic while claiming to be one, not abstaining from sexuality while claiming to do so, rotten inside, lustful, defiled. When the Sangha has assembled, they quickly eject him. Even if he is seated in the midst of the Sangha, he is far from the Sangha and the Sangha is far from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4.13</text:p>
          </table:table-cell>
          <table:table-cell office:value-type="string" calcext:value-type="string">
            <text:p>Yampi, bhikkhave, yo so puggalo dussīlo pāpadhammo asucisaṅkassarasamācāro paṭicchannakammanto assamaṇo samaṇapaṭiñño abrahmacārī brahmacāripaṭiñño antopūti avassuto kasambujāto, na tena saṃgho saṃvasati, khippameva naṃ sannipatitvā ukkhipati, kiñcāpi kho so hoti majjhe bhikkhusaṃghassa nisinno, atha kho so ārakāva saṃghamhā, saṃgho ca tena—</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4.14</text:p>
          </table:table-cell>
          <table:table-cell office:value-type="string" calcext:value-type="string">
            <text:p>ayaṃ, bhikkhave, imasmiṃ dhammavinaye tatiyo acchariyo abbhuto dhammo, yaṃ disvā disvā bhikkhū imasmiṃ dhammavinaye abhiram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4.15</text:p>
          </table:table-cell>
          <table:table-cell office:value-type="string" calcext:value-type="string">
            <text:p>Seyyathāpi, bhikkhave, yā kāci mahānadiyo, seyyathidaṃ—gaṅgā, yamunā, aciravatī, sarabhū, mahī, tā mahāsamuddaṃ pattā jahanti purimāni nāmagottāni, mahāsamuddotveva saṅkhaṃ gacchanti;</text:p>
          </table:table-cell>
          <table:table-cell office:value-type="string" calcext:value-type="string">
            <text:p>Just as when the great rivers—the Ganges, the Yamunā, the Aciravatī, the Sarabhū, or the Mahī—reach the ocean, they lose their former names and become known simply as the ocean, </text:p>
          </table:table-cell>
          <table:table-cell office:value-type="string" calcext:value-type="string">
            <text:p/>
          </table:table-cell>
          <table:table-cell office:value-type="string" calcext:value-type="string">
            <text:p>&lt;p&gt;{}</text:p>
          </table:table-cell>
          <table:table-cell office:value-type="string" calcext:value-type="string">
            <text:p>dr7.239, ms4V_1872, sc19</text:p>
          </table:table-cell>
          <table:table-cell/>
        </table:table-row>
        <table:table-row table:style-name="ro1">
          <table:table-cell office:value-type="string" calcext:value-type="string">
            <text:p>pli-tv-kd19:1.4.16</text:p>
          </table:table-cell>
          <table:table-cell office:value-type="string" calcext:value-type="string">
            <text:p>evameva kho, bhikkhave, cattārome vaṇṇā—khattiyā, brāhmaṇā, vessā, suddā. Te tathāgatappavedite dhammavinaye agārasmā anagāriyaṃ pabbajitvā jahanti purimāni nāmagottāni, samaṇā sakyaputtiyātveva saṅkhaṃ gacchanti.</text:p>
          </table:table-cell>
          <table:table-cell office:value-type="string" calcext:value-type="string">
            <text:p>so too, when anyone who goes forth on this spiritual path made known by the Buddha—whether aristocrats, brahmins, merchants, or workers—they lose their former name and class and become known simply as Sakyans ascetics. </text:p>
          </table:table-cell>
          <table:table-cell office:value-type="string" calcext:value-type="string">
            <text:p/>
          </table:table-cell>
          <table:table-cell office:value-type="string" calcext:value-type="string">
            <text:p>{}</text:p>
          </table:table-cell>
          <table:table-cell/>
          <table:table-cell office:value-type="string" calcext:value-type="string">
            <text:p>pabbajitvā → pabbajitā (bj)</text:p>
          </table:table-cell>
        </table:table-row>
        <table:table-row table:style-name="ro1">
          <table:table-cell office:value-type="string" calcext:value-type="string">
            <text:p>pli-tv-kd19:1.4.17</text:p>
          </table:table-cell>
          <table:table-cell office:value-type="string" calcext:value-type="string">
            <text:p>Yampi, bhikkhave, cattārome vaṇṇā khattiyā brāhmaṇā vessā suddā, te tathāgatappavedite dhammavinaye agārasmā anagāriyaṃ pabbajitvā jahanti purimāni nāmagottāni, samaṇā sakyaputtiyātveva saṅkhaṃ gacch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4.18</text:p>
          </table:table-cell>
          <table:table-cell office:value-type="string" calcext:value-type="string">
            <text:p>ayaṃ, bhikkhave, imasmiṃ dhammavinaye catuttho acchariyo abbhuto dhammo, yaṃ disvā disvā bhikkhū imasmiṃ dhammavinaye abhiram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4.19</text:p>
          </table:table-cell>
          <table:table-cell office:value-type="string" calcext:value-type="string">
            <text:p>Seyyathāpi, bhikkhave, yā ca loke savantiyo mahāsamuddaṃ appenti, yā ca antalikkhā dhārā papatanti, na tena mahāsamuddassa ūnattaṃ vā pūrattaṃ vā paññāyati;</text:p>
          </table:table-cell>
          <table:table-cell office:value-type="string" calcext:value-type="string">
            <text:p>Just as the ocean does not decrease or fill up because of all the rivers in the world that flow into it or the rain that falls into it, </text:p>
          </table:table-cell>
          <table:table-cell office:value-type="string" calcext:value-type="string">
            <text:p/>
          </table:table-cell>
          <table:table-cell office:value-type="string" calcext:value-type="string">
            <text:p>&lt;p&gt;{}</text:p>
          </table:table-cell>
          <table:table-cell office:value-type="string" calcext:value-type="string">
            <text:p>cck7.267, csp1ed4.423, csp2ed4.423, ms4V_1873, pts-vp-en5.335, sc20, sya7.291</text:p>
          </table:table-cell>
          <table:table-cell/>
        </table:table-row>
        <table:table-row table:style-name="ro1">
          <table:table-cell office:value-type="string" calcext:value-type="string">
            <text:p>pli-tv-kd19:1.4.20</text:p>
          </table:table-cell>
          <table:table-cell office:value-type="string" calcext:value-type="string">
            <text:p>evameva kho, bhikkhave, bahū cepi bhikkhū anupādisesāya nibbānadhātuyā parinibbāyanti, na tena nibbānadhātuyā ūnattaṃ vā pūrattaṃ vā paññāyati.</text:p>
          </table:table-cell>
          <table:table-cell office:value-type="string" calcext:value-type="string">
            <text:p>so too, even if many monks are extinguished without remainder, there is no decrease or filling up of the element of extinguishm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4.21</text:p>
          </table:table-cell>
          <table:table-cell office:value-type="string" calcext:value-type="string">
            <text:p>Yampi, bhikkhave, bahū cepi bhikkhū anupādisesāya nibbānadhātuyā parinibbāyanti, na tena nibbānadhātuyā ūnattaṃ vā pūrattaṃ vā paññāya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4.22</text:p>
          </table:table-cell>
          <table:table-cell office:value-type="string" calcext:value-type="string">
            <text:p>ayaṃ, bhikkhave, imasmiṃ dhammavinaye pañcamo acchariyo abbhuto dhammo yaṃ disvā disvā bhikkhū imasmiṃ dhammavinaye abhiram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4.23</text:p>
          </table:table-cell>
          <table:table-cell office:value-type="string" calcext:value-type="string">
            <text:p>Seyyathāpi, bhikkhave, mahāsamuddo ekaraso loṇaraso;</text:p>
          </table:table-cell>
          <table:table-cell office:value-type="string" calcext:value-type="string">
            <text:p>Just as the ocean has only one taste, the taste of salt, </text:p>
          </table:table-cell>
          <table:table-cell office:value-type="string" calcext:value-type="string">
            <text:p/>
          </table:table-cell>
          <table:table-cell office:value-type="string" calcext:value-type="string">
            <text:p>&lt;p&gt;{}</text:p>
          </table:table-cell>
          <table:table-cell office:value-type="string" calcext:value-type="string">
            <text:p>ms4V_1874, ndp4.357, sc21</text:p>
          </table:table-cell>
          <table:table-cell/>
        </table:table-row>
        <table:table-row table:style-name="ro1">
          <table:table-cell office:value-type="string" calcext:value-type="string">
            <text:p>pli-tv-kd19:1.4.24</text:p>
          </table:table-cell>
          <table:table-cell office:value-type="string" calcext:value-type="string">
            <text:p>evameva kho, bhikkhave, ayaṃ dhammavinayo ekaraso vimuttiraso.</text:p>
          </table:table-cell>
          <table:table-cell office:value-type="string" calcext:value-type="string">
            <text:p>so too, this spiritual path has only one taste, the taste of freed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4.25</text:p>
          </table:table-cell>
          <table:table-cell office:value-type="string" calcext:value-type="string">
            <text:p>Yampi, bhikkhave, ayaṃ dhammavinayo ekaraso vimuttiras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4.26</text:p>
          </table:table-cell>
          <table:table-cell office:value-type="string" calcext:value-type="string">
            <text:p>ayaṃ, bhikkhave, imasmiṃ dhammavinaye chaṭṭho acchariyo abbhuto dhammo, yaṃ disvā disvā bhikkhū imasmiṃ dhammavinaye abhiram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4.27</text:p>
          </table:table-cell>
          <table:table-cell office:value-type="string" calcext:value-type="string">
            <text:p>Seyyathāpi, bhikkhave, mahāsamuddo bahuratano anekaratano, tatrimāni ratanāni, seyyathidaṃ—muttā, maṇi, veḷuriyo, saṅkho, silā, pavāḷaṃ, rajataṃ, jātarūpaṃ, lohitako, masāragallaṃ;</text:p>
          </table:table-cell>
          <table:table-cell office:value-type="string" calcext:value-type="string">
            <text:p>Just as the ocean contains many precious things—pearls, gems, beryls, mother-of-pearls, quartz, corals, silver, gold, rubies, and cat’s eyes—</text:p>
          </table:table-cell>
          <table:table-cell office:value-type="string" calcext:value-type="string">
            <text:p/>
          </table:table-cell>
          <table:table-cell office:value-type="string" calcext:value-type="string">
            <text:p>&lt;p&gt;{}</text:p>
          </table:table-cell>
          <table:table-cell office:value-type="string" calcext:value-type="string">
            <text:p>dr7.240, ms4V_1875, sc22, vri90.397</text:p>
          </table:table-cell>
          <table:table-cell/>
        </table:table-row>
        <table:table-row table:style-name="ro1">
          <table:table-cell office:value-type="string" calcext:value-type="string">
            <text:p>pli-tv-kd19:1.4.28</text:p>
          </table:table-cell>
          <table:table-cell office:value-type="string" calcext:value-type="string">
            <text:p>evameva kho, bhikkhave, ayaṃ dhammavinayo bahuratano anekaratano. Tatrimāni ratanāni, seyyathidaṃ—cattāro satipaṭṭhānā, cattāro sammappadhānā, cattāro iddhipādā, pañcindriyāni, pañca balāni, satta bojjhaṅgā, ariyo aṭṭhaṅgiko maggo.</text:p>
          </table:table-cell>
          <table:table-cell office:value-type="string" calcext:value-type="string">
            <text:p>so too, this spiritual path contains many precious things—the four applications of mindfulness, the four right efforts, the four foundations for supernormal power, the five spiritual faculties, the five spiritual powers, the seven factors of awakening, and the noble eightfold path. </text:p>
          </table:table-cell>
          <table:table-cell office:value-type="string" calcext:value-type="string">
            <text:p/>
          </table:table-cell>
          <table:table-cell office:value-type="string" calcext:value-type="string">
            <text:p>{}</text:p>
          </table:table-cell>
          <table:table-cell office:value-type="string" calcext:value-type="string">
            <text:p>pts-vp-pli2.240</text:p>
          </table:table-cell>
          <table:table-cell/>
        </table:table-row>
        <table:table-row table:style-name="ro1">
          <table:table-cell office:value-type="string" calcext:value-type="string">
            <text:p>pli-tv-kd19:1.4.29</text:p>
          </table:table-cell>
          <table:table-cell office:value-type="string" calcext:value-type="string">
            <text:p>Yampi, bhikkhave, ayaṃ dhammavinayo bahuratano anekaratano, tatrimāni ratanāni, seyyathidaṃ—cattāro satipaṭṭhānā …pe… ariyo aṭṭhaṅgiko magg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4.30</text:p>
          </table:table-cell>
          <table:table-cell office:value-type="string" calcext:value-type="string">
            <text:p>ayaṃ, bhikkhave, imasmiṃ dhammavinaye sattamo acchariyo abbhuto dhammo, yaṃ disvā disvā bhikkhū imasmiṃ dhammavinaye abhiram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4.31</text:p>
          </table:table-cell>
          <table:table-cell office:value-type="string" calcext:value-type="string">
            <text:p>Seyyathāpi, bhikkhave, mahāsamuddo mahataṃ bhūtānaṃ āvāso, tatrime bhūtā—timi, timiṅgalo, timitimiṅgalo, asurā, nāgā, gandhabbā, santi mahāsamudde yojanasatikāpi attabhāvā, dviyojanasatikāpi attabhāvā, tiyojanasatikāpi attabhāvā, catuyojanasatikāpi attabhāvā, pañcayojanasatikāpi attabhāvā;</text:p>
          </table:table-cell>
          <table:table-cell office:value-type="string" calcext:value-type="string">
            <text:p>Just as there are great beings in the ocean—sea-monsters, antigods, dragons, and divinities; creatures with bodies one thousand kilometers long, two thousand, three thousand, four thousand, and five thousand kilometers long—</text:p>
          </table:table-cell>
          <table:table-cell office:value-type="string" calcext:value-type="string">
            <text:p/>
          </table:table-cell>
          <table:table-cell office:value-type="string" calcext:value-type="string">
            <text:p>&lt;p&gt;{}</text:p>
          </table:table-cell>
          <table:table-cell office:value-type="string" calcext:value-type="string">
            <text:p>bj5.434, cck7.268, csp1ed4.424, csp2ed4.424, ms4V_1876, sc23, sya7.292</text:p>
          </table:table-cell>
          <table:table-cell/>
        </table:table-row>
        <table:table-row table:style-name="ro1">
          <table:table-cell office:value-type="string" calcext:value-type="string">
            <text:p>pli-tv-kd19:1.4.32</text:p>
          </table:table-cell>
          <table:table-cell office:value-type="string" calcext:value-type="string">
            <text:p>evameva kho, bhikkhave, ayaṃ dhammavinayo mahataṃ bhūtānaṃ āvāso. Tatrime bhūtā—sotāpanno, sotāpattiphalasacchikiriyāya paṭipanno; sakadāgāmī, sakadāgāmiphalasacchikiriyāya paṭipanno; anāgāmī, anāgāmiphalasacchikiriyāya paṭipanno; arahā, arahattaphalasacchikiriyāya paṭipanno.</text:p>
          </table:table-cell>
          <table:table-cell office:value-type="string" calcext:value-type="string">
            <text:p>so too, there are great beings on this spiritual path—stream-enterers, those practicing for the realization of the fruit of stream-entry; once-returners, those practicing for the realization of the fruit of once-returning; non-returners, those practicing for the realization of the fruit of non-returning; perfected ones, and those practicing for the realization of the fruit of perfec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4.33</text:p>
          </table:table-cell>
          <table:table-cell office:value-type="string" calcext:value-type="string">
            <text:p>Yampi, bhikkhave, ayaṃ dhammavinayo mahataṃ bhūtānaṃ āvāso, tatrime bhūtā—sotāpanno, sotāpattiphalasacchikiriyāya paṭipanno …pe… arahā, arahattaphalasacchikiriyāya paṭipann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4.34</text:p>
          </table:table-cell>
          <table:table-cell office:value-type="string" calcext:value-type="string">
            <text:p>ayaṃ, bhikkhave, imasmiṃ dhammavinaye aṭṭhamo acchariyo abbhuto dhammo, yaṃ disvā disvā bhikkhū imasmiṃ dhammavinaye abhiram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1.4.35</text:p>
          </table:table-cell>
          <table:table-cell office:value-type="string" calcext:value-type="string">
            <text:p>Ime kho, bhikkhave, imasmiṃ dhammavinaye aṭṭha acchariyā abbhutā dhammā, ye disvā disvā bhikkhū imasmiṃ dhammavinaye abhiramantī”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1.4.36</text:p>
          </table:table-cell>
          <table:table-cell office:value-type="string" calcext:value-type="string">
            <text:p>Atha kho bhagavā etamatthaṃ viditvā tāyaṃ velāyaṃ imaṃ udānaṃ udānesi—</text:p>
          </table:table-cell>
          <table:table-cell office:value-type="string" calcext:value-type="string">
            <text:p>Seeing the significance of this, on that occasion the Buddha exclaimed this inspired utterance: </text:p>
          </table:table-cell>
          <table:table-cell office:value-type="string" calcext:value-type="string">
            <text:p/>
          </table:table-cell>
          <table:table-cell office:value-type="string" calcext:value-type="string">
            <text:p>&lt;p&gt;{}&lt;/p&gt;</text:p>
          </table:table-cell>
          <table:table-cell office:value-type="string" calcext:value-type="string">
            <text:p>ms4V_1877, pts-vp-en5.336, sc24</text:p>
          </table:table-cell>
          <table:table-cell/>
        </table:table-row>
        <table:table-row table:style-name="ro1">
          <table:table-cell office:value-type="string" calcext:value-type="string">
            <text:p>pli-tv-kd19:1.4.37</text:p>
          </table:table-cell>
          <table:table-cell office:value-type="string" calcext:value-type="string">
            <text:p>“Channamativassati,</text:p>
          </table:table-cell>
          <table:table-cell office:value-type="string" calcext:value-type="string">
            <text:p>“It rains on what’s concealed, </text:p>
          </table:table-cell>
          <table:table-cell office:value-type="string" calcext:value-type="string">
            <text:p>Parallel to [Ud. 45]().</text:p>
          </table:table-cell>
          <table:table-cell office:value-type="string" calcext:value-type="string">
            <text:p>&lt;blockquote class='gatha'&gt;&lt;p&gt;{}&lt;br&gt;</text:p>
          </table:table-cell>
          <table:table-cell office:value-type="string" calcext:value-type="string">
            <text:p>ms4V_1878, sc25</text:p>
          </table:table-cell>
          <table:table-cell office:value-type="string" calcext:value-type="string">
            <text:p>Channamativassati → suchannamativassati (mr)</text:p>
          </table:table-cell>
        </table:table-row>
        <table:table-row table:style-name="ro1">
          <table:table-cell office:value-type="string" calcext:value-type="string">
            <text:p>pli-tv-kd19:1.4.38</text:p>
          </table:table-cell>
          <table:table-cell office:value-type="string" calcext:value-type="string">
            <text:p>vivaṭaṃ nātivassati;</text:p>
          </table:table-cell>
          <table:table-cell office:value-type="string" calcext:value-type="string">
            <text:p>Not on what’s reveal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1.4.39</text:p>
          </table:table-cell>
          <table:table-cell office:value-type="string" calcext:value-type="string">
            <text:p>Tasmā channaṃ vivaretha,</text:p>
          </table:table-cell>
          <table:table-cell office:value-type="string" calcext:value-type="string">
            <text:p>Therefore, reveal the conceal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1.4.40</text:p>
          </table:table-cell>
          <table:table-cell office:value-type="string" calcext:value-type="string">
            <text:p>evaṃ taṃ nātivassatī”ti.</text:p>
          </table:table-cell>
          <table:table-cell office:value-type="string" calcext:value-type="string">
            <text:p>And it will not be rained upon.”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kd19:2.1.0</text:p>
          </table:table-cell>
          <table:table-cell office:value-type="string" calcext:value-type="string">
            <text:p>4. Pātimokkhasavanāraha</text:p>
          </table:table-cell>
          <table:table-cell office:value-type="string" calcext:value-type="string">
            <text:p>One deserving to hear the Monastic Code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9:2.1.1</text:p>
          </table:table-cell>
          <table:table-cell office:value-type="string" calcext:value-type="string">
            <text:p>Atha kho bhagavā bhikkhū āmantesi—</text:p>
          </table:table-cell>
          <table:table-cell office:value-type="string" calcext:value-type="string">
            <text:p>And the Buddha addressed the monks: </text:p>
          </table:table-cell>
          <table:table-cell office:value-type="string" calcext:value-type="string">
            <text:p/>
          </table:table-cell>
          <table:table-cell office:value-type="string" calcext:value-type="string">
            <text:p>&lt;p&gt;{}&lt;/p&gt;</text:p>
          </table:table-cell>
          <table:table-cell office:value-type="string" calcext:value-type="string">
            <text:p>cck7.269, dr7.241, ms4V_1879, msdiv386, ndp4.358, pts-cs2.1, sc26, sya7.293, vri90.398</text:p>
          </table:table-cell>
          <table:table-cell/>
        </table:table-row>
        <table:table-row table:style-name="ro1">
          <table:table-cell office:value-type="string" calcext:value-type="string">
            <text:p>pli-tv-kd19:2.1.2</text:p>
          </table:table-cell>
          <table:table-cell office:value-type="string" calcext:value-type="string">
            <text:p>“nadānāhaṃ, bhikkhave, ito paraṃ uposathaṃ karissāmi, pātimokkhaṃ uddisissāmi.</text:p>
          </table:table-cell>
          <table:table-cell office:value-type="string" calcext:value-type="string">
            <text:p>“From now on I won’t do the observance-day procedure or recite the Monastic Cod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2.1.3</text:p>
          </table:table-cell>
          <table:table-cell office:value-type="string" calcext:value-type="string">
            <text:p>Tumhevadāni, bhikkhave, ito paraṃ uposathaṃ kareyyātha, pātimokkhaṃ uddiseyyātha.</text:p>
          </table:table-cell>
          <table:table-cell office:value-type="string" calcext:value-type="string">
            <text:p>You will be doing it instea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2.1.4</text:p>
          </table:table-cell>
          <table:table-cell office:value-type="string" calcext:value-type="string">
            <text:p>Aṭṭhānametaṃ, bhikkhave, anavakāso yaṃ tathāgato aparisuddhāya parisāya uposathaṃ kareyya, pātimokkhaṃ uddiseyya.</text:p>
          </table:table-cell>
          <table:table-cell office:value-type="string" calcext:value-type="string">
            <text:p>It’s impossible for the Buddha to do the observance-day procedure and recite the Monastic Code in an impure gathering.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9:2.1.5</text:p>
          </table:table-cell>
          <table:table-cell office:value-type="string" calcext:value-type="string">
            <text:p>Na ca, bhikkhave, sāpattikena pātimokkhaṃ sotabbaṃ.</text:p>
          </table:table-cell>
          <table:table-cell office:value-type="string" calcext:value-type="string">
            <text:p>And, monks, you should not listen to the Monastic Code if you have an unconfessed offense. </text:p>
          </table:table-cell>
          <table:table-cell office:value-type="string" calcext:value-type="string">
            <text:p/>
          </table:table-cell>
          <table:table-cell office:value-type="string" calcext:value-type="string">
            <text:p>&lt;p class='rule'&gt;{}</text:p>
          </table:table-cell>
          <table:table-cell office:value-type="string" calcext:value-type="string">
            <text:p/>
          </table:table-cell>
          <table:table-cell office:value-type="string" calcext:value-type="string">
            <text:p>Na ca, bhikkhave → na ca bhikkhave bhikkhunā (sya-all, km)</text:p>
          </table:table-cell>
        </table:table-row>
        <table:table-row table:style-name="ro1">
          <table:table-cell office:value-type="string" calcext:value-type="string">
            <text:p>pli-tv-kd19:2.1.6</text:p>
          </table:table-cell>
          <table:table-cell office:value-type="string" calcext:value-type="string">
            <text:p>Yo suṇ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2.1.7</text:p>
          </table:table-cell>
          <table:table-cell office:value-type="string" calcext:value-type="string">
            <text:p>Anujānāmi, bhikkhave, yo sāpattiko pātimokkhaṃ suṇāti, tassa pātimokkhaṃ ṭhapetuṃ.</text:p>
          </table:table-cell>
          <table:table-cell office:value-type="string" calcext:value-type="string">
            <text:p>If anyone who has an unconfessed offense listens to the Monastic Code, I allow you to cancel his hearing of the Monastic Cod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9:2.1.8</text:p>
          </table:table-cell>
          <table:table-cell office:value-type="string" calcext:value-type="string">
            <text:p>Evañca pana, bhikkhave, ṭhapetabbaṃ.</text:p>
          </table:table-cell>
          <table:table-cell office:value-type="string" calcext:value-type="string">
            <text:p>And it’s to be done in this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2.1.9</text:p>
          </table:table-cell>
          <table:table-cell office:value-type="string" calcext:value-type="string">
            <text:p>Tadahuposathe cātuddase vā pannarase vā tasmiṃ puggale sammukhībhūte saṃghamajjhe udāharitabbaṃ—</text:p>
          </table:table-cell>
          <table:table-cell office:value-type="string" calcext:value-type="string">
            <text:p>On the observance day, whether the fourteenth or the fifteenth, in the midst of the Sangha and in the presence of that person, you should announce: </text:p>
          </table:table-cell>
          <table:table-cell office:value-type="string" calcext:value-type="string">
            <text:p/>
          </table:table-cell>
          <table:table-cell office:value-type="string" calcext:value-type="string">
            <text:p>{}&lt;/p&gt;</text:p>
          </table:table-cell>
          <table:table-cell office:value-type="string" calcext:value-type="string">
            <text:p>pts-vp-pli2.241</text:p>
          </table:table-cell>
          <table:table-cell/>
        </table:table-row>
        <table:table-row table:style-name="ro1">
          <table:table-cell office:value-type="string" calcext:value-type="string">
            <text:p>pli-tv-kd19:2.1.10</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1880, sc27</text:p>
          </table:table-cell>
          <table:table-cell/>
        </table:table-row>
        <table:table-row table:style-name="ro1">
          <table:table-cell office:value-type="string" calcext:value-type="string">
            <text:p>pli-tv-kd19:2.1.11</text:p>
          </table:table-cell>
          <table:table-cell office:value-type="string" calcext:value-type="string">
            <text:p>Itthannāmo puggalo sāpattiko, tassa pātimokkhaṃ ṭhapemi, na tasmiṃ sammukhībhūte pātimokkhaṃ uddisitabban’ti ṭhapitaṃ hoti pātimokkhan”ti.</text:p>
          </table:table-cell>
          <table:table-cell office:value-type="string" calcext:value-type="string">
            <text:p>The person so-and-so has an unconfessed offense. I cancel his hearing of the Monastic Code. The Monastic Code should not be recited in his presence.’ Then the Monastic Code is canceled for him.”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9:3.1.1</text:p>
          </table:table-cell>
          <table:table-cell office:value-type="string" calcext:value-type="string">
            <text:p>Tena kho pana samayena chabbaggiyā bhikkhū—</text:p>
          </table:table-cell>
          <table:table-cell office:value-type="string" calcext:value-type="string">
            <text:p>Soon afterwards, </text:p>
          </table:table-cell>
          <table:table-cell office:value-type="string" calcext:value-type="string">
            <text:p/>
          </table:table-cell>
          <table:table-cell office:value-type="string" calcext:value-type="string">
            <text:p>&lt;hr&gt;&lt;p&gt;{}</text:p>
          </table:table-cell>
          <table:table-cell office:value-type="string" calcext:value-type="string">
            <text:p>bj5.436, csp1ed4.425, csp2ed4.425, ms4V_1881, pts-cs3.1, pts-vp-en5.337, sc28, sya7.294</text:p>
          </table:table-cell>
          <table:table-cell/>
        </table:table-row>
        <table:table-row table:style-name="ro1">
          <table:table-cell office:value-type="string" calcext:value-type="string">
            <text:p>pli-tv-kd19:3.1.2</text:p>
          </table:table-cell>
          <table:table-cell office:value-type="string" calcext:value-type="string">
            <text:p>“nāmhe koci jānātī”ti sāpattikāva pātimokkhaṃ suṇanti.</text:p>
          </table:table-cell>
          <table:table-cell office:value-type="string" calcext:value-type="string">
            <text:p>thinking that nobody knew about them, the monks from the group of six listened to the Monastic Code while having unconfessed offens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1.3</text:p>
          </table:table-cell>
          <table:table-cell office:value-type="string" calcext:value-type="string">
            <text:p>Therā bhikkhū paracittaviduno bhikkhūnaṃ ārocenti—</text:p>
          </table:table-cell>
          <table:table-cell office:value-type="string" calcext:value-type="string">
            <text:p>The senior monks who could read the minds of oth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1.4</text:p>
          </table:table-cell>
          <table:table-cell office:value-type="string" calcext:value-type="string">
            <text:p>“itthannāmo ca itthannāmo ca, āvuso, chabbaggiyā bhikkhū—</text:p>
          </table:table-cell>
          <table:table-cell office:value-type="string" calcext:value-type="string">
            <text:p>informed the monks about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1.5</text:p>
          </table:table-cell>
          <table:table-cell office:value-type="string" calcext:value-type="string">
            <text:p>‘nāmhe koci jānātī’ti sāpattikāva pātimokkhaṃ suṇant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1.6</text:p>
          </table:table-cell>
          <table:table-cell office:value-type="string" calcext:value-type="string">
            <text:p>Assosuṃ kho chabbaggiyā bhikkhū—</text:p>
          </table:table-cell>
          <table:table-cell office:value-type="string" calcext:value-type="string">
            <text:p>When they heard about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1.7</text:p>
          </table:table-cell>
          <table:table-cell office:value-type="string" calcext:value-type="string">
            <text:p>“therā kira bhikkhū paracittaviduno amhe bhikkhūnaṃ āroce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1.8</text:p>
          </table:table-cell>
          <table:table-cell office:value-type="string" calcext:value-type="string">
            <text:p>‘itthannāmo ca itthannāmo ca, āvuso, chabbaggiyā bhikkhū—</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1.9</text:p>
          </table:table-cell>
          <table:table-cell office:value-type="string" calcext:value-type="string">
            <text:p>“nāmhe koci jānātī”ti sāpattikāva pātimokkhaṃ suṇantī’”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1.10</text:p>
          </table:table-cell>
          <table:table-cell office:value-type="string" calcext:value-type="string">
            <text:p>Te—</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7.270, dr7.242, ms4V_1882, ndp4.359, sc29</text:p>
          </table:table-cell>
          <table:table-cell/>
        </table:table-row>
        <table:table-row table:style-name="ro1">
          <table:table-cell office:value-type="string" calcext:value-type="string">
            <text:p>pli-tv-kd19:3.1.11</text:p>
          </table:table-cell>
          <table:table-cell office:value-type="string" calcext:value-type="string">
            <text:p>“puramhākaṃ pesalā bhikkhū pātimokkhaṃ ṭhapent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1.12</text:p>
          </table:table-cell>
          <table:table-cell office:value-type="string" calcext:value-type="string">
            <text:p>paṭikacceva suddhānaṃ bhikkhūnaṃ anāpattikānaṃ avatthusmiṃ akāraṇe pātimokkhaṃ ṭhapenti.</text:p>
          </table:table-cell>
          <table:table-cell office:value-type="string" calcext:value-type="string">
            <text:p>the monks from the group of six canceled, without reason, the Monastic Code of the pure monks to preempt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1.13</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1.14</text:p>
          </table:table-cell>
          <table:table-cell office:value-type="string" calcext:value-type="string">
            <text:p>“kathañhi nāma chabbaggiyā bhikkhū suddhānaṃ bhikkhūnaṃ anāpattikānaṃ avatthusmiṃ akāraṇe pātimokkhaṃ ṭhapessantī”ti.</text:p>
          </table:table-cell>
          <table:table-cell office:value-type="string" calcext:value-type="string">
            <text:p>“How can the monks from the group of six cancel the Monastic Code of pure monks without reas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1.15</text:p>
          </table:table-cell>
          <table:table-cell office:value-type="string" calcext:value-type="string">
            <text:p>Atha kho te bhikkhū bhagavato etamatthaṃ ārocesuṃ …pe…</text:p>
          </table:table-cell>
          <table:table-cell office:value-type="string" calcext:value-type="string">
            <text:p>They told the Buddha. Soon afterwards he had the Sangha assembled and question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1.16</text:p>
          </table:table-cell>
          <table:table-cell office:value-type="string" calcext:value-type="string">
            <text:p>“saccaṃ kira, bhikkhave, chabbaggiyā bhikkhū suddhānaṃ bhikkhūnaṃ anāpattikānaṃ avatthusmiṃ akāraṇe pātimokkhaṃ ṭhapentī”ti?</text:p>
          </table:table-cell>
          <table:table-cell office:value-type="string" calcext:value-type="string">
            <text:p>“Is it true, monks, that the monks from the group of six did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1.17</text:p>
          </table:table-cell>
          <table:table-cell office:value-type="string" calcext:value-type="string">
            <text:p>“Saccaṃ,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1.18</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1.19</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1.20</text:p>
          </table:table-cell>
          <table:table-cell office:value-type="string" calcext:value-type="string">
            <text:p>“na, bhikkhave, suddhānaṃ bhikkhūnaṃ anāpattikānaṃ avatthusmiṃ akāraṇe pātimokkhaṃ ṭhapetabbaṃ.</text:p>
          </table:table-cell>
          <table:table-cell office:value-type="string" calcext:value-type="string">
            <text:p>“You should not, without reason, cancel the Monastic Code of pure monks who don’t have any offense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9:3.1.21</text:p>
          </table:table-cell>
          <table:table-cell office:value-type="string" calcext:value-type="string">
            <text:p>Yo ṭhap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2.0</text:p>
          </table:table-cell>
          <table:table-cell office:value-type="string" calcext:value-type="string">
            <text:p>5. Dhammikādhammikapātimokkhaṭṭhapana</text:p>
          </table:table-cell>
          <table:table-cell office:value-type="string" calcext:value-type="string">
            <text:p>Legitimate and illegitimate canceling of the Monastic Code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9:3.2.1</text:p>
          </table:table-cell>
          <table:table-cell office:value-type="string" calcext:value-type="string">
            <text:p>Ekaṃ, bhikkhave, adhammikaṃ pātimokkhaṭṭhapanaṃ, ekaṃ dhammikaṃ pātimokkhaṭṭhapanaṃ;</text:p>
          </table:table-cell>
          <table:table-cell office:value-type="string" calcext:value-type="string">
            <text:p>“One kind of canceling of the Monastic Code is illegitimate, one is legitimate; </text:p>
          </table:table-cell>
          <table:table-cell office:value-type="string" calcext:value-type="string">
            <text:p/>
          </table:table-cell>
          <table:table-cell office:value-type="string" calcext:value-type="string">
            <text:p>&lt;p&gt;{}</text:p>
          </table:table-cell>
          <table:table-cell office:value-type="string" calcext:value-type="string">
            <text:p>bj5.438, ms4V_1883, msdiv387, pts-cs3.2, sc30, sya7.295, vri90.399</text:p>
          </table:table-cell>
          <table:table-cell office:value-type="string" calcext:value-type="string">
            <text:p>pātimokkhaṭṭhapanaṃ → idaṃ padaṃ bj, sya-all potthakesu</text:p>
          </table:table-cell>
        </table:table-row>
        <table:table-row table:style-name="ro1">
          <table:table-cell office:value-type="string" calcext:value-type="string">
            <text:p>pli-tv-kd19:3.2.2</text:p>
          </table:table-cell>
          <table:table-cell office:value-type="string" calcext:value-type="string">
            <text:p>dve adhammikāni pātimokkhaṭṭhapanāni, dve dhammikāni;</text:p>
          </table:table-cell>
          <table:table-cell office:value-type="string" calcext:value-type="string">
            <text:p>two kinds of canceling of the Monastic Code are illegitimate, two are legitim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2.3</text:p>
          </table:table-cell>
          <table:table-cell office:value-type="string" calcext:value-type="string">
            <text:p>tīṇi adhammikāni pātimokkhaṭṭhapanāni, tīṇi dhammikāni;</text:p>
          </table:table-cell>
          <table:table-cell office:value-type="string" calcext:value-type="string">
            <text:p>three kinds of canceling of the Monastic Code are illegitimate, three are legitim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2.4</text:p>
          </table:table-cell>
          <table:table-cell office:value-type="string" calcext:value-type="string">
            <text:p>cattāri adhammikāni pātimokkhaṭṭhapanāni, cattāri dhammikāni;</text:p>
          </table:table-cell>
          <table:table-cell office:value-type="string" calcext:value-type="string">
            <text:p>four kinds of canceling of the Monastic Code are illegitimate, four are legitim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2.5</text:p>
          </table:table-cell>
          <table:table-cell office:value-type="string" calcext:value-type="string">
            <text:p>pañca adhammikāni pātimokkhaṭṭhapanāni, pañca dhammikāni;</text:p>
          </table:table-cell>
          <table:table-cell office:value-type="string" calcext:value-type="string">
            <text:p>five kinds of canceling of the Monastic Code are illegitimate, five are legitim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2.6</text:p>
          </table:table-cell>
          <table:table-cell office:value-type="string" calcext:value-type="string">
            <text:p>cha adhammikāni pātimokkhaṭṭhapanāni, cha dhammikāni;</text:p>
          </table:table-cell>
          <table:table-cell office:value-type="string" calcext:value-type="string">
            <text:p>six kinds of canceling of the Monastic Code are illegitimate, six are legitim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2.7</text:p>
          </table:table-cell>
          <table:table-cell office:value-type="string" calcext:value-type="string">
            <text:p>satta adhammikāni pātimokkhaṭṭhapanāni, satta dhammikāni;</text:p>
          </table:table-cell>
          <table:table-cell office:value-type="string" calcext:value-type="string">
            <text:p>seven kinds of canceling of the Monastic Code are illegitimate, seven are legitim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2.8</text:p>
          </table:table-cell>
          <table:table-cell office:value-type="string" calcext:value-type="string">
            <text:p>aṭṭha adhammikāni pātimokkhaṭṭhapanāni, aṭṭha dhammikāni;</text:p>
          </table:table-cell>
          <table:table-cell office:value-type="string" calcext:value-type="string">
            <text:p>eight kinds of canceling of the Monastic Code are illegitimate, eight are legitim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2.9</text:p>
          </table:table-cell>
          <table:table-cell office:value-type="string" calcext:value-type="string">
            <text:p>nava adhammikāni pātimokkhaṭṭhapanāni, nava dhammikāni;</text:p>
          </table:table-cell>
          <table:table-cell office:value-type="string" calcext:value-type="string">
            <text:p>nine kinds of canceling of the Monastic Code are illegitimate, nine are legitim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2.10</text:p>
          </table:table-cell>
          <table:table-cell office:value-type="string" calcext:value-type="string">
            <text:p>dasa adhammikāni pātimokkhaṭṭhapanāni, dasa dhammikāni.</text:p>
          </table:table-cell>
          <table:table-cell office:value-type="string" calcext:value-type="string">
            <text:p>ten kinds of canceling of the Monastic Code are illegitimate, ten are 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1</text:p>
          </table:table-cell>
          <table:table-cell office:value-type="string" calcext:value-type="string">
            <text:p>Katamaṃ ekaṃ adhammikaṃ pātimokkhaṭṭhapanaṃ?</text:p>
          </table:table-cell>
          <table:table-cell office:value-type="string" calcext:value-type="string">
            <text:p>“What is the one kind of canceling of the Monastic Code that is illegitimate? </text:p>
          </table:table-cell>
          <table:table-cell office:value-type="string" calcext:value-type="string">
            <text:p/>
          </table:table-cell>
          <table:table-cell office:value-type="string" calcext:value-type="string">
            <text:p>&lt;hr&gt;&lt;p&gt;{}</text:p>
          </table:table-cell>
          <table:table-cell office:value-type="string" calcext:value-type="string">
            <text:p>csp1ed4.426, csp2ed4.426, dr7.243, ms4V_1884, pts-cs3.3, sc31</text:p>
          </table:table-cell>
          <table:table-cell/>
        </table:table-row>
        <table:table-row table:style-name="ro1">
          <table:table-cell office:value-type="string" calcext:value-type="string">
            <text:p>pli-tv-kd19:3.3.2</text:p>
          </table:table-cell>
          <table:table-cell office:value-type="string" calcext:value-type="string">
            <text:p>Amūlikāya sīlavipattiyā pātimokkhaṃ ṭhapeti—</text:p>
          </table:table-cell>
          <table:table-cell office:value-type="string" calcext:value-type="string">
            <text:p>One cancels the Monastic Code, without grounds, for failure in moral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3</text:p>
          </table:table-cell>
          <table:table-cell office:value-type="string" calcext:value-type="string">
            <text:p>idaṃ ekaṃ adhammikaṃ pātimokkhaṭṭhapan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4</text:p>
          </table:table-cell>
          <table:table-cell office:value-type="string" calcext:value-type="string">
            <text:p>Katamaṃ ekaṃ dhammikaṃ pātimokkhaṭṭhapanaṃ?</text:p>
          </table:table-cell>
          <table:table-cell office:value-type="string" calcext:value-type="string">
            <text:p>What is the one kind of canceling of the Monastic Code that is 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5</text:p>
          </table:table-cell>
          <table:table-cell office:value-type="string" calcext:value-type="string">
            <text:p>Samūlikāya sīlavipattiyā pātimokkhaṃ ṭhapeti—</text:p>
          </table:table-cell>
          <table:table-cell office:value-type="string" calcext:value-type="string">
            <text:p>One cancels the Monastic Code, having grounds, for failure in morality. </text:p>
          </table:table-cell>
          <table:table-cell office:value-type="string" calcext:value-type="string">
            <text:p/>
          </table:table-cell>
          <table:table-cell office:value-type="string" calcext:value-type="string">
            <text:p>{}</text:p>
          </table:table-cell>
          <table:table-cell office:value-type="string" calcext:value-type="string">
            <text:p>pts-vp-en5.338</text:p>
          </table:table-cell>
          <table:table-cell/>
        </table:table-row>
        <table:table-row table:style-name="ro1">
          <table:table-cell office:value-type="string" calcext:value-type="string">
            <text:p>pli-tv-kd19:3.3.6</text:p>
          </table:table-cell>
          <table:table-cell office:value-type="string" calcext:value-type="string">
            <text:p>idaṃ ekaṃ dhammikaṃ pātimokkhaṭṭhapan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7</text:p>
          </table:table-cell>
          <table:table-cell office:value-type="string" calcext:value-type="string">
            <text:p>Katamāni dve adhammikāni pātimokkhaṭṭhapanāni?</text:p>
          </table:table-cell>
          <table:table-cell office:value-type="string" calcext:value-type="string">
            <text:p>“What are the two kinds of canceling of the Monastic Code that are illegitimate? </text:p>
          </table:table-cell>
          <table:table-cell office:value-type="string" calcext:value-type="string">
            <text:p/>
          </table:table-cell>
          <table:table-cell office:value-type="string" calcext:value-type="string">
            <text:p>&lt;hr&gt;&lt;p&gt;{}</text:p>
          </table:table-cell>
          <table:table-cell office:value-type="string" calcext:value-type="string">
            <text:p>cck7.271, ms4V_1885, sc32</text:p>
          </table:table-cell>
          <table:table-cell/>
        </table:table-row>
        <table:table-row table:style-name="ro1">
          <table:table-cell office:value-type="string" calcext:value-type="string">
            <text:p>pli-tv-kd19:3.3.8</text:p>
          </table:table-cell>
          <table:table-cell office:value-type="string" calcext:value-type="string">
            <text:p>Amūlikāya sīlavipattiyā pātimokkhaṃ ṭhapeti, amūlikāya ācāravipattiyā pātimokkhaṃ ṭhapeti—</text:p>
          </table:table-cell>
          <table:table-cell office:value-type="string" calcext:value-type="string">
            <text:p>One cancels the Monastic Code, without grounds, for failure in morality or for failure in conduct. </text:p>
          </table:table-cell>
          <table:table-cell office:value-type="string" calcext:value-type="string">
            <text:p/>
          </table:table-cell>
          <table:table-cell office:value-type="string" calcext:value-type="string">
            <text:p>{}</text:p>
          </table:table-cell>
          <table:table-cell office:value-type="string" calcext:value-type="string">
            <text:p>pts-vp-pli2.242</text:p>
          </table:table-cell>
          <table:table-cell/>
        </table:table-row>
        <table:table-row table:style-name="ro1">
          <table:table-cell office:value-type="string" calcext:value-type="string">
            <text:p>pli-tv-kd19:3.3.9</text:p>
          </table:table-cell>
          <table:table-cell office:value-type="string" calcext:value-type="string">
            <text:p>imāni dve adhammikāni pātimokkhaṭṭhapa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10</text:p>
          </table:table-cell>
          <table:table-cell office:value-type="string" calcext:value-type="string">
            <text:p>Katamāni dve dhammikāni pātimokkhaṭṭhapanāni?</text:p>
          </table:table-cell>
          <table:table-cell office:value-type="string" calcext:value-type="string">
            <text:p>What are the two kinds of canceling of the Monastic Code that are 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11</text:p>
          </table:table-cell>
          <table:table-cell office:value-type="string" calcext:value-type="string">
            <text:p>Samūlikāya sīlavipattiyā pātimokkhaṃ ṭhapeti, samūlikāya ācāravipattiyā pātimokkhaṃ ṭhapeti—</text:p>
          </table:table-cell>
          <table:table-cell office:value-type="string" calcext:value-type="string">
            <text:p>One cancels the Monastic Code, having grounds, for failure in morality or for failure in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12</text:p>
          </table:table-cell>
          <table:table-cell office:value-type="string" calcext:value-type="string">
            <text:p>imāni dve dhammikāni pātimokkhaṭṭhapa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13</text:p>
          </table:table-cell>
          <table:table-cell office:value-type="string" calcext:value-type="string">
            <text:p>Katamāni tīṇi adhammikāni pātimokkhaṭṭhapanāni?</text:p>
          </table:table-cell>
          <table:table-cell office:value-type="string" calcext:value-type="string">
            <text:p>“What are the three kinds of canceling of the Monastic Code that are illegitimate? </text:p>
          </table:table-cell>
          <table:table-cell office:value-type="string" calcext:value-type="string">
            <text:p/>
          </table:table-cell>
          <table:table-cell office:value-type="string" calcext:value-type="string">
            <text:p>&lt;hr&gt;&lt;p&gt;{}</text:p>
          </table:table-cell>
          <table:table-cell office:value-type="string" calcext:value-type="string">
            <text:p>ms4V_1886, sc33, sya7.296</text:p>
          </table:table-cell>
          <table:table-cell/>
        </table:table-row>
        <table:table-row table:style-name="ro1">
          <table:table-cell office:value-type="string" calcext:value-type="string">
            <text:p>pli-tv-kd19:3.3.14</text:p>
          </table:table-cell>
          <table:table-cell office:value-type="string" calcext:value-type="string">
            <text:p>Amūlikāya sīlavipattiyā pātimokkhaṃ ṭhapeti, amūlikāya ācāravipattiyā pātimokkhaṃ ṭhapeti, amūlikāya diṭṭhivipattiyā pātimokkhaṃ ṭhapeti—</text:p>
          </table:table-cell>
          <table:table-cell office:value-type="string" calcext:value-type="string">
            <text:p>One cancels the Monastic Code, without grounds, for failure in morality, for failure in conduct, or for failure in vie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15</text:p>
          </table:table-cell>
          <table:table-cell office:value-type="string" calcext:value-type="string">
            <text:p>imāni tīṇi adhammikāni pātimokkhaṭṭhapa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16</text:p>
          </table:table-cell>
          <table:table-cell office:value-type="string" calcext:value-type="string">
            <text:p>Katamāni tīṇi dhammikāni pātimokkhaṭṭhapanāni?</text:p>
          </table:table-cell>
          <table:table-cell office:value-type="string" calcext:value-type="string">
            <text:p>What are the three kinds of canceling of the Monastic Code that are 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17</text:p>
          </table:table-cell>
          <table:table-cell office:value-type="string" calcext:value-type="string">
            <text:p>Samūlikāya sīlavipattiyā pātimokkhaṃ ṭhapeti, samūlikāya ācāravipattiyā pātimokkhaṃ ṭhapeti, samūlikāya diṭṭhivipattiyā pātimokkhaṃ ṭhapeti—</text:p>
          </table:table-cell>
          <table:table-cell office:value-type="string" calcext:value-type="string">
            <text:p>One cancels the Monastic Code, having grounds, for failure in morality, for failure in conduct, or for failure in vie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18</text:p>
          </table:table-cell>
          <table:table-cell office:value-type="string" calcext:value-type="string">
            <text:p>imāni tīṇi dhammikāni pātimokkhaṭṭhapa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19</text:p>
          </table:table-cell>
          <table:table-cell office:value-type="string" calcext:value-type="string">
            <text:p>Katamāni cattāri adhammikāni pātimokkhaṭṭhapanāni?</text:p>
          </table:table-cell>
          <table:table-cell office:value-type="string" calcext:value-type="string">
            <text:p>“What are the four kinds of canceling of the Monastic Code that are illegitimate? </text:p>
          </table:table-cell>
          <table:table-cell office:value-type="string" calcext:value-type="string">
            <text:p/>
          </table:table-cell>
          <table:table-cell office:value-type="string" calcext:value-type="string">
            <text:p>&lt;hr&gt;&lt;p&gt;{}</text:p>
          </table:table-cell>
          <table:table-cell office:value-type="string" calcext:value-type="string">
            <text:p>cck7.272, ms4V_1887, ndp4.360, sc34, vri90.400</text:p>
          </table:table-cell>
          <table:table-cell/>
        </table:table-row>
        <table:table-row table:style-name="ro1">
          <table:table-cell office:value-type="string" calcext:value-type="string">
            <text:p>pli-tv-kd19:3.3.20</text:p>
          </table:table-cell>
          <table:table-cell office:value-type="string" calcext:value-type="string">
            <text:p>Amūlikāya sīlavipattiyā pātimokkhaṃ ṭhapeti, amūlikāya ācāravipattiyā pātimokkhaṃ ṭhapeti, amūlikāya diṭṭhivipattiyā pātimokkhaṃ ṭhapeti, amūlikāya ājīvavipattiyā pātimokkhaṃ ṭhapeti—</text:p>
          </table:table-cell>
          <table:table-cell office:value-type="string" calcext:value-type="string">
            <text:p>One cancels the Monastic Code, without grounds, for failure in morality, for failure in conduct, for failure in view, or for failure in livelih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21</text:p>
          </table:table-cell>
          <table:table-cell office:value-type="string" calcext:value-type="string">
            <text:p>imāni cattāri adhammikāni pātimokkhaṭṭhapa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22</text:p>
          </table:table-cell>
          <table:table-cell office:value-type="string" calcext:value-type="string">
            <text:p>Katamāni cattāri dhammikāni pātimokkhaṭṭhapanāni?</text:p>
          </table:table-cell>
          <table:table-cell office:value-type="string" calcext:value-type="string">
            <text:p>What are the four kinds of canceling of the Monastic Code that are 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23</text:p>
          </table:table-cell>
          <table:table-cell office:value-type="string" calcext:value-type="string">
            <text:p>Samūlikāya sīlavipattiyā pātimokkhaṃ ṭhapeti, samūlikāya ācāravipattiyā pātimokkhaṃ ṭhapeti, samūlikāya diṭṭhivipattiyā pātimokkhaṃ ṭhapeti, samūlikāya ājīvavipattiyā pātimokkhaṃ ṭhapeti—</text:p>
          </table:table-cell>
          <table:table-cell office:value-type="string" calcext:value-type="string">
            <text:p>One cancels the Monastic Code, having grounds, for failure in morality, for failure in conduct, for failure in view, or for failure in livelih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24</text:p>
          </table:table-cell>
          <table:table-cell office:value-type="string" calcext:value-type="string">
            <text:p>imāni cattāri dhammikāni pātimokkhaṭṭhapa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25</text:p>
          </table:table-cell>
          <table:table-cell office:value-type="string" calcext:value-type="string">
            <text:p>Katamāni pañca adhammikāni pātimokkhaṭṭhapanāni?</text:p>
          </table:table-cell>
          <table:table-cell office:value-type="string" calcext:value-type="string">
            <text:p>“What are the five kinds of canceling of the Monastic Code that are illegitimate? </text:p>
          </table:table-cell>
          <table:table-cell office:value-type="string" calcext:value-type="string">
            <text:p/>
          </table:table-cell>
          <table:table-cell office:value-type="string" calcext:value-type="string">
            <text:p>&lt;hr&gt;&lt;p&gt;{}</text:p>
          </table:table-cell>
          <table:table-cell office:value-type="string" calcext:value-type="string">
            <text:p>csp1ed4.427, csp2ed4.427, dr7.244, ms4V_1888, sc35, sya7.297</text:p>
          </table:table-cell>
          <table:table-cell/>
        </table:table-row>
        <table:table-row table:style-name="ro1">
          <table:table-cell office:value-type="string" calcext:value-type="string">
            <text:p>pli-tv-kd19:3.3.26</text:p>
          </table:table-cell>
          <table:table-cell office:value-type="string" calcext:value-type="string">
            <text:p>Amūlakena pārājikena pātimokkhaṃ ṭhapeti, amūlakena saṃghādisesena …pe…</text:p>
          </table:table-cell>
          <table:table-cell office:value-type="string" calcext:value-type="string">
            <text:p>One cancels the Monastic Code, groundlessly, for an offense entailing expulsion, for an offense entailing suspension, </text:p>
          </table:table-cell>
          <table:table-cell office:value-type="string" calcext:value-type="string">
            <text:p/>
          </table:table-cell>
          <table:table-cell office:value-type="string" calcext:value-type="string">
            <text:p>{}</text:p>
          </table:table-cell>
          <table:table-cell office:value-type="string" calcext:value-type="string">
            <text:p>pts-vp-en5.339</text:p>
          </table:table-cell>
          <table:table-cell/>
        </table:table-row>
        <table:table-row table:style-name="ro1">
          <table:table-cell office:value-type="string" calcext:value-type="string">
            <text:p>pli-tv-kd19:3.3.27</text:p>
          </table:table-cell>
          <table:table-cell office:value-type="string" calcext:value-type="string">
            <text:p>amūlakena pācittiyena …</text:p>
          </table:table-cell>
          <table:table-cell office:value-type="string" calcext:value-type="string">
            <text:p>for an offense entailing confes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28</text:p>
          </table:table-cell>
          <table:table-cell office:value-type="string" calcext:value-type="string">
            <text:p>amūlakena pāṭidesanīyena …</text:p>
          </table:table-cell>
          <table:table-cell office:value-type="string" calcext:value-type="string">
            <text:p>for an offense entailing acknowledgm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29</text:p>
          </table:table-cell>
          <table:table-cell office:value-type="string" calcext:value-type="string">
            <text:p>amūlakena dukkaṭena pātimokkhaṃ ṭhapeti—</text:p>
          </table:table-cell>
          <table:table-cell office:value-type="string" calcext:value-type="string">
            <text:p>or for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30</text:p>
          </table:table-cell>
          <table:table-cell office:value-type="string" calcext:value-type="string">
            <text:p>imāni pañca adhammikāni pātimokkhaṭṭhapa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31</text:p>
          </table:table-cell>
          <table:table-cell office:value-type="string" calcext:value-type="string">
            <text:p>Katamāni pañca dhammikāni pātimokkhaṭṭhapanāni?</text:p>
          </table:table-cell>
          <table:table-cell office:value-type="string" calcext:value-type="string">
            <text:p>What are the five kinds of canceling of the Monastic Code that are 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32</text:p>
          </table:table-cell>
          <table:table-cell office:value-type="string" calcext:value-type="string">
            <text:p>Samūlakena pārājikena pātimokkhaṃ ṭhapeti, samūlakena saṃghādisesena …pe…</text:p>
          </table:table-cell>
          <table:table-cell office:value-type="string" calcext:value-type="string">
            <text:p>One cancels the Monastic Code, having grounds, for an offense entailing expulsion, for an offense entailing suspen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33</text:p>
          </table:table-cell>
          <table:table-cell office:value-type="string" calcext:value-type="string">
            <text:p>pācittiyena …</text:p>
          </table:table-cell>
          <table:table-cell office:value-type="string" calcext:value-type="string">
            <text:p>for an offense entailing confes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34</text:p>
          </table:table-cell>
          <table:table-cell office:value-type="string" calcext:value-type="string">
            <text:p>pāṭidesanīyena …</text:p>
          </table:table-cell>
          <table:table-cell office:value-type="string" calcext:value-type="string">
            <text:p>for an offense entailing acknowledgm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35</text:p>
          </table:table-cell>
          <table:table-cell office:value-type="string" calcext:value-type="string">
            <text:p>dukkaṭena pātimokkhaṃ ṭhapeti—</text:p>
          </table:table-cell>
          <table:table-cell office:value-type="string" calcext:value-type="string">
            <text:p>or for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36</text:p>
          </table:table-cell>
          <table:table-cell office:value-type="string" calcext:value-type="string">
            <text:p>imāni pañca dhammikāni pātimokkhaṭṭhapa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37</text:p>
          </table:table-cell>
          <table:table-cell office:value-type="string" calcext:value-type="string">
            <text:p>Katamāni cha adhammikāni pātimokkhaṭṭhapanāni?</text:p>
          </table:table-cell>
          <table:table-cell office:value-type="string" calcext:value-type="string">
            <text:p>“What are the six kinds of canceling of the Monastic Code that are illegitimate? </text:p>
          </table:table-cell>
          <table:table-cell office:value-type="string" calcext:value-type="string">
            <text:p/>
          </table:table-cell>
          <table:table-cell office:value-type="string" calcext:value-type="string">
            <text:p>&lt;hr&gt;&lt;p&gt;{}</text:p>
          </table:table-cell>
          <table:table-cell office:value-type="string" calcext:value-type="string">
            <text:p>bj5.440, cck7.273, ms4V_1889, sc36</text:p>
          </table:table-cell>
          <table:table-cell/>
        </table:table-row>
        <table:table-row table:style-name="ro1">
          <table:table-cell office:value-type="string" calcext:value-type="string">
            <text:p>pli-tv-kd19:3.3.38</text:p>
          </table:table-cell>
          <table:table-cell office:value-type="string" calcext:value-type="string">
            <text:p>Amūlikāya sīlavipattiyā pātimokkhaṃ ṭhapeti akatāya, amūlikāya sīlavipattiyā pātimokkhaṃ ṭhapeti katāya;</text:p>
          </table:table-cell>
          <table:table-cell office:value-type="string" calcext:value-type="string">
            <text:p>One cancels the Monastic Code, without grounds, for the failure in morality of one who hasn’t failed, for the failure in morality of one who has failed, </text:p>
          </table:table-cell>
          <table:table-cell office:value-type="string" calcext:value-type="string">
            <text:p>_Amūlikāya sīlavipattiyā pātimokkhaṃ ṭhapeti akatāya_. [Sp.4.387](): _Amūlikāya sīlavipattiyā pātimokkhaṃ ṭhapeti akatāyāti tena puggalena sā vipatti katā vā hotu akatā vā, pātimokkhaṭṭhapanakassa saññāamūlikavasena amūlikā hoti_, “_Amūlikāya sīlavipattiyā pātimokkhaṃ ṭhapeti akatāya_ means, whether that person has failed or not, it is groundless because of the perception of groundlessness of the person who has canceled the Monastic Code.”</text:p>
          </table:table-cell>
          <table:table-cell office:value-type="string" calcext:value-type="string">
            <text:p>{}</text:p>
          </table:table-cell>
          <table:table-cell table:number-columns-repeated="2"/>
        </table:table-row>
        <table:table-row table:style-name="ro1">
          <table:table-cell office:value-type="string" calcext:value-type="string">
            <text:p>pli-tv-kd19:3.3.39</text:p>
          </table:table-cell>
          <table:table-cell office:value-type="string" calcext:value-type="string">
            <text:p>amūlikāya ācāravipattiyā pātimokkhaṃ ṭhapeti akatāya, amūlikāya ācāravipattiyā pātimokkhaṃ ṭhapeti katāya;</text:p>
          </table:table-cell>
          <table:table-cell office:value-type="string" calcext:value-type="string">
            <text:p>for the failure in conduct of one who hasn’t failed, for the failure in conduct of one who has fai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40</text:p>
          </table:table-cell>
          <table:table-cell office:value-type="string" calcext:value-type="string">
            <text:p>amūlikāya diṭṭhivipattiyā pātimokkhaṃ ṭhapeti akatāya, amūlikāya diṭṭhivipattiyā pātimokkhaṃ ṭhapeti katāya—</text:p>
          </table:table-cell>
          <table:table-cell office:value-type="string" calcext:value-type="string">
            <text:p>for the failure in view of one who hasn’t failed, or for the failure in view of one who has fai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41</text:p>
          </table:table-cell>
          <table:table-cell office:value-type="string" calcext:value-type="string">
            <text:p>imāni cha adhammikāni pātimokkhaṭṭhapa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42</text:p>
          </table:table-cell>
          <table:table-cell office:value-type="string" calcext:value-type="string">
            <text:p>Katamāni cha dhammikāni pātimokkhaṭṭhapanāni?</text:p>
          </table:table-cell>
          <table:table-cell office:value-type="string" calcext:value-type="string">
            <text:p>What are the six kinds of canceling of the Monastic Code that are 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43</text:p>
          </table:table-cell>
          <table:table-cell office:value-type="string" calcext:value-type="string">
            <text:p>Samūlikāya sīlavipattiyā pātimokkhaṃ ṭhapeti akatāya, samūlikāya sīlavipattiyā pātimokkhaṃ ṭhapeti katāya;</text:p>
          </table:table-cell>
          <table:table-cell office:value-type="string" calcext:value-type="string">
            <text:p>One cancels the Monastic Code, having grounds, for the failure in morality of one who hasn’t failed, for the failure in morality of one who has fai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44</text:p>
          </table:table-cell>
          <table:table-cell office:value-type="string" calcext:value-type="string">
            <text:p>samūlikāya ācāravipattiyā …pe…</text:p>
          </table:table-cell>
          <table:table-cell office:value-type="string" calcext:value-type="string">
            <text:p>for the failure in conduct of one who hasn’t failed, for the failure in conduct of one who has fai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45</text:p>
          </table:table-cell>
          <table:table-cell office:value-type="string" calcext:value-type="string">
            <text:p>diṭṭhivipattiyā pātimokkhaṃ ṭhapeti akatāya …pe…</text:p>
          </table:table-cell>
          <table:table-cell office:value-type="string" calcext:value-type="string">
            <text:p>for the failure in view of one who hasn’t failed, or for the failure in view of one who has fai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46</text:p>
          </table:table-cell>
          <table:table-cell office:value-type="string" calcext:value-type="string">
            <text:p>katāya—</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47</text:p>
          </table:table-cell>
          <table:table-cell office:value-type="string" calcext:value-type="string">
            <text:p>imāni cha dhammikāni pātimokkhaṭṭhapa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48</text:p>
          </table:table-cell>
          <table:table-cell office:value-type="string" calcext:value-type="string">
            <text:p>Katamāni satta adhammikāni pātimokkhaṭṭhapanāni?</text:p>
          </table:table-cell>
          <table:table-cell office:value-type="string" calcext:value-type="string">
            <text:p>“What are the seven kinds of canceling of the Monastic Code that are illegitimate? </text:p>
          </table:table-cell>
          <table:table-cell office:value-type="string" calcext:value-type="string">
            <text:p/>
          </table:table-cell>
          <table:table-cell office:value-type="string" calcext:value-type="string">
            <text:p>&lt;hr&gt;&lt;p&gt;{}</text:p>
          </table:table-cell>
          <table:table-cell office:value-type="string" calcext:value-type="string">
            <text:p>dr7.245, ms4V_1890, ndp4.361, sc37, sya7.298, vri90.401</text:p>
          </table:table-cell>
          <table:table-cell/>
        </table:table-row>
        <table:table-row table:style-name="ro1">
          <table:table-cell office:value-type="string" calcext:value-type="string">
            <text:p>pli-tv-kd19:3.3.49</text:p>
          </table:table-cell>
          <table:table-cell office:value-type="string" calcext:value-type="string">
            <text:p>Amūlakena pārājikena pātimokkhaṃ ṭhapeti, amūlakena saṃghādisesena …pe…</text:p>
          </table:table-cell>
          <table:table-cell office:value-type="string" calcext:value-type="string">
            <text:p>One cancels the Monastic Code, groundlessly, for an offense entailing expulsion, for an offense entailing suspen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50</text:p>
          </table:table-cell>
          <table:table-cell office:value-type="string" calcext:value-type="string">
            <text:p>thullaccayena pācittiyena pāṭidesanīyena dukkaṭena dubbhāsitena pātimokkhaṃ ṭhapeti—</text:p>
          </table:table-cell>
          <table:table-cell office:value-type="string" calcext:value-type="string">
            <text:p>for a serious offense, for an offense entailing confession, for an offense entailing acknowledgment, for an offense of wrong conduct, or for an offense of wrong speech. </text:p>
          </table:table-cell>
          <table:table-cell office:value-type="string" calcext:value-type="string">
            <text:p/>
          </table:table-cell>
          <table:table-cell office:value-type="string" calcext:value-type="string">
            <text:p>{}</text:p>
          </table:table-cell>
          <table:table-cell office:value-type="string" calcext:value-type="string">
            <text:p>pts-vp-en5.340</text:p>
          </table:table-cell>
          <table:table-cell/>
        </table:table-row>
        <table:table-row table:style-name="ro1">
          <table:table-cell office:value-type="string" calcext:value-type="string">
            <text:p>pli-tv-kd19:3.3.51</text:p>
          </table:table-cell>
          <table:table-cell office:value-type="string" calcext:value-type="string">
            <text:p>imāni satta adhammikāni pātimokkhaṭṭhapa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52</text:p>
          </table:table-cell>
          <table:table-cell office:value-type="string" calcext:value-type="string">
            <text:p>Katamāni satta dhammikāni pātimokkhaṭṭhapanāni?</text:p>
          </table:table-cell>
          <table:table-cell office:value-type="string" calcext:value-type="string">
            <text:p>What are the seven kinds of canceling of the Monastic Code that are 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53</text:p>
          </table:table-cell>
          <table:table-cell office:value-type="string" calcext:value-type="string">
            <text:p>Samūlakena pārājikena pātimokkhaṃ ṭhapeti, samūlakena saṃghādisesena …pe…</text:p>
          </table:table-cell>
          <table:table-cell office:value-type="string" calcext:value-type="string">
            <text:p>One cancels the Monastic Code, having grounds, for an offense entailing expulsion, for an offense entailing suspen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54</text:p>
          </table:table-cell>
          <table:table-cell office:value-type="string" calcext:value-type="string">
            <text:p>thullaccayena pācittiyena pāṭidesanīyena dukkaṭena dubbhāsitena pātimokkhaṃ ṭhapeti—</text:p>
          </table:table-cell>
          <table:table-cell office:value-type="string" calcext:value-type="string">
            <text:p>for a serious offense, for an offense entailing confession, for an offense entailing acknowledgment, for an offense of wrong conduct, or for an offense of wrong speec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55</text:p>
          </table:table-cell>
          <table:table-cell office:value-type="string" calcext:value-type="string">
            <text:p>imāni satta dhammikāni pātimokkhaṭṭhapa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56</text:p>
          </table:table-cell>
          <table:table-cell office:value-type="string" calcext:value-type="string">
            <text:p>Katamāni aṭṭha adhammikāni pātimokkhaṭṭhapanāni?</text:p>
          </table:table-cell>
          <table:table-cell office:value-type="string" calcext:value-type="string">
            <text:p>“What are the eight kinds of canceling of the Monastic Code that are illegitimate? </text:p>
          </table:table-cell>
          <table:table-cell office:value-type="string" calcext:value-type="string">
            <text:p/>
          </table:table-cell>
          <table:table-cell office:value-type="string" calcext:value-type="string">
            <text:p>&lt;hr&gt;&lt;p&gt;{}</text:p>
          </table:table-cell>
          <table:table-cell office:value-type="string" calcext:value-type="string">
            <text:p>cck7.274, csp1ed4.428, csp2ed4.428, ms4V_1891, sc38, sya7.299</text:p>
          </table:table-cell>
          <table:table-cell/>
        </table:table-row>
        <table:table-row table:style-name="ro1">
          <table:table-cell office:value-type="string" calcext:value-type="string">
            <text:p>pli-tv-kd19:3.3.57</text:p>
          </table:table-cell>
          <table:table-cell office:value-type="string" calcext:value-type="string">
            <text:p>Amūlikāya sīlavipattiyā pātimokkhaṃ ṭhapeti akatāya, amūlikāya sīlavipattiyā pātimokkhaṃ ṭhapeti katāya;</text:p>
          </table:table-cell>
          <table:table-cell office:value-type="string" calcext:value-type="string">
            <text:p>One cancels the Monastic Code, without grounds, for the failure in morality of one who hasn’t failed, for the failure in morality of one who has fai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58</text:p>
          </table:table-cell>
          <table:table-cell office:value-type="string" calcext:value-type="string">
            <text:p>amūlikāya ācāravipattiyā …pe…</text:p>
          </table:table-cell>
          <table:table-cell office:value-type="string" calcext:value-type="string">
            <text:p>for the failure in conduct of one who hasn’t failed, for the failure in conduct of one who has failed, </text:p>
          </table:table-cell>
          <table:table-cell office:value-type="string" calcext:value-type="string">
            <text:p/>
          </table:table-cell>
          <table:table-cell office:value-type="string" calcext:value-type="string">
            <text:p>{}</text:p>
          </table:table-cell>
          <table:table-cell office:value-type="string" calcext:value-type="string">
            <text:p>pts-vp-pli2.243</text:p>
          </table:table-cell>
          <table:table-cell/>
        </table:table-row>
        <table:table-row table:style-name="ro1">
          <table:table-cell office:value-type="string" calcext:value-type="string">
            <text:p>pli-tv-kd19:3.3.59</text:p>
          </table:table-cell>
          <table:table-cell office:value-type="string" calcext:value-type="string">
            <text:p>diṭṭhivipattiyā …pe…</text:p>
          </table:table-cell>
          <table:table-cell office:value-type="string" calcext:value-type="string">
            <text:p>for the failure in view of one who hasn’t failed, for the failure in view of one who has fai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60</text:p>
          </table:table-cell>
          <table:table-cell office:value-type="string" calcext:value-type="string">
            <text:p>ājīvavipattiyā pātimokkhaṃ ṭhapeti akatāya …pe… katāya—</text:p>
          </table:table-cell>
          <table:table-cell office:value-type="string" calcext:value-type="string">
            <text:p>for the failure in livelihood of one who hasn’t failed, for the failure in livelihood of one who has fai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61</text:p>
          </table:table-cell>
          <table:table-cell office:value-type="string" calcext:value-type="string">
            <text:p>imāni aṭṭha adhammikāni pātimokkhaṭṭhapa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62</text:p>
          </table:table-cell>
          <table:table-cell office:value-type="string" calcext:value-type="string">
            <text:p>Katamāni aṭṭha dhammikāni pātimokkhaṭṭhapanāni?</text:p>
          </table:table-cell>
          <table:table-cell office:value-type="string" calcext:value-type="string">
            <text:p>What are the eight kinds of canceling of the Monastic Code that are 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63</text:p>
          </table:table-cell>
          <table:table-cell office:value-type="string" calcext:value-type="string">
            <text:p>Samūlikāya sīlavipattiyā pātimokkhaṃ ṭhapeti akatāya, samūlikāya sīlavipattiyā pātimokkhaṃ ṭhapeti katāya;</text:p>
          </table:table-cell>
          <table:table-cell office:value-type="string" calcext:value-type="string">
            <text:p>One cancels the Monastic Code, having grounds, for the failure in morality of one who hasn’t failed, for the failure in morality of one who has fai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64</text:p>
          </table:table-cell>
          <table:table-cell office:value-type="string" calcext:value-type="string">
            <text:p>samūlikāya ācāravipattiyā …pe…</text:p>
          </table:table-cell>
          <table:table-cell office:value-type="string" calcext:value-type="string">
            <text:p>for the failure in conduct of one who hasn’t failed, for the failure in conduct of one who has fai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65</text:p>
          </table:table-cell>
          <table:table-cell office:value-type="string" calcext:value-type="string">
            <text:p>diṭṭhivipattiyā …pe…</text:p>
          </table:table-cell>
          <table:table-cell office:value-type="string" calcext:value-type="string">
            <text:p>for the failure in view of one who hasn’t failed, for the failure in view of one who has fai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66</text:p>
          </table:table-cell>
          <table:table-cell office:value-type="string" calcext:value-type="string">
            <text:p>ājīvavipattiyā pātimokkhaṃ ṭhapeti akatāya …pe… katāya—</text:p>
          </table:table-cell>
          <table:table-cell office:value-type="string" calcext:value-type="string">
            <text:p>for the failure in livelihood of one who hasn’t failed, for the failure in livelihood of one who has fai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67</text:p>
          </table:table-cell>
          <table:table-cell office:value-type="string" calcext:value-type="string">
            <text:p>imāni aṭṭha dhammikāni pātimokkhaṭṭhapa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68</text:p>
          </table:table-cell>
          <table:table-cell office:value-type="string" calcext:value-type="string">
            <text:p>Katamāni nava adhammikāni pātimokkhaṭṭhapanāni?</text:p>
          </table:table-cell>
          <table:table-cell office:value-type="string" calcext:value-type="string">
            <text:p>“What are the nine kinds of canceling of the Monastic Code that are illegitimate? </text:p>
          </table:table-cell>
          <table:table-cell office:value-type="string" calcext:value-type="string">
            <text:p/>
          </table:table-cell>
          <table:table-cell office:value-type="string" calcext:value-type="string">
            <text:p>&lt;hr&gt;&lt;p&gt;{}</text:p>
          </table:table-cell>
          <table:table-cell office:value-type="string" calcext:value-type="string">
            <text:p>bj5.442, cck7.275, dr7.246, ms4V_1892, sc39, sya7.300</text:p>
          </table:table-cell>
          <table:table-cell/>
        </table:table-row>
        <table:table-row table:style-name="ro1">
          <table:table-cell office:value-type="string" calcext:value-type="string">
            <text:p>pli-tv-kd19:3.3.69</text:p>
          </table:table-cell>
          <table:table-cell office:value-type="string" calcext:value-type="string">
            <text:p>Amūlikāya sīlavipattiyā pātimokkhaṃ ṭhapeti akatāya, amūlikāya sīlavipattiyā pātimokkhaṃ ṭhapeti katāya, amūlikāya sīlavipattiyā pātimokkhaṃ ṭhapeti katākatāya;</text:p>
          </table:table-cell>
          <table:table-cell office:value-type="string" calcext:value-type="string">
            <text:p>One cancels the Monastic Code, without grounds, for the failure in morality of one who hasn’t failed, for the failure in morality of one who has failed, for the failure in morality of one who both has and hasn’t fai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70</text:p>
          </table:table-cell>
          <table:table-cell office:value-type="string" calcext:value-type="string">
            <text:p>amūlikāya ācāravipattiyā …pe…</text:p>
          </table:table-cell>
          <table:table-cell office:value-type="string" calcext:value-type="string">
            <text:p>for the failure in conduct of one who hasn’t failed, for the failure in conduct of one who has failed, for the failure in conduct of one who both has and hasn’t fai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71</text:p>
          </table:table-cell>
          <table:table-cell office:value-type="string" calcext:value-type="string">
            <text:p>diṭṭhivipattiyā pātimokkhaṃ ṭhapeti akatāya …pe… katāya …pe…</text:p>
          </table:table-cell>
          <table:table-cell office:value-type="string" calcext:value-type="string">
            <text:p>for the failure in view of one who hasn’t failed, for the failure in view of one who has failed, for the failure in view of one who both has and hasn’t failed. </text:p>
          </table:table-cell>
          <table:table-cell office:value-type="string" calcext:value-type="string">
            <text:p/>
          </table:table-cell>
          <table:table-cell office:value-type="string" calcext:value-type="string">
            <text:p>{}</text:p>
          </table:table-cell>
          <table:table-cell office:value-type="string" calcext:value-type="string">
            <text:p>pts-vp-en5.341</text:p>
          </table:table-cell>
          <table:table-cell/>
        </table:table-row>
        <table:table-row table:style-name="ro1">
          <table:table-cell office:value-type="string" calcext:value-type="string">
            <text:p>pli-tv-kd19:3.3.72</text:p>
          </table:table-cell>
          <table:table-cell office:value-type="string" calcext:value-type="string">
            <text:p>katākatāya—</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73</text:p>
          </table:table-cell>
          <table:table-cell office:value-type="string" calcext:value-type="string">
            <text:p>imāni nava adhammikāni pātimokkhaṭṭhapa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74</text:p>
          </table:table-cell>
          <table:table-cell office:value-type="string" calcext:value-type="string">
            <text:p>Katamāni nava dhammikāni pātimokkhaṭṭhapanāni?</text:p>
          </table:table-cell>
          <table:table-cell office:value-type="string" calcext:value-type="string">
            <text:p>What are the nine kinds of canceling of the Monastic Code that are 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75</text:p>
          </table:table-cell>
          <table:table-cell office:value-type="string" calcext:value-type="string">
            <text:p>Samūlikāya sīlavipattiyā pātimokkhaṃ ṭhapeti akatāya, samūlikāya sīlavipattiyā pātimokkhaṃ ṭhapeti katāya, samūlikāya sīlavipattiyā pātimokkhaṃ ṭhapeti katākatāya;</text:p>
          </table:table-cell>
          <table:table-cell office:value-type="string" calcext:value-type="string">
            <text:p>One cancels the Monastic Code, having grounds, for the failure in morality of one who hasn’t failed, for the failure in morality of one who has failed, for the failure in morality of one who both has and hasn’t fai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76</text:p>
          </table:table-cell>
          <table:table-cell office:value-type="string" calcext:value-type="string">
            <text:p>samūlikāya ācāravipattiyā …pe…</text:p>
          </table:table-cell>
          <table:table-cell office:value-type="string" calcext:value-type="string">
            <text:p>for the failure in conduct of one who hasn’t failed, for the failure in conduct of one who has failed, for the failure in conduct of one who both has and hasn’t fai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77</text:p>
          </table:table-cell>
          <table:table-cell office:value-type="string" calcext:value-type="string">
            <text:p>diṭṭhivipattiyā pātimokkhaṃ ṭhapeti akatāya …pe… katāya …pe…</text:p>
          </table:table-cell>
          <table:table-cell office:value-type="string" calcext:value-type="string">
            <text:p>for the failure in view of one who hasn’t failed, for the failure in view of one who has failed, for the failure in view of one who both has and hasn’t fai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78</text:p>
          </table:table-cell>
          <table:table-cell office:value-type="string" calcext:value-type="string">
            <text:p>katākatāya—</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79</text:p>
          </table:table-cell>
          <table:table-cell office:value-type="string" calcext:value-type="string">
            <text:p>imāni nava dhammikāni pātimokkhaṭṭhapa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80</text:p>
          </table:table-cell>
          <table:table-cell office:value-type="string" calcext:value-type="string">
            <text:p>Katamāni dasa adhammikāni pātimokkhaṭṭhapanāni?</text:p>
          </table:table-cell>
          <table:table-cell office:value-type="string" calcext:value-type="string">
            <text:p>“What are the ten kinds of canceling of the Monastic Code that are illegitimate? </text:p>
          </table:table-cell>
          <table:table-cell office:value-type="string" calcext:value-type="string">
            <text:p/>
          </table:table-cell>
          <table:table-cell office:value-type="string" calcext:value-type="string">
            <text:p>&lt;hr&gt;&lt;p&gt;{}</text:p>
          </table:table-cell>
          <table:table-cell office:value-type="string" calcext:value-type="string">
            <text:p>cck7.276, dr7.247, ms4V_1893, ndp4.362, sc40, sya7.301, vri90.402</text:p>
          </table:table-cell>
          <table:table-cell/>
        </table:table-row>
        <table:table-row table:style-name="ro1">
          <table:table-cell office:value-type="string" calcext:value-type="string">
            <text:p>pli-tv-kd19:3.3.81</text:p>
          </table:table-cell>
          <table:table-cell office:value-type="string" calcext:value-type="string">
            <text:p>Na pārājiko tassaṃ parisāyaṃ nisinno hoti, na pārājikakathā vippakatā hoti;</text:p>
          </table:table-cell>
          <table:table-cell office:value-type="string" calcext:value-type="string">
            <text:p>There is no-one seated in that gathering who has committed an offense entailing expulsion; there is no unfinished discussion on anyone committing an offense entailing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82</text:p>
          </table:table-cell>
          <table:table-cell office:value-type="string" calcext:value-type="string">
            <text:p>na sikkhaṃ paccakkhātako tassaṃ parisāyaṃ nisinno hoti, na sikkhaṃ paccakkhātakathā vippakatā hoti;</text:p>
          </table:table-cell>
          <table:table-cell office:value-type="string" calcext:value-type="string">
            <text:p>no-one seated in that gathering has renounced the training; there is no unfinished discussion on anyone renouncing the trai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83</text:p>
          </table:table-cell>
          <table:table-cell office:value-type="string" calcext:value-type="string">
            <text:p>dhammikaṃ sāmaggiṃ upeti, na dhammikaṃ sāmaggiṃ paccādiyati, na dhammikāya sāmaggiyā paccādānakathā vippakatā hoti;</text:p>
          </table:table-cell>
          <table:table-cell office:value-type="string" calcext:value-type="string">
            <text:p>he goes to the legitimate legal procedure of a complete assembly; he doesn’t reopen a legitimate legal procedure of a complete assembly; there is no unfinished discussion on the reopening of a legitimate legal procedure of a complete assembly; </text:p>
          </table:table-cell>
          <table:table-cell office:value-type="string" calcext:value-type="string">
            <text:p>For this and the following item see the notes just below.</text:p>
          </table:table-cell>
          <table:table-cell office:value-type="string" calcext:value-type="string">
            <text:p>{}</text:p>
          </table:table-cell>
          <table:table-cell table:number-columns-repeated="2"/>
        </table:table-row>
        <table:table-row table:style-name="ro1">
          <table:table-cell office:value-type="string" calcext:value-type="string">
            <text:p>pli-tv-kd19:3.3.84</text:p>
          </table:table-cell>
          <table:table-cell office:value-type="string" calcext:value-type="string">
            <text:p>na sīlavipattiyā diṭṭhasutaparisaṅkito hoti, na ācāravipattiyā diṭṭhasutaparisaṅkito hoti, na diṭṭhivipattiyā diṭṭhasutaparisaṅkito hoti—</text:p>
          </table:table-cell>
          <table:table-cell office:value-type="string" calcext:value-type="string">
            <text:p>no-one has seen, heard, or suspects any failure in morality; no-one has seen, heard, or suspects any failure in conduct; no-one has seen, heard, or suspects any failure in vie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85</text:p>
          </table:table-cell>
          <table:table-cell office:value-type="string" calcext:value-type="string">
            <text:p>imāni dasa adhammikāni pātimokkhaṭṭhapa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86</text:p>
          </table:table-cell>
          <table:table-cell office:value-type="string" calcext:value-type="string">
            <text:p>Katamāni dasa dhammikāni pātimokkhaṭṭhapanāni?</text:p>
          </table:table-cell>
          <table:table-cell office:value-type="string" calcext:value-type="string">
            <text:p>What are the ten kinds of canceling of the Monastic Code that are 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3.87</text:p>
          </table:table-cell>
          <table:table-cell office:value-type="string" calcext:value-type="string">
            <text:p>Pārājiko tassaṃ parisāyaṃ nisinno hoti, pārājikakathā vippakatā hoti;</text:p>
          </table:table-cell>
          <table:table-cell office:value-type="string" calcext:value-type="string">
            <text:p>There is someone seated in that gathering who has committed an offense entailing expulsion; there is an unfinished discussion on someone committing an offense entailing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88</text:p>
          </table:table-cell>
          <table:table-cell office:value-type="string" calcext:value-type="string">
            <text:p>sikkhaṃ paccakkhātako tassaṃ parisāyaṃ nisinno hoti, sikkhaṃ paccakkhātakathā vippakatā hoti;</text:p>
          </table:table-cell>
          <table:table-cell office:value-type="string" calcext:value-type="string">
            <text:p>someone seated in that gathering has renounced the training; there is an unfinished discussion on someone renouncing the trai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89</text:p>
          </table:table-cell>
          <table:table-cell office:value-type="string" calcext:value-type="string">
            <text:p>dhammikaṃ sāmaggiṃ na upeti, dhammikaṃ sāmaggiṃ paccādiyati, dhammikāya sāmaggiyā paccādānakathā vippakatā hoti;</text:p>
          </table:table-cell>
          <table:table-cell office:value-type="string" calcext:value-type="string">
            <text:p>he doesn’t go to a legitimate legal procedure of a complete assembly; he reopens a legitimate legal procedure of a complete assembly; there is an unfinished discussion on the reopening of a legitimate legal procedure of a complete assembly; </text:p>
          </table:table-cell>
          <table:table-cell office:value-type="string" calcext:value-type="string">
            <text:p>_Dhammikaṃ sāmaggiṃ na upeti_. [Sp.4.387](): _Dhammikaṃ sāmaggiṃ na upetīti kammaṃ kopetukāmatāya saṅghassa kamme karīyamāne neva āgacchati, na chandaṃ deti, sammukhībhūtova paṭikkosati, tena dukkaṭaṃ āpajjati. Iccassāpi sāpattikasseva pātimokkhaṃ ṭhapitaṃ hoti_, “_Dhammikaṃ sāmaggiṃ na upeti_ means, when a legal procedure is being carried out by the Sangha, one who wishes to invalidate the procedure does not come (to the meeting), or does not give his consent, or objects in the presence (of the assembled Sangha). He commits wrong conduct. Thus, for him who has an offense, the Monastic Code is canceled.” [Vmv.4.387]() adds: _Dhammikaṃ sāmagginti dhammikaṃ samaggakammaṃ_, “_Dhammikaṃ sāmaggiṃ_ means a legitimate legal procedure of a complete assembly.” The point is that the person wants to invalidate a legal procedure, and so deliberately does not come to the meeting or send their consent. In such a case you are allowed to cancel their hearing of the Monastic Code. | _Dhammikaṃ sāmaggiṃ paccādiyati_. [Sp.4.387](): _Paccādiyatīti “puna kātabbaṃ kamma”nti paccādiyati, tena ukkoṭanakena pācittiyaṃ āpajjati. Iccassāpi sāpattikasseva pātimokkhaṃ ṭhapitaṃ hoti_, “_Paccādiyati_ means saying, ‘The legal procedure needs to be redone.’ Because of that reopening, he commits an offense entailing confession. Thus, for him who has an offense, the Monastic Code is canceled.”</text:p>
          </table:table-cell>
          <table:table-cell office:value-type="string" calcext:value-type="string">
            <text:p>{}</text:p>
          </table:table-cell>
          <table:table-cell table:number-columns-repeated="2"/>
        </table:table-row>
        <table:table-row table:style-name="ro1">
          <table:table-cell office:value-type="string" calcext:value-type="string">
            <text:p>pli-tv-kd19:3.3.90</text:p>
          </table:table-cell>
          <table:table-cell office:value-type="string" calcext:value-type="string">
            <text:p>sīlavipattiyā diṭṭhasutaparisaṅkito hoti, ācāravipattiyā diṭṭhasutaparisaṅkito hoti, diṭṭhivipattiyā diṭṭhasutaparisaṅkito hoti—</text:p>
          </table:table-cell>
          <table:table-cell office:value-type="string" calcext:value-type="string">
            <text:p>someone has seen, heard, or suspects failure in morality; someone has seen, heard, or suspects failure in conduct; someone has seen, heard, or suspects failure in vie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3.91</text:p>
          </table:table-cell>
          <table:table-cell office:value-type="string" calcext:value-type="string">
            <text:p>imāni dasa dhammikāni pātimokkhaṭṭhapa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4.0</text:p>
          </table:table-cell>
          <table:table-cell office:value-type="string" calcext:value-type="string">
            <text:p>6. Dhammikapātimokkhaṭṭhapana</text:p>
          </table:table-cell>
          <table:table-cell office:value-type="string" calcext:value-type="string">
            <text:p>Legitimate canceling of the Monastic Code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9:3.4.1</text:p>
          </table:table-cell>
          <table:table-cell office:value-type="string" calcext:value-type="string">
            <text:p>Kathaṃ pārājiko tassaṃ parisāyaṃ nisinno hoti?</text:p>
          </table:table-cell>
          <table:table-cell office:value-type="string" calcext:value-type="string">
            <text:p>“And how is one who has committed an offense entailing expulsion seated in that gathering? </text:p>
          </table:table-cell>
          <table:table-cell office:value-type="string" calcext:value-type="string">
            <text:p/>
          </table:table-cell>
          <table:table-cell office:value-type="string" calcext:value-type="string">
            <text:p>&lt;p&gt;{}</text:p>
          </table:table-cell>
          <table:table-cell office:value-type="string" calcext:value-type="string">
            <text:p>bj5.444, csp1ed4.429, csp2ed4.429, ms4V_1894, msdiv388, pts-cs3.4, pts-vp-en5.342, sc41</text:p>
          </table:table-cell>
          <table:table-cell/>
        </table:table-row>
        <table:table-row table:style-name="ro1">
          <table:table-cell office:value-type="string" calcext:value-type="string">
            <text:p>pli-tv-kd19:3.4.2</text:p>
          </table:table-cell>
          <table:table-cell office:value-type="string" calcext:value-type="string">
            <text:p>Idha, bhikkhave, yehi ākārehi yehi liṅgehi yehi nimittehi pārājikassa dhammassa ajjhāpatti hoti, tehi ākārehi tehi liṅgehi tehi nimittehi bhikkhu bhikkhuṃ passati pārājikaṃ dhammaṃ ajjhāpajjantaṃ.</text:p>
          </table:table-cell>
          <table:table-cell office:value-type="string" calcext:value-type="string">
            <text:p>A monk sees in a monk the characteristics and signs of someone committing an offense entailing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4.3</text:p>
          </table:table-cell>
          <table:table-cell office:value-type="string" calcext:value-type="string">
            <text:p>Na heva kho bhikkhu bhikkhuṃ passati pārājikaṃ dhammaṃ ajjhāpajjantaṃ, api ca añño bhikkhu bhikkhussa āroceti—</text:p>
          </table:table-cell>
          <table:table-cell office:value-type="string" calcext:value-type="string">
            <text:p>Or a monk doesn’t see a monk committing an offense entailing expulsion, but another monk informs him, </text:p>
          </table:table-cell>
          <table:table-cell office:value-type="string" calcext:value-type="string">
            <text:p/>
          </table:table-cell>
          <table:table-cell office:value-type="string" calcext:value-type="string">
            <text:p>{}</text:p>
          </table:table-cell>
          <table:table-cell office:value-type="string" calcext:value-type="string">
            <text:p>pts-vp-pli2.244</text:p>
          </table:table-cell>
          <table:table-cell/>
        </table:table-row>
        <table:table-row table:style-name="ro1">
          <table:table-cell office:value-type="string" calcext:value-type="string">
            <text:p>pli-tv-kd19:3.4.4</text:p>
          </table:table-cell>
          <table:table-cell office:value-type="string" calcext:value-type="string">
            <text:p>‘itthannāmo, āvuso, bhikkhu pārājikaṃ dhammaṃ ajjhāpanno’ti.</text:p>
          </table:table-cell>
          <table:table-cell office:value-type="string" calcext:value-type="string">
            <text:p>‘The monk so-and-so has committed an offense entailing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4.5</text:p>
          </table:table-cell>
          <table:table-cell office:value-type="string" calcext:value-type="string">
            <text:p>Na heva kho bhikkhu bhikkhuṃ passati pārājikaṃ dhammaṃ ajjhāpajjantaṃ, nāpi añño bhikkhu bhikkhussa āroceti—</text:p>
          </table:table-cell>
          <table:table-cell office:value-type="string" calcext:value-type="string">
            <text:p>Or a monk doesn’t see a monk committing an offense entailing expulsion, nor does another monk inform him,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āpi → na pi (sya-all); nāpi ca (mr)</text:p>
          </table:table-cell>
        </table:table-row>
        <table:table-row table:style-name="ro1">
          <table:table-cell office:value-type="string" calcext:value-type="string">
            <text:p>pli-tv-kd19:3.4.6</text:p>
          </table:table-cell>
          <table:table-cell office:value-type="string" calcext:value-type="string">
            <text:p>‘itthannāmo, āvuso, bhikkhu pārājikaṃ dhammaṃ ajjhāpanno’ti, api ca sova bhikkhu bhikkhussa āroceti—</text:p>
          </table:table-cell>
          <table:table-cell office:value-type="string" calcext:value-type="string">
            <text:p>but the monk himself informs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4.7</text:p>
          </table:table-cell>
          <table:table-cell office:value-type="string" calcext:value-type="string">
            <text:p>‘ahaṃ, āvuso, pārājikaṃ dhammaṃ ajjhāpanno’ti.</text:p>
          </table:table-cell>
          <table:table-cell office:value-type="string" calcext:value-type="string">
            <text:p>‘I have committed an offense entailing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4.8</text:p>
          </table:table-cell>
          <table:table-cell office:value-type="string" calcext:value-type="string">
            <text:p>Ākaṅkhamāno, bhikkhave, bhikkhu tena diṭṭhena tena sutena tāya parisaṅkāya tadahuposathe cātuddase vā pannarase vā tasmiṃ puggale sammukhībhūte saṃghamajjhe udāhareyya—</text:p>
          </table:table-cell>
          <table:table-cell office:value-type="string" calcext:value-type="string">
            <text:p>Then, on the observance day, whether the fourteenth or the fifteenth, he may if he wishes, based on what he has seen, heard, or suspects, announce in the midst of the Sangha and in the presence of that pers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4.9</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dr7.248, ms4V_1895, sc42, sya7.302</text:p>
          </table:table-cell>
          <table:table-cell/>
        </table:table-row>
        <table:table-row table:style-name="ro1">
          <table:table-cell office:value-type="string" calcext:value-type="string">
            <text:p>pli-tv-kd19:3.4.10</text:p>
          </table:table-cell>
          <table:table-cell office:value-type="string" calcext:value-type="string">
            <text:p>Itthannāmo puggalo pārājikaṃ dhammaṃ ajjhāpanno, tassa pātimokkhaṃ ṭhapemi, na tasmiṃ sammukhībhūte pātimokkhaṃ uddisitabbanti—</text:p>
          </table:table-cell>
          <table:table-cell office:value-type="string" calcext:value-type="string">
            <text:p>So-and-so has committed an offense entailing expulsion. I cancel his hearing of the Monastic Code. The Monastic Code should not be recited in his pres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4.11</text:p>
          </table:table-cell>
          <table:table-cell office:value-type="string" calcext:value-type="string">
            <text:p>dhammikaṃ pātimokkhaṭṭhapanaṃ’.</text:p>
          </table:table-cell>
          <table:table-cell office:value-type="string" calcext:value-type="string">
            <text:p>This cancellation of the Monastic Code is legitimat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9:3.4.12</text:p>
          </table:table-cell>
          <table:table-cell office:value-type="string" calcext:value-type="string">
            <text:p>Bhikkhussa pātimokkhe ṭhapite parisā vuṭṭhāti, dasannaṃ antarāyānaṃ aññatarena—</text:p>
          </table:table-cell>
          <table:table-cell office:value-type="string" calcext:value-type="string">
            <text:p>“When the Monastic Code has been canceled for a monk, it may be that the gathering breaks up because of any one of ten dangers: </text:p>
          </table:table-cell>
          <table:table-cell office:value-type="string" calcext:value-type="string">
            <text:p/>
          </table:table-cell>
          <table:table-cell office:value-type="string" calcext:value-type="string">
            <text:p>&lt;hr&gt;&lt;p&gt;{}</text:p>
          </table:table-cell>
          <table:table-cell office:value-type="string" calcext:value-type="string">
            <text:p>cck7.277, ms4V_1896, msdiv389, ndp4.363, sc43, vri90.403</text:p>
          </table:table-cell>
          <table:table-cell office:value-type="string" calcext:value-type="string">
            <text:p>antarāyānaṃ aññatarena → aññatarena antarāyena (sya-all, km)</text:p>
          </table:table-cell>
        </table:table-row>
        <table:table-row table:style-name="ro1">
          <table:table-cell office:value-type="string" calcext:value-type="string">
            <text:p>pli-tv-kd19:3.4.13</text:p>
          </table:table-cell>
          <table:table-cell office:value-type="string" calcext:value-type="string">
            <text:p>rājantarāyena vā, corantarāyena vā, agyantarāyena vā, udakantarāyena vā, manussantarāyena vā, amanussantarāyena vā, vāḷantarāyena vā, sarīsapantarāyena vā, jīvitantarāyena vā, brahmacariyantarāyena vā.</text:p>
          </table:table-cell>
          <table:table-cell office:value-type="string" calcext:value-type="string">
            <text:p>danger from kings, criminals, fire, flooding, people, spirits, predatory animals, snakes, or danger to life, or danger to living the spiritual l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4.14</text:p>
          </table:table-cell>
          <table:table-cell office:value-type="string" calcext:value-type="string">
            <text:p>Ākaṅkhamāno, bhikkhave, bhikkhu tasmiṃ vā āvāse, aññasmiṃ vā āvāse, tasmiṃ puggale sammukhībhūte saṃghamajjhe udāhareyya—</text:p>
          </table:table-cell>
          <table:table-cell office:value-type="string" calcext:value-type="string">
            <text:p>Then, if a monk wishes, he may, in that monastery or in another monastery, announce in the midst of the Sangha and in the presence of that pers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4.15</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1897, sc44</text:p>
          </table:table-cell>
          <table:table-cell/>
        </table:table-row>
        <table:table-row table:style-name="ro1">
          <table:table-cell office:value-type="string" calcext:value-type="string">
            <text:p>pli-tv-kd19:3.4.16</text:p>
          </table:table-cell>
          <table:table-cell office:value-type="string" calcext:value-type="string">
            <text:p>Itthannāmassa puggalassa pārājikakathā vippakatā, taṃ vatthu avinicchitaṃ.</text:p>
          </table:table-cell>
          <table:table-cell office:value-type="string" calcext:value-type="string">
            <text:p>There is an unfinished discussion on so-and-so committing an offense entailing expulsion. The case has not been decided. </text:p>
          </table:table-cell>
          <table:table-cell office:value-type="string" calcext:value-type="string">
            <text:p>The point seems to be that, although the Monastic Code had been canceled for that monk, the further discussion on whether he had committed an offense entailing expulsion was interrupted by one of the ten dangers.</text:p>
          </table:table-cell>
          <table:table-cell office:value-type="string" calcext:value-type="string">
            <text:p>{}</text:p>
          </table:table-cell>
          <table:table-cell table:number-columns-repeated="2"/>
        </table:table-row>
        <table:table-row table:style-name="ro1">
          <table:table-cell office:value-type="string" calcext:value-type="string">
            <text:p>pli-tv-kd19:3.4.17</text:p>
          </table:table-cell>
          <table:table-cell office:value-type="string" calcext:value-type="string">
            <text:p>Yadi saṃghassa pattakallaṃ, saṃgho taṃ vatthuṃ vinicchineyyā’ti.</text:p>
          </table:table-cell>
          <table:table-cell office:value-type="string" calcext:value-type="string">
            <text:p>If it seems appropriate to the Sangha, the Sangha should decide the cas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9:3.4.18</text:p>
          </table:table-cell>
          <table:table-cell office:value-type="string" calcext:value-type="string">
            <text:p>Evañcetaṃ labhetha, iccetaṃ kusalaṃ.</text:p>
          </table:table-cell>
          <table:table-cell office:value-type="string" calcext:value-type="string">
            <text:p>If this works out, all is well. </text:p>
          </table:table-cell>
          <table:table-cell office:value-type="string" calcext:value-type="string">
            <text:p/>
          </table:table-cell>
          <table:table-cell office:value-type="string" calcext:value-type="string">
            <text:p>&lt;p&gt;{}</text:p>
          </table:table-cell>
          <table:table-cell office:value-type="string" calcext:value-type="string">
            <text:p>ms4V_1898, pts-vp-en5.343, sc45</text:p>
          </table:table-cell>
          <table:table-cell/>
        </table:table-row>
        <table:table-row table:style-name="ro1">
          <table:table-cell office:value-type="string" calcext:value-type="string">
            <text:p>pli-tv-kd19:3.4.19</text:p>
          </table:table-cell>
          <table:table-cell office:value-type="string" calcext:value-type="string">
            <text:p>No ce labhetha, tadahuposathe cātuddase vā pannarase vā tasmiṃ puggale sammukhībhūte saṃghamajjhe udāharitabbaṃ—</text:p>
          </table:table-cell>
          <table:table-cell office:value-type="string" calcext:value-type="string">
            <text:p>If not, then on the observance day, whether the fourteenth or the fifteenth, in the midst of the Sangha and in the presence of that person, a monk should announ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4.20</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csp1ed4.430, csp2ed4.430, ms4V_1899, sc46</text:p>
          </table:table-cell>
          <table:table-cell/>
        </table:table-row>
        <table:table-row table:style-name="ro1">
          <table:table-cell office:value-type="string" calcext:value-type="string">
            <text:p>pli-tv-kd19:3.4.21</text:p>
          </table:table-cell>
          <table:table-cell office:value-type="string" calcext:value-type="string">
            <text:p>Itthannāmassa puggalassa pārājikakathā vippakatā, taṃ vatthu avinicchitaṃ.</text:p>
          </table:table-cell>
          <table:table-cell office:value-type="string" calcext:value-type="string">
            <text:p>There is an unfinished discussion on so-and-so committing an offense entailing expulsion. The case has not been decid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4.22</text:p>
          </table:table-cell>
          <table:table-cell office:value-type="string" calcext:value-type="string">
            <text:p>Tassa pātimokkhaṃ ṭhapemi, na tasmiṃ sammukhībhūte pātimokkhaṃ uddisitabbanti—</text:p>
          </table:table-cell>
          <table:table-cell office:value-type="string" calcext:value-type="string">
            <text:p>I cancel his hearing of the Monastic Code. The Monastic Code should not be recited in his pres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4.23</text:p>
          </table:table-cell>
          <table:table-cell office:value-type="string" calcext:value-type="string">
            <text:p>dhammikaṃ pātimokkhaṭṭhapanaṃ’.</text:p>
          </table:table-cell>
          <table:table-cell office:value-type="string" calcext:value-type="string">
            <text:p>This cancellation of the Monastic Code is legitimat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9:3.5.1</text:p>
          </table:table-cell>
          <table:table-cell office:value-type="string" calcext:value-type="string">
            <text:p>Kathaṃ sikkhaṃ paccakkhātako tassaṃ parisāyaṃ nisinno hoti?</text:p>
          </table:table-cell>
          <table:table-cell office:value-type="string" calcext:value-type="string">
            <text:p>“And how is one who has renounced the training seated in that gathering? </text:p>
          </table:table-cell>
          <table:table-cell office:value-type="string" calcext:value-type="string">
            <text:p/>
          </table:table-cell>
          <table:table-cell office:value-type="string" calcext:value-type="string">
            <text:p>&lt;hr&gt;&lt;p&gt;{}</text:p>
          </table:table-cell>
          <table:table-cell office:value-type="string" calcext:value-type="string">
            <text:p>bj5.446, cck7.278, dr7.249, ms4V_1900, msdiv390, pts-cs3.5, sc47, sya7.303</text:p>
          </table:table-cell>
          <table:table-cell/>
        </table:table-row>
        <table:table-row table:style-name="ro1">
          <table:table-cell office:value-type="string" calcext:value-type="string">
            <text:p>pli-tv-kd19:3.5.2</text:p>
          </table:table-cell>
          <table:table-cell office:value-type="string" calcext:value-type="string">
            <text:p>Idha pana, bhikkhave, bhikkhu yehi ākārehi yehi liṅgehi yehi nimittehi sikkhā paccakkhātā hoti, tehi ākārehi tehi liṅgehi tehi nimittehi bhikkhu bhikkhuṃ passati sikkhaṃ paccakkhantaṃ.</text:p>
          </table:table-cell>
          <table:table-cell office:value-type="string" calcext:value-type="string">
            <text:p>A monk sees in a monk the characteristics and signs of someone renouncing the trai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5.3</text:p>
          </table:table-cell>
          <table:table-cell office:value-type="string" calcext:value-type="string">
            <text:p>Na heva kho bhikkhu bhikkhuṃ passati sikkhaṃ paccakkhantaṃ, api ca añño bhikkhu bhikkhussa āroceti—</text:p>
          </table:table-cell>
          <table:table-cell office:value-type="string" calcext:value-type="string">
            <text:p>Or a monk doesn’t see a monk renouncing the training, but another monk informs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5.4</text:p>
          </table:table-cell>
          <table:table-cell office:value-type="string" calcext:value-type="string">
            <text:p>‘itthannāmena, āvuso, bhikkhunā sikkhā paccakkhātā’ti.</text:p>
          </table:table-cell>
          <table:table-cell office:value-type="string" calcext:value-type="string">
            <text:p>‘The monk so-and-so has renounced the trai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5.5</text:p>
          </table:table-cell>
          <table:table-cell office:value-type="string" calcext:value-type="string">
            <text:p>Na heva kho bhikkhu bhikkhuṃ passati sikkhaṃ paccakkhantaṃ, nāpi añño bhikkhu bhikkhussa āroceti—</text:p>
          </table:table-cell>
          <table:table-cell office:value-type="string" calcext:value-type="string">
            <text:p>Or a monk doesn’t see a monk renouncing the training, nor does another monk inform him, </text:p>
          </table:table-cell>
          <table:table-cell office:value-type="string" calcext:value-type="string">
            <text:p/>
          </table:table-cell>
          <table:table-cell office:value-type="string" calcext:value-type="string">
            <text:p>{}</text:p>
          </table:table-cell>
          <table:table-cell office:value-type="string" calcext:value-type="string">
            <text:p>pts-vp-pli2.245</text:p>
          </table:table-cell>
          <table:table-cell/>
        </table:table-row>
        <table:table-row table:style-name="ro1">
          <table:table-cell office:value-type="string" calcext:value-type="string">
            <text:p>pli-tv-kd19:3.5.6</text:p>
          </table:table-cell>
          <table:table-cell office:value-type="string" calcext:value-type="string">
            <text:p>‘itthannāmena, āvuso, bhikkhunā sikkhā paccakkhātā’ti, api ca sova bhikkhu bhikkhussa āroceti—</text:p>
          </table:table-cell>
          <table:table-cell office:value-type="string" calcext:value-type="string">
            <text:p>but the monk himself informs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5.7</text:p>
          </table:table-cell>
          <table:table-cell office:value-type="string" calcext:value-type="string">
            <text:p>‘mayā, āvuso, sikkhā paccakkhātā’ti.</text:p>
          </table:table-cell>
          <table:table-cell office:value-type="string" calcext:value-type="string">
            <text:p>‘I have renounced the trai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5.8</text:p>
          </table:table-cell>
          <table:table-cell office:value-type="string" calcext:value-type="string">
            <text:p>Ākaṅkhamāno, bhikkhave, bhikkhu tena diṭṭhena tena sutena tāya parisaṅkāya tadahuposathe cātuddase vā pannarase vā tasmiṃ puggale sammukhībhūte saṃghamajjhe udāhareyya—</text:p>
          </table:table-cell>
          <table:table-cell office:value-type="string" calcext:value-type="string">
            <text:p>Then, on the observance day, whether the fourteenth or the fifteenth, he may if he wishes, based on what he has seen heard, heard, or suspects, announce in the midst of the Sangha and in the presence of that pers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5.9</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1901, sc48</text:p>
          </table:table-cell>
          <table:table-cell/>
        </table:table-row>
        <table:table-row table:style-name="ro1">
          <table:table-cell office:value-type="string" calcext:value-type="string">
            <text:p>pli-tv-kd19:3.5.10</text:p>
          </table:table-cell>
          <table:table-cell office:value-type="string" calcext:value-type="string">
            <text:p>Itthannāmena puggalena sikkhā paccakkhātā, tassa pātimokkhaṃ ṭhapemi, na tasmiṃ sammukhībhūte pātimokkhaṃ uddisitabbanti—</text:p>
          </table:table-cell>
          <table:table-cell office:value-type="string" calcext:value-type="string">
            <text:p>So-and-so has renounced the training. I cancel his hearing of the Monastic Code. The Monastic Code should not be recited in his pres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5.11</text:p>
          </table:table-cell>
          <table:table-cell office:value-type="string" calcext:value-type="string">
            <text:p>dhammikaṃ pātimokkhaṭṭhapanaṃ’.</text:p>
          </table:table-cell>
          <table:table-cell office:value-type="string" calcext:value-type="string">
            <text:p>This cancellation of the Monastic Code is legitimat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9:3.5.12</text:p>
          </table:table-cell>
          <table:table-cell office:value-type="string" calcext:value-type="string">
            <text:p>Bhikkhussa pātimokkhe ṭhapite parisā vuṭṭhāti, dasannaṃ antarāyānaṃ aññatarena—</text:p>
          </table:table-cell>
          <table:table-cell office:value-type="string" calcext:value-type="string">
            <text:p>“When the Monastic Code has been canceled for a monk, it may be that the gathering breaks up because of any one of ten dangers: </text:p>
          </table:table-cell>
          <table:table-cell office:value-type="string" calcext:value-type="string">
            <text:p/>
          </table:table-cell>
          <table:table-cell office:value-type="string" calcext:value-type="string">
            <text:p>&lt;hr&gt;&lt;p&gt;{}</text:p>
          </table:table-cell>
          <table:table-cell office:value-type="string" calcext:value-type="string">
            <text:p>ms4V_1902, msdiv391, sc49, vri90.404</text:p>
          </table:table-cell>
          <table:table-cell/>
        </table:table-row>
        <table:table-row table:style-name="ro1">
          <table:table-cell office:value-type="string" calcext:value-type="string">
            <text:p>pli-tv-kd19:3.5.13</text:p>
          </table:table-cell>
          <table:table-cell office:value-type="string" calcext:value-type="string">
            <text:p>rājantarāyena vā …pe…</text:p>
          </table:table-cell>
          <table:table-cell office:value-type="string" calcext:value-type="string">
            <text:p>danger from kings, criminals, fire, flooding, people, spirits, predatory animals, snakes, or danger to l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5.14</text:p>
          </table:table-cell>
          <table:table-cell office:value-type="string" calcext:value-type="string">
            <text:p>brahmacariyantarāyena vā, ākaṅkhamāno, bhikkhave, bhikkhu tasmiṃ vā āvāse, aññasmiṃ vā āvāse, tasmiṃ puggale sammukhībhūte saṃghamajjhe udāhareyya—</text:p>
          </table:table-cell>
          <table:table-cell office:value-type="string" calcext:value-type="string">
            <text:p>or danger to living the spiritual life. Then, if a monk wishes, he may, in that monastery or in another monastery, announce in the midst of the Sangha and in the presence of that pers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5.15</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1903, sc50</text:p>
          </table:table-cell>
          <table:table-cell/>
        </table:table-row>
        <table:table-row table:style-name="ro1">
          <table:table-cell office:value-type="string" calcext:value-type="string">
            <text:p>pli-tv-kd19:3.5.16</text:p>
          </table:table-cell>
          <table:table-cell office:value-type="string" calcext:value-type="string">
            <text:p>Itthannāmassa puggalassa sikkhaṃ paccakkhātakathā vippakatā, taṃ vatthu avinicchitaṃ.</text:p>
          </table:table-cell>
          <table:table-cell office:value-type="string" calcext:value-type="string">
            <text:p>There is an unfinished discussion on so-and-so renouncing the training. The case has not been decided.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sikkhaṃ paccakkhātakathā → sikkhāpaccakkhātakathā (bj); sikkhaṃ paccakkhātakakathā (an10.32:1 [32. Pātimokkhaṭṭhapanāsutta])</text:p>
          </table:table-cell>
        </table:table-row>
        <table:table-row table:style-name="ro1">
          <table:table-cell office:value-type="string" calcext:value-type="string">
            <text:p>pli-tv-kd19:3.5.17</text:p>
          </table:table-cell>
          <table:table-cell office:value-type="string" calcext:value-type="string">
            <text:p>Yadi saṃghassa pattakallaṃ, saṃgho taṃ vatthuṃ vinicchineyyā’ti.</text:p>
          </table:table-cell>
          <table:table-cell office:value-type="string" calcext:value-type="string">
            <text:p>If it seems appropriate to the Sangha, the Sangha should decide the cas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9:3.5.18</text:p>
          </table:table-cell>
          <table:table-cell office:value-type="string" calcext:value-type="string">
            <text:p>Evañcetaṃ labhetha, iccetaṃ kusalaṃ.</text:p>
          </table:table-cell>
          <table:table-cell office:value-type="string" calcext:value-type="string">
            <text:p>If this works out, all is well. </text:p>
          </table:table-cell>
          <table:table-cell office:value-type="string" calcext:value-type="string">
            <text:p/>
          </table:table-cell>
          <table:table-cell office:value-type="string" calcext:value-type="string">
            <text:p>&lt;p&gt;{}</text:p>
          </table:table-cell>
          <table:table-cell office:value-type="string" calcext:value-type="string">
            <text:p>ms4V_1904, ndp4.364, sc51, sya7.304</text:p>
          </table:table-cell>
          <table:table-cell/>
        </table:table-row>
        <table:table-row table:style-name="ro1">
          <table:table-cell office:value-type="string" calcext:value-type="string">
            <text:p>pli-tv-kd19:3.5.19</text:p>
          </table:table-cell>
          <table:table-cell office:value-type="string" calcext:value-type="string">
            <text:p>No ce labhetha, tadahuposathe cātuddase vā pannarase vā tasmiṃ puggale sammukhībhūte saṃghamajjhe udāharitabbaṃ—</text:p>
          </table:table-cell>
          <table:table-cell office:value-type="string" calcext:value-type="string">
            <text:p>If not, then on the observance day, whether the fourteenth or the fifteenth, in the midst of the Sangha and in the presence of that person, a monk should announ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5.20</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csp1ed4.431, csp2ed4.431, ms4V_1905, sc52</text:p>
          </table:table-cell>
          <table:table-cell/>
        </table:table-row>
        <table:table-row table:style-name="ro1">
          <table:table-cell office:value-type="string" calcext:value-type="string">
            <text:p>pli-tv-kd19:3.5.21</text:p>
          </table:table-cell>
          <table:table-cell office:value-type="string" calcext:value-type="string">
            <text:p>Itthannāmassa puggalassa sikkhaṃ paccakkhātakathā vippakatā, taṃ vatthu avinicchitaṃ.</text:p>
          </table:table-cell>
          <table:table-cell office:value-type="string" calcext:value-type="string">
            <text:p>There is an unfinished discussion on so-and-so renouncing the training. The matter has not been decid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5.22</text:p>
          </table:table-cell>
          <table:table-cell office:value-type="string" calcext:value-type="string">
            <text:p>Tassa pātimokkhaṃ ṭhapemi, na tasmiṃ sammukhībhūte pātimokkhaṃ uddisitabbanti—</text:p>
          </table:table-cell>
          <table:table-cell office:value-type="string" calcext:value-type="string">
            <text:p>I cancel his hearing of the Monastic Code. The Monastic Code should not be recited in his pres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5.23</text:p>
          </table:table-cell>
          <table:table-cell office:value-type="string" calcext:value-type="string">
            <text:p>dhammikaṃ pātimokkhaṭṭhapanaṃ’.</text:p>
          </table:table-cell>
          <table:table-cell office:value-type="string" calcext:value-type="string">
            <text:p>This cancellation of the Monastic Code is legitimat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9:3.6.1</text:p>
          </table:table-cell>
          <table:table-cell office:value-type="string" calcext:value-type="string">
            <text:p>Kathaṃ dhammikaṃ sāmaggiṃ na upeti?</text:p>
          </table:table-cell>
          <table:table-cell office:value-type="string" calcext:value-type="string">
            <text:p>“And how does he not go to a legitimate legal procedure of a complete assembly? </text:p>
          </table:table-cell>
          <table:table-cell office:value-type="string" calcext:value-type="string">
            <text:p/>
          </table:table-cell>
          <table:table-cell office:value-type="string" calcext:value-type="string">
            <text:p>&lt;hr&gt;&lt;p&gt;{}</text:p>
          </table:table-cell>
          <table:table-cell office:value-type="string" calcext:value-type="string">
            <text:p>bj5.448, cck7.279, dr7.250, ms4V_1906, msdiv392, pts-cs3.6, sc53</text:p>
          </table:table-cell>
          <table:table-cell/>
        </table:table-row>
        <table:table-row table:style-name="ro1">
          <table:table-cell office:value-type="string" calcext:value-type="string">
            <text:p>pli-tv-kd19:3.6.2</text:p>
          </table:table-cell>
          <table:table-cell office:value-type="string" calcext:value-type="string">
            <text:p>Idha pana, bhikkhave, bhikkhu yehi ākārehi yehi liṅgehi yehi nimittehi dhammikāya sāmaggiyānupagamanaṃ hoti, tehi ākārehi tehi liṅgehi tehi nimittehi bhikkhu bhikkhuṃ passati dhammikaṃ sāmaggiṃ na upentaṃ.</text:p>
          </table:table-cell>
          <table:table-cell office:value-type="string" calcext:value-type="string">
            <text:p>A monk sees in a monk the characteristics and signs of someone who doesn’t go to a legitimate legal procedure of a complete assemb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6.3</text:p>
          </table:table-cell>
          <table:table-cell office:value-type="string" calcext:value-type="string">
            <text:p>Na heva kho bhikkhu bhikkhuṃ passati dhammikaṃ sāmaggiṃ na upentaṃ, api ca añño bhikkhu bhikkhussa āroceti—</text:p>
          </table:table-cell>
          <table:table-cell office:value-type="string" calcext:value-type="string">
            <text:p>Or a monk doesn’t see a monk not going to a legitimate legal procedure of a complete assembly, but another monk informs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6.4</text:p>
          </table:table-cell>
          <table:table-cell office:value-type="string" calcext:value-type="string">
            <text:p>‘itthannāmo, āvuso, bhikkhu dhammikaṃ sāmaggiṃ na upetī’ti.</text:p>
          </table:table-cell>
          <table:table-cell office:value-type="string" calcext:value-type="string">
            <text:p>‘Monk so-and-so didn’t go to a legitimate legal procedure of a complete assemb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6.5</text:p>
          </table:table-cell>
          <table:table-cell office:value-type="string" calcext:value-type="string">
            <text:p>Na heva kho bhikkhu bhikkhuṃ passati dhammikaṃ sāmaggiṃ na upentaṃ, nāpi añño bhikkhu bhikkhussa āroceti—</text:p>
          </table:table-cell>
          <table:table-cell office:value-type="string" calcext:value-type="string">
            <text:p>Or a monk doesn’t see a monk not going to a legitimate legal procedure of a complete assembly, nor does another monk inform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6.6</text:p>
          </table:table-cell>
          <table:table-cell office:value-type="string" calcext:value-type="string">
            <text:p>‘itthannāmo, āvuso, bhikkhu dhammikaṃ sāmaggiṃ na upetī’ti, api ca sova bhikkhu bhikkhussa āroceti—</text:p>
          </table:table-cell>
          <table:table-cell office:value-type="string" calcext:value-type="string">
            <text:p>but the monk himself informs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6.7</text:p>
          </table:table-cell>
          <table:table-cell office:value-type="string" calcext:value-type="string">
            <text:p>‘ahaṃ, āvuso, dhammikaṃ sāmaggiṃ na upemī’ti.</text:p>
          </table:table-cell>
          <table:table-cell office:value-type="string" calcext:value-type="string">
            <text:p>‘I didn’t go to a legitimate legal procedure of a complete assemb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6.8</text:p>
          </table:table-cell>
          <table:table-cell office:value-type="string" calcext:value-type="string">
            <text:p>Ākaṅkhamāno, bhikkhave, bhikkhu tena diṭṭhena tena sutena tāya parisaṅkāya tadahuposathe cātuddase vā pannarase vā tasmiṃ puggale sammukhībhūte saṃghamajjhe udāhareyya—</text:p>
          </table:table-cell>
          <table:table-cell office:value-type="string" calcext:value-type="string">
            <text:p>Then, on the observance day, whether the fourteenth or the fifteenth, he may if he wishes, based on what he has seen heard, heard, or suspects, announce in the midst of the Sangha and in the presence of that person: </text:p>
          </table:table-cell>
          <table:table-cell office:value-type="string" calcext:value-type="string">
            <text:p/>
          </table:table-cell>
          <table:table-cell office:value-type="string" calcext:value-type="string">
            <text:p>{}&lt;/p&gt;</text:p>
          </table:table-cell>
          <table:table-cell office:value-type="string" calcext:value-type="string">
            <text:p>pts-vp-pli2.246</text:p>
          </table:table-cell>
          <table:table-cell/>
        </table:table-row>
        <table:table-row table:style-name="ro1">
          <table:table-cell office:value-type="string" calcext:value-type="string">
            <text:p>pli-tv-kd19:3.6.9</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1907, sc54, sya7.305</text:p>
          </table:table-cell>
          <table:table-cell/>
        </table:table-row>
        <table:table-row table:style-name="ro1">
          <table:table-cell office:value-type="string" calcext:value-type="string">
            <text:p>pli-tv-kd19:3.6.10</text:p>
          </table:table-cell>
          <table:table-cell office:value-type="string" calcext:value-type="string">
            <text:p>Itthannāmo puggalo dhammikaṃ sāmaggiṃ na upeti, tassa pātimokkhaṃ ṭhapemi, na tasmiṃ sammukhībhūte pātimokkhaṃ uddisitabbanti—</text:p>
          </table:table-cell>
          <table:table-cell office:value-type="string" calcext:value-type="string">
            <text:p>So-and-so did not go to a legitimate legal procedure of a complete assembly. I cancel his hearing of the Monastic Code. The Monastic Code should not be recited in his pres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6.11</text:p>
          </table:table-cell>
          <table:table-cell office:value-type="string" calcext:value-type="string">
            <text:p>dhammikaṃ pātimokkhaṭṭhapanaṃ’.</text:p>
          </table:table-cell>
          <table:table-cell office:value-type="string" calcext:value-type="string">
            <text:p>This cancellation of the Monastic Code is legitimat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9:3.7.1</text:p>
          </table:table-cell>
          <table:table-cell office:value-type="string" calcext:value-type="string">
            <text:p>Kathaṃ dhammikaṃ sāmaggiṃ paccādiyati?</text:p>
          </table:table-cell>
          <table:table-cell office:value-type="string" calcext:value-type="string">
            <text:p>“And how does he reopen a legitimate legal procedure of a complete assembly? </text:p>
          </table:table-cell>
          <table:table-cell office:value-type="string" calcext:value-type="string">
            <text:p/>
          </table:table-cell>
          <table:table-cell office:value-type="string" calcext:value-type="string">
            <text:p>&lt;hr&gt;&lt;p&gt;{}</text:p>
          </table:table-cell>
          <table:table-cell office:value-type="string" calcext:value-type="string">
            <text:p>cck7.280, csp1ed4.432, csp2ed4.432, dr7.251, ms4V_1908, msdiv393, pts-cs3.7, sc55, vri90.405</text:p>
          </table:table-cell>
          <table:table-cell/>
        </table:table-row>
        <table:table-row table:style-name="ro1">
          <table:table-cell office:value-type="string" calcext:value-type="string">
            <text:p>pli-tv-kd19:3.7.2</text:p>
          </table:table-cell>
          <table:table-cell office:value-type="string" calcext:value-type="string">
            <text:p>Idha, bhikkhave, bhikkhu yehi ākārehi yehi liṅgehi yehi nimittehi dhammikāya sāmaggiyā paccādānaṃ hoti, tehi ākārehi tehi liṅgehi tehi nimittehi bhikkhu bhikkhuṃ passati dhammikaṃ sāmaggiṃ paccādiyantaṃ.</text:p>
          </table:table-cell>
          <table:table-cell office:value-type="string" calcext:value-type="string">
            <text:p>A monk sees in a monk the characteristics and signs of someone who reopens a legitimate legal procedure of a complete assemb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7.3</text:p>
          </table:table-cell>
          <table:table-cell office:value-type="string" calcext:value-type="string">
            <text:p>Na heva kho bhikkhu bhikkhuṃ passati dhammikaṃ sāmaggiṃ paccādiyantaṃ, api ca añño bhikkhu bhikkhussa āroceti—‘itthannāmo, āvuso, bhikkhu dhammikaṃ sāmaggiṃ paccādiyatī’ti.</text:p>
          </table:table-cell>
          <table:table-cell office:value-type="string" calcext:value-type="string">
            <text:p>Or a monk doesn’t see a monk reopening a legitimate legal procedure of a complete assembly, but another monk informs him, ‘Monk so-and-so has reopened a legitimate legal procedure of a complete assemb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7.4</text:p>
          </table:table-cell>
          <table:table-cell office:value-type="string" calcext:value-type="string">
            <text:p>Na heva kho bhikkhu bhikkhuṃ passati dhammikaṃ sāmaggiṃ paccādiyantaṃ, nāpi añño bhikkhu bhikkhussa āroceti—‘itthannāmo, āvuso, bhikkhu dhammikaṃ sāmaggiṃ paccādiyatī’ti, api ca sova bhikkhu bhikkhussa āroceti—‘ahaṃ, āvuso, dhammikaṃ sāmaggiṃ paccādiyāmī’ti.</text:p>
          </table:table-cell>
          <table:table-cell office:value-type="string" calcext:value-type="string">
            <text:p>Or a monk doesn’t see a monk reopening a legitimate legal procedure of a complete assembly, nor does another monk inform him, but the monk himself informs him, ‘I have reopened a legitimate legal procedure of a complete assemb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7.5</text:p>
          </table:table-cell>
          <table:table-cell office:value-type="string" calcext:value-type="string">
            <text:p>Ākaṅkhamāno, bhikkhave, bhikkhu tena diṭṭhena tena sutena tāya parisaṅkāya tadahuposathe cātuddase vā pannarase vā tasmiṃ puggale sammukhībhūte saṃghamajjhe udāhareyya—</text:p>
          </table:table-cell>
          <table:table-cell office:value-type="string" calcext:value-type="string">
            <text:p>Then, on the observance day, whether the fourteenth or the fifteenth, he may if he wishes, based on what he has seen heard, heard, or suspects, announce in the midst of the Sangha and in the presence of that pers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7.6</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1909, sc56</text:p>
          </table:table-cell>
          <table:table-cell/>
        </table:table-row>
        <table:table-row table:style-name="ro1">
          <table:table-cell office:value-type="string" calcext:value-type="string">
            <text:p>pli-tv-kd19:3.7.7</text:p>
          </table:table-cell>
          <table:table-cell office:value-type="string" calcext:value-type="string">
            <text:p>Itthannāmo puggalo dhammikaṃ sāmaggiṃ paccādiyati, tassa pātimokkhaṃ ṭhapemi, na tasmiṃ sammukhībhūte pātimokkhaṃ uddisitabbanti—</text:p>
          </table:table-cell>
          <table:table-cell office:value-type="string" calcext:value-type="string">
            <text:p>So-and-so has reopened a legitimate legal procedure of a complete assembly. I cancel his hearing of the Monastic Code. The Monastic Code should not be recited in his pres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7.8</text:p>
          </table:table-cell>
          <table:table-cell office:value-type="string" calcext:value-type="string">
            <text:p>dhammikaṃ pātimokkhaṭṭhapanaṃ’.</text:p>
          </table:table-cell>
          <table:table-cell office:value-type="string" calcext:value-type="string">
            <text:p>This cancellation of the Monastic Code is legitimat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9:3.7.9</text:p>
          </table:table-cell>
          <table:table-cell office:value-type="string" calcext:value-type="string">
            <text:p>Bhikkhussa pātimokkhe ṭhapite parisā vuṭṭhāti, dasannaṃ antarāyānaṃ aññatarena—</text:p>
          </table:table-cell>
          <table:table-cell office:value-type="string" calcext:value-type="string">
            <text:p>“When the Monastic Code has been canceled for a monk, it may be that the gathering breaks up because of any one of ten dangers: </text:p>
          </table:table-cell>
          <table:table-cell office:value-type="string" calcext:value-type="string">
            <text:p/>
          </table:table-cell>
          <table:table-cell office:value-type="string" calcext:value-type="string">
            <text:p>&lt;hr&gt;&lt;p&gt;{}</text:p>
          </table:table-cell>
          <table:table-cell office:value-type="string" calcext:value-type="string">
            <text:p>ms4V_1910, msdiv394, ndp4.365, sc57, sya7.306</text:p>
          </table:table-cell>
          <table:table-cell/>
        </table:table-row>
        <table:table-row table:style-name="ro1">
          <table:table-cell office:value-type="string" calcext:value-type="string">
            <text:p>pli-tv-kd19:3.7.10</text:p>
          </table:table-cell>
          <table:table-cell office:value-type="string" calcext:value-type="string">
            <text:p>rājantarāyena vā …pe…</text:p>
          </table:table-cell>
          <table:table-cell office:value-type="string" calcext:value-type="string">
            <text:p>danger from kings, criminals, fire, flooding, people, spirits, predatory animals, snakes, or danger to l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7.11</text:p>
          </table:table-cell>
          <table:table-cell office:value-type="string" calcext:value-type="string">
            <text:p>brahmacariyantarāyena vā.</text:p>
          </table:table-cell>
          <table:table-cell office:value-type="string" calcext:value-type="string">
            <text:p>or danger to living the spiritual l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7.12</text:p>
          </table:table-cell>
          <table:table-cell office:value-type="string" calcext:value-type="string">
            <text:p>Ākaṅkhamāno, bhikkhave, bhikkhu tasmiṃ vā āvāse, aññasmiṃ vā āvāse, tasmiṃ puggale sammukhībhūte saṃghamajjhe udāhareyya—</text:p>
          </table:table-cell>
          <table:table-cell office:value-type="string" calcext:value-type="string">
            <text:p>Then, if a monk wishes, he may, in that monastery or in another monastery, announce in the midst of the Sangha and in the presence of that pers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7.13</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1911, sc58</text:p>
          </table:table-cell>
          <table:table-cell/>
        </table:table-row>
        <table:table-row table:style-name="ro1">
          <table:table-cell office:value-type="string" calcext:value-type="string">
            <text:p>pli-tv-kd19:3.7.14</text:p>
          </table:table-cell>
          <table:table-cell office:value-type="string" calcext:value-type="string">
            <text:p>Itthannāmassa puggalassa dhammikāya sāmaggiyā paccādānakathā vippakatā, taṃ vatthu avinicchitaṃ.</text:p>
          </table:table-cell>
          <table:table-cell office:value-type="string" calcext:value-type="string">
            <text:p>There is an unfinished discussion on so-and-so reopening a legitimate legal procedure of a complete assembly. The case has not been decid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7.15</text:p>
          </table:table-cell>
          <table:table-cell office:value-type="string" calcext:value-type="string">
            <text:p>Yadi saṃghassa pattakallaṃ, saṃgho taṃ vatthuṃ vinicchineyyā’ti.</text:p>
          </table:table-cell>
          <table:table-cell office:value-type="string" calcext:value-type="string">
            <text:p>If it seems appropriate to the Sangha, the Sangha should decide the cas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9:3.7.16</text:p>
          </table:table-cell>
          <table:table-cell office:value-type="string" calcext:value-type="string">
            <text:p>Evañcetaṃ labhetha, iccetaṃ kusalaṃ.</text:p>
          </table:table-cell>
          <table:table-cell office:value-type="string" calcext:value-type="string">
            <text:p>If this works out, all is well. </text:p>
          </table:table-cell>
          <table:table-cell office:value-type="string" calcext:value-type="string">
            <text:p/>
          </table:table-cell>
          <table:table-cell office:value-type="string" calcext:value-type="string">
            <text:p>&lt;p&gt;{}</text:p>
          </table:table-cell>
          <table:table-cell office:value-type="string" calcext:value-type="string">
            <text:p>bj5.450, ms4V_1912, sc59</text:p>
          </table:table-cell>
          <table:table-cell/>
        </table:table-row>
        <table:table-row table:style-name="ro1">
          <table:table-cell office:value-type="string" calcext:value-type="string">
            <text:p>pli-tv-kd19:3.7.17</text:p>
          </table:table-cell>
          <table:table-cell office:value-type="string" calcext:value-type="string">
            <text:p>No ce labhetha, tadahuposathe cātuddase vā pannarase vā tasmiṃ puggale sammukhībhūte saṃghamajjhe udāharitabbaṃ—</text:p>
          </table:table-cell>
          <table:table-cell office:value-type="string" calcext:value-type="string">
            <text:p>If not, then on the observance day, whether the fourteenth or the fifteenth, in the midst of the Sangha and in the presence of that person, a monk should announ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7.18</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cck7.281, ms4V_1913, sc60</text:p>
          </table:table-cell>
          <table:table-cell/>
        </table:table-row>
        <table:table-row table:style-name="ro1">
          <table:table-cell office:value-type="string" calcext:value-type="string">
            <text:p>pli-tv-kd19:3.7.19</text:p>
          </table:table-cell>
          <table:table-cell office:value-type="string" calcext:value-type="string">
            <text:p>Itthannāmassa puggalassa dhammikāya sāmaggiyā paccādānakathā vippakatā, taṃ vatthu avinicchitaṃ.</text:p>
          </table:table-cell>
          <table:table-cell office:value-type="string" calcext:value-type="string">
            <text:p>There is an unfinished discussion on so-and-so reopening a legitimate legal procedure of a complete assembly. The case has not been decid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7.20</text:p>
          </table:table-cell>
          <table:table-cell office:value-type="string" calcext:value-type="string">
            <text:p>Tassa pātimokkhaṃ ṭhapemi, na tasmiṃ sammukhībhūte pātimokkhaṃ uddisitabbanti—</text:p>
          </table:table-cell>
          <table:table-cell office:value-type="string" calcext:value-type="string">
            <text:p>I cancel his hearing of the Monastic Code. The Monastic Code should not be recited in his pres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7.21</text:p>
          </table:table-cell>
          <table:table-cell office:value-type="string" calcext:value-type="string">
            <text:p>dhammikaṃ pātimokkhaṭṭhapanaṃ’.</text:p>
          </table:table-cell>
          <table:table-cell office:value-type="string" calcext:value-type="string">
            <text:p>This cancellation of the Monastic Code is legitimat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9:3.8.1</text:p>
          </table:table-cell>
          <table:table-cell office:value-type="string" calcext:value-type="string">
            <text:p>Kathaṃ sīlavipattiyā diṭṭhasutaparisaṅkito hoti?</text:p>
          </table:table-cell>
          <table:table-cell office:value-type="string" calcext:value-type="string">
            <text:p>“And how is failure in morality seen, heard, or suspected? </text:p>
          </table:table-cell>
          <table:table-cell office:value-type="string" calcext:value-type="string">
            <text:p/>
          </table:table-cell>
          <table:table-cell office:value-type="string" calcext:value-type="string">
            <text:p>&lt;hr&gt;&lt;p&gt;{}</text:p>
          </table:table-cell>
          <table:table-cell office:value-type="string" calcext:value-type="string">
            <text:p>csp1ed4.433, csp2ed4.433, dr7.252, ms4V_1914, msdiv395, pts-cs3.8, sc61, sya7.307, vri90.406</text:p>
          </table:table-cell>
          <table:table-cell/>
        </table:table-row>
        <table:table-row table:style-name="ro1">
          <table:table-cell office:value-type="string" calcext:value-type="string">
            <text:p>pli-tv-kd19:3.8.2</text:p>
          </table:table-cell>
          <table:table-cell office:value-type="string" calcext:value-type="string">
            <text:p>Idha pana, bhikkhave, bhikkhu yehi ākārehi yehi liṅgehi yehi nimittehi sīlavipattiyā diṭṭhasutaparisaṅkito hoti, tehi ākārehi tehi liṅgehi tehi nimittehi bhikkhu bhikkhuṃ passati sīlavipattiyā diṭṭhasutaparisaṅkitaṃ.</text:p>
          </table:table-cell>
          <table:table-cell office:value-type="string" calcext:value-type="string">
            <text:p>A monk sees in a monk the characteristics and signs of someone who has been seen, heard, or suspected of failure in moral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8.3</text:p>
          </table:table-cell>
          <table:table-cell office:value-type="string" calcext:value-type="string">
            <text:p>Na heva kho bhikkhu bhikkhuṃ passati sīlavipattiyā diṭṭhasutaparisaṅkitaṃ, api ca añño bhikkhu bhikkhussa āroceti—</text:p>
          </table:table-cell>
          <table:table-cell office:value-type="string" calcext:value-type="string">
            <text:p>Or a monk doesn’t see a monk who has been seen, heard, or suspected of failure in morality, but another monk informs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8.4</text:p>
          </table:table-cell>
          <table:table-cell office:value-type="string" calcext:value-type="string">
            <text:p>‘itthannāmo, āvuso, bhikkhu sīlavipattiyā diṭṭhasutaparisaṅkito’ti.</text:p>
          </table:table-cell>
          <table:table-cell office:value-type="string" calcext:value-type="string">
            <text:p>‘Monk so-and-so has been seen, heard, or suspected of failure in moral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8.5</text:p>
          </table:table-cell>
          <table:table-cell office:value-type="string" calcext:value-type="string">
            <text:p>Na heva kho bhikkhu bhikkhuṃ passati sīlavipattiyā diṭṭhasutaparisaṅkitaṃ, nāpi añño bhikkhu bhikkhussa āroceti—</text:p>
          </table:table-cell>
          <table:table-cell office:value-type="string" calcext:value-type="string">
            <text:p>Or a monk doesn’t see a monk who has been seen, heard, or suspected of failure in morality, nor does another monk inform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8.6</text:p>
          </table:table-cell>
          <table:table-cell office:value-type="string" calcext:value-type="string">
            <text:p>‘itthannāmo, āvuso, bhikkhu sīlavipattiyā diṭṭhasutaparisaṅkito’ti, api ca sova bhikkhu bhikkhussa āroceti—</text:p>
          </table:table-cell>
          <table:table-cell office:value-type="string" calcext:value-type="string">
            <text:p>but the monk himself informs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8.7</text:p>
          </table:table-cell>
          <table:table-cell office:value-type="string" calcext:value-type="string">
            <text:p>‘ahaṃ, āvuso, sīlavipattiyā diṭṭhasutaparisaṅkitomhī’ti.</text:p>
          </table:table-cell>
          <table:table-cell office:value-type="string" calcext:value-type="string">
            <text:p>‘I have been seen, heard, or suspected of failure in moral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8.8</text:p>
          </table:table-cell>
          <table:table-cell office:value-type="string" calcext:value-type="string">
            <text:p>Ākaṅkhamāno, bhikkhave, bhikkhu tena diṭṭhena tena sutena tāya parisaṅkāya tadahuposathe cātuddase vā pannarase vā tasmiṃ puggale sammukhībhūte saṃghamajjhe udāhareyya—</text:p>
          </table:table-cell>
          <table:table-cell office:value-type="string" calcext:value-type="string">
            <text:p>Then, on the observance day, whether the fourteenth or the fifteenth, he may if he wishes, based on what he has seen, heard, or suspects, announce in the midst of the Sangha and in the presence of that pers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8.9</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1915, sc62</text:p>
          </table:table-cell>
          <table:table-cell/>
        </table:table-row>
        <table:table-row table:style-name="ro1">
          <table:table-cell office:value-type="string" calcext:value-type="string">
            <text:p>pli-tv-kd19:3.8.10</text:p>
          </table:table-cell>
          <table:table-cell office:value-type="string" calcext:value-type="string">
            <text:p>Itthannāmo puggalo sīlavipattiyā diṭṭhasutaparisaṅkito, tassa pātimokkhaṃ ṭhapemi, na tasmiṃ sammukhībhūte pātimokkhaṃ uddisitabbanti—</text:p>
          </table:table-cell>
          <table:table-cell office:value-type="string" calcext:value-type="string">
            <text:p>So-and-so has been seen, heard, or suspected of failure in morality. I cancel his hearing of the Monastic Code. The Monastic Code should not be recited in his presenc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diṭṭhasutaparisaṅkito → diṭṭhasutaparisaṅkito hoti (sya-all, km)</text:p>
          </table:table-cell>
        </table:table-row>
        <table:table-row table:style-name="ro1">
          <table:table-cell office:value-type="string" calcext:value-type="string">
            <text:p>pli-tv-kd19:3.8.11</text:p>
          </table:table-cell>
          <table:table-cell office:value-type="string" calcext:value-type="string">
            <text:p>dhammikaṃ pātimokkhaṭṭhapanaṃ’.</text:p>
          </table:table-cell>
          <table:table-cell office:value-type="string" calcext:value-type="string">
            <text:p>This cancellation of the Monastic Code is legitimat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9:3.9.1</text:p>
          </table:table-cell>
          <table:table-cell office:value-type="string" calcext:value-type="string">
            <text:p>Kathaṃ ācāravipattiyā diṭṭhasutaparisaṅkito hoti?</text:p>
          </table:table-cell>
          <table:table-cell office:value-type="string" calcext:value-type="string">
            <text:p>“And how is failure in conduct seen, heard, or suspected? </text:p>
          </table:table-cell>
          <table:table-cell office:value-type="string" calcext:value-type="string">
            <text:p/>
          </table:table-cell>
          <table:table-cell office:value-type="string" calcext:value-type="string">
            <text:p>&lt;hr&gt;&lt;p&gt;{}</text:p>
          </table:table-cell>
          <table:table-cell office:value-type="string" calcext:value-type="string">
            <text:p>bj5.452, cck7.282, dr7.253, ms4V_1916, msdiv396, ndp4.366, pts-cs3.9, sc63, sya7.308</text:p>
          </table:table-cell>
          <table:table-cell/>
        </table:table-row>
        <table:table-row table:style-name="ro1">
          <table:table-cell office:value-type="string" calcext:value-type="string">
            <text:p>pli-tv-kd19:3.9.2</text:p>
          </table:table-cell>
          <table:table-cell office:value-type="string" calcext:value-type="string">
            <text:p>Idha pana, bhikkhave, bhikkhu yehi ākārehi yehi liṅgehi yehi nimittehi ācāravipattiyā diṭṭhasutaparisaṅkito hoti tehi ākārehi tehi liṅgehi tehi nimittehi bhikkhu bhikkhuṃ passati ācāravipattiyā diṭṭhasutaparisaṅkitaṃ.</text:p>
          </table:table-cell>
          <table:table-cell office:value-type="string" calcext:value-type="string">
            <text:p>A monk sees in a monk the characteristics and signs of someone who has been seen, heard, or suspected of failure in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9.3</text:p>
          </table:table-cell>
          <table:table-cell office:value-type="string" calcext:value-type="string">
            <text:p>Na heva kho bhikkhu bhikkhuṃ passati ācāravipattiyā diṭṭhasutaparisaṅkitaṃ, api ca añño bhikkhu bhikkhussa āroceti—</text:p>
          </table:table-cell>
          <table:table-cell office:value-type="string" calcext:value-type="string">
            <text:p>Or a monk doesn’t see a monk who has been seen, heard, or suspected of failure in conduct, but another monk informs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9.4</text:p>
          </table:table-cell>
          <table:table-cell office:value-type="string" calcext:value-type="string">
            <text:p>‘itthannāmo, āvuso, bhikkhu ācāravipattiyā diṭṭhasutaparisaṅkito’ti.</text:p>
          </table:table-cell>
          <table:table-cell office:value-type="string" calcext:value-type="string">
            <text:p>‘Monk so-and-so has been seen, heard, or suspected of failure in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9.5</text:p>
          </table:table-cell>
          <table:table-cell office:value-type="string" calcext:value-type="string">
            <text:p>Na heva kho bhikkhu bhikkhuṃ passati ācāravipattiyā diṭṭhasutaparisaṅkitaṃ, nāpi añño bhikkhu bhikkhussa āroceti—</text:p>
          </table:table-cell>
          <table:table-cell office:value-type="string" calcext:value-type="string">
            <text:p>Or a monk doesn’t see a monk who has been seen, heard, or suspected of failure in conduct, nor does another monk inform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9.6</text:p>
          </table:table-cell>
          <table:table-cell office:value-type="string" calcext:value-type="string">
            <text:p>‘itthannāmo, āvuso, bhikkhu ācāravipattiyā diṭṭhasutaparisaṅkito’ti, api ca sova bhikkhu bhikkhussa āroceti—</text:p>
          </table:table-cell>
          <table:table-cell office:value-type="string" calcext:value-type="string">
            <text:p>but the monk himself informs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9.7</text:p>
          </table:table-cell>
          <table:table-cell office:value-type="string" calcext:value-type="string">
            <text:p>‘ahaṃ, āvuso, ācāravipattiyā diṭṭhasutaparisaṅkitomhī’ti.</text:p>
          </table:table-cell>
          <table:table-cell office:value-type="string" calcext:value-type="string">
            <text:p>‘I have been seen, heard, or suspected of failure in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9.8</text:p>
          </table:table-cell>
          <table:table-cell office:value-type="string" calcext:value-type="string">
            <text:p>Ākaṅkhamāno, bhikkhave, bhikkhu tena diṭṭhena tena sutena tāya parisaṅkāya tadahuposathe cātuddase vā pannarase vā tasmiṃ puggale sammukhībhūte saṃghamajjhe udāhareyya—</text:p>
          </table:table-cell>
          <table:table-cell office:value-type="string" calcext:value-type="string">
            <text:p>Then, on the observance day, whether the fourteenth or the fifteenth, he may if he wishes, based on what he has seen heard, heard, or suspects, announce in the midst of the Sangha and in the presence of that pers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9.9</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1917, sc64, vri90.407</text:p>
          </table:table-cell>
          <table:table-cell/>
        </table:table-row>
        <table:table-row table:style-name="ro1">
          <table:table-cell office:value-type="string" calcext:value-type="string">
            <text:p>pli-tv-kd19:3.9.10</text:p>
          </table:table-cell>
          <table:table-cell office:value-type="string" calcext:value-type="string">
            <text:p>Itthannāmo puggalo ācāravipattiyā diṭṭhasutaparisaṅkito, tassa pātimokkhaṃ ṭhapemi, na tasmiṃ sammukhībhūte pātimokkhaṃ uddisitabbanti—</text:p>
          </table:table-cell>
          <table:table-cell office:value-type="string" calcext:value-type="string">
            <text:p>So-and-so has been seen, heard, or suspected of failure in conduct. I cancel his hearing of the Monastic Code. The Monastic Code should not be recited in his pres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9.11</text:p>
          </table:table-cell>
          <table:table-cell office:value-type="string" calcext:value-type="string">
            <text:p>dhammikaṃ pātimokkhaṭṭhapanaṃ’.</text:p>
          </table:table-cell>
          <table:table-cell office:value-type="string" calcext:value-type="string">
            <text:p>This cancellation of the Monastic Code is legitimat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9:3.9.12</text:p>
          </table:table-cell>
          <table:table-cell office:value-type="string" calcext:value-type="string">
            <text:p>Kathaṃ diṭṭhivipattiyā diṭṭhasutaparisaṅkito hoti?</text:p>
          </table:table-cell>
          <table:table-cell office:value-type="string" calcext:value-type="string">
            <text:p>“And how is failure in view seen, heard, or suspected? </text:p>
          </table:table-cell>
          <table:table-cell office:value-type="string" calcext:value-type="string">
            <text:p/>
          </table:table-cell>
          <table:table-cell office:value-type="string" calcext:value-type="string">
            <text:p>&lt;hr&gt;&lt;p&gt;{}</text:p>
          </table:table-cell>
          <table:table-cell office:value-type="string" calcext:value-type="string">
            <text:p>cck7.283, csp1ed4.434, csp2ed4.434, ms4V_1918, msdiv397, sc65</text:p>
          </table:table-cell>
          <table:table-cell/>
        </table:table-row>
        <table:table-row table:style-name="ro1">
          <table:table-cell office:value-type="string" calcext:value-type="string">
            <text:p>pli-tv-kd19:3.9.13</text:p>
          </table:table-cell>
          <table:table-cell office:value-type="string" calcext:value-type="string">
            <text:p>Idha pana, bhikkhave, bhikkhu yehi ākārehi yehi liṅgehi yehi nimittehi diṭṭhivipattiyā diṭṭhasutaparisaṅkito hoti, tehi ākārehi tehi liṅgehi tehi nimittehi bhikkhu bhikkhuṃ passati diṭṭhivipattiyā diṭṭhasutaparisaṅkitaṃ.</text:p>
          </table:table-cell>
          <table:table-cell office:value-type="string" calcext:value-type="string">
            <text:p>A monk sees in a monk the characteristics and signs of someone who has been seen, heard, or suspected of failure in vie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9.14</text:p>
          </table:table-cell>
          <table:table-cell office:value-type="string" calcext:value-type="string">
            <text:p>Na heva kho bhikkhu bhikkhuṃ passati diṭṭhivipattiyā diṭṭhasutaparisaṅkitaṃ, api ca añño bhikkhu bhikkhussa āroceti—</text:p>
          </table:table-cell>
          <table:table-cell office:value-type="string" calcext:value-type="string">
            <text:p>Or a monk doesn’t see a monk who has been seen, heard, or suspected of failure in view, but another monk informs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9.15</text:p>
          </table:table-cell>
          <table:table-cell office:value-type="string" calcext:value-type="string">
            <text:p>‘itthannāmo, āvuso, bhikkhu diṭṭhivipattiyā diṭṭhasutaparisaṅkito’ti.</text:p>
          </table:table-cell>
          <table:table-cell office:value-type="string" calcext:value-type="string">
            <text:p>‘Monk so-and-so has been seen, heard, or suspected of failure in vie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9.16</text:p>
          </table:table-cell>
          <table:table-cell office:value-type="string" calcext:value-type="string">
            <text:p>Na heva kho bhikkhu bhikkhuṃ passati diṭṭhivipattiyā diṭṭhasutaparisaṅkitaṃ, nāpi añño bhikkhu bhikkhussa āroceti—</text:p>
          </table:table-cell>
          <table:table-cell office:value-type="string" calcext:value-type="string">
            <text:p>Or a monk doesn’t see a monk who has been seen, heard, or suspected of failure in view, nor does another monk inform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9.17</text:p>
          </table:table-cell>
          <table:table-cell office:value-type="string" calcext:value-type="string">
            <text:p>‘itthannāmo, āvuso, bhikkhu diṭṭhivipattiyā diṭṭhasutaparisaṅkito’ti, api ca sova bhikkhu bhikkhussa āroceti—</text:p>
          </table:table-cell>
          <table:table-cell office:value-type="string" calcext:value-type="string">
            <text:p>but the monk himself informs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9.18</text:p>
          </table:table-cell>
          <table:table-cell office:value-type="string" calcext:value-type="string">
            <text:p>‘ahaṃ, āvuso, diṭṭhivipattiyā diṭṭhasutaparisaṅkitomhī’ti.</text:p>
          </table:table-cell>
          <table:table-cell office:value-type="string" calcext:value-type="string">
            <text:p>‘I have been seen, heard, or suspected of failure in vie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9.19</text:p>
          </table:table-cell>
          <table:table-cell office:value-type="string" calcext:value-type="string">
            <text:p>Ākaṅkhamāno, bhikkhave, bhikkhu tena diṭṭhena tena sutena tāya parisaṅkāya tadahuposathe cātuddase vā pannarase vā tasmiṃ puggale sammukhībhūte saṃghamajjhe udāhareyya—</text:p>
          </table:table-cell>
          <table:table-cell office:value-type="string" calcext:value-type="string">
            <text:p>Then, on the observance day, whether the fourteenth or the fifteenth, he may if he wishes, based on what he has seen heard, heard, or suspects, announce in the midst of the Sangha and in the presence of that pers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3.9.20</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1919, sc66, sya7.309</text:p>
          </table:table-cell>
          <table:table-cell/>
        </table:table-row>
        <table:table-row table:style-name="ro1">
          <table:table-cell office:value-type="string" calcext:value-type="string">
            <text:p>pli-tv-kd19:3.9.21</text:p>
          </table:table-cell>
          <table:table-cell office:value-type="string" calcext:value-type="string">
            <text:p>Itthannāmo puggalo diṭṭhivipattiyā diṭṭhasutaparisaṅkito, tassa pātimokkhaṃ ṭhapemi, na tasmiṃ sammukhībhūte pātimokkhaṃ uddisitabbanti—</text:p>
          </table:table-cell>
          <table:table-cell office:value-type="string" calcext:value-type="string">
            <text:p>So-and-so has been seen, heard, or suspected of failure in view. I cancel his hearing of the Monastic Code. The Monastic Code should not be recited in his pres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3.9.22</text:p>
          </table:table-cell>
          <table:table-cell office:value-type="string" calcext:value-type="string">
            <text:p>dhammikaṃ pātimokkhaṭṭhapanaṃ’.</text:p>
          </table:table-cell>
          <table:table-cell office:value-type="string" calcext:value-type="string">
            <text:p>This cancellation of the Monastic Code is legitimate. </text:p>
          </table:table-cell>
          <table:table-cell office:value-type="string" calcext:value-type="string">
            <text:p/>
          </table:table-cell>
          <table:table-cell office:value-type="string" calcext:value-type="string">
            <text:p>{}&lt;/p&gt;&lt;/article&gt;</text:p>
          </table:table-cell>
          <table:table-cell office:value-type="string" calcext:value-type="string">
            <text:p>pts-vp-pli2.247</text:p>
          </table:table-cell>
          <table:table-cell/>
        </table:table-row>
        <table:table-row table:style-name="ro1">
          <table:table-cell office:value-type="string" calcext:value-type="string">
            <text:p>pli-tv-kd19:3.9.23</text:p>
          </table:table-cell>
          <table:table-cell office:value-type="string" calcext:value-type="string">
            <text:p>Imāni dasa dhammikāni pātimokkhaṭṭhapanānī”ti.</text:p>
          </table:table-cell>
          <table:table-cell office:value-type="string" calcext:value-type="string">
            <text:p>These are the ten legitimate cancellations of the Monastic Code.” </text:p>
          </table:table-cell>
          <table:table-cell office:value-type="string" calcext:value-type="string">
            <text:p/>
          </table:table-cell>
          <table:table-cell office:value-type="string" calcext:value-type="string">
            <text:p>&lt;p&gt;{}&lt;/p&gt;</text:p>
          </table:table-cell>
          <table:table-cell office:value-type="string" calcext:value-type="string">
            <text:p>ms4V_1920, sc67</text:p>
          </table:table-cell>
          <table:table-cell/>
        </table:table-row>
        <table:table-row table:style-name="ro1">
          <table:table-cell office:value-type="string" calcext:value-type="string">
            <text:p>pli-tv-kd19:3.9.24</text:p>
          </table:table-cell>
          <table:table-cell office:value-type="string" calcext:value-type="string">
            <text:p>Paṭhamabhāṇavāro niṭṭhito.</text:p>
          </table:table-cell>
          <table:table-cell office:value-type="string" calcext:value-type="string">
            <text:p>The first section for recitation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4V_1921, sc68</text:p>
          </table:table-cell>
          <table:table-cell/>
        </table:table-row>
        <table:table-row table:style-name="ro1">
          <table:table-cell office:value-type="string" calcext:value-type="string">
            <text:p>pli-tv-kd19:4.1.0</text:p>
          </table:table-cell>
          <table:table-cell office:value-type="string" calcext:value-type="string">
            <text:p>7. Attādānaaṅga</text:p>
          </table:table-cell>
          <table:table-cell office:value-type="string" calcext:value-type="string">
            <text:p>The qualities needed to raise an issue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9:4.1.1</text:p>
          </table:table-cell>
          <table:table-cell office:value-type="string" calcext:value-type="string">
            <text:p>Atha kho āyasmā upāli yena bhagavā tenupasaṅkami, upasaṅkamitvā bhagavantaṃ abhivādetvā ekamantaṃ nisīdi.</text:p>
          </table:table-cell>
          <table:table-cell office:value-type="string" calcext:value-type="string">
            <text:p>Venerable Upāli went to the Buddha, bowed, sat down, </text:p>
          </table:table-cell>
          <table:table-cell office:value-type="string" calcext:value-type="string">
            <text:p/>
          </table:table-cell>
          <table:table-cell office:value-type="string" calcext:value-type="string">
            <text:p>&lt;p&gt;{}</text:p>
          </table:table-cell>
          <table:table-cell office:value-type="string" calcext:value-type="string">
            <text:p>bj5.454, dr7.254, ms4V_1922, msdiv398, ndp4.367, pts-cs4.1, pts-vp-en5.344, sc69</text:p>
          </table:table-cell>
          <table:table-cell/>
        </table:table-row>
        <table:table-row table:style-name="ro1">
          <table:table-cell office:value-type="string" calcext:value-type="string">
            <text:p>pli-tv-kd19:4.1.2</text:p>
          </table:table-cell>
          <table:table-cell office:value-type="string" calcext:value-type="string">
            <text:p>Ekamantaṃ nisinno kho āyasmā upāli bhagavantaṃ etadavoca—</text:p>
          </table:table-cell>
          <table:table-cell office:value-type="string" calcext:value-type="string">
            <text:p>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1.3</text:p>
          </table:table-cell>
          <table:table-cell office:value-type="string" calcext:value-type="string">
            <text:p>“attādānaṃ ādātukāmena, bhante, bhikkhunā katamaṅgasamannāgataṃ attādānaṃ ādātabban”ti?</text:p>
          </table:table-cell>
          <table:table-cell office:value-type="string" calcext:value-type="string">
            <text:p>“Venerable Sir, if a monk wishes to raise an issue, what factors should be fulfilled?” </text:p>
          </table:table-cell>
          <table:table-cell office:value-type="string" calcext:value-type="string">
            <text:p>[Sp.4.398](): _Attādānaṃ ādātukāmenāti ettha sāsanaṃ sodhetukāmo bhikkhu yaṃ adhikaraṇaṃ attanā ādiyati, taṃ attādānanti vuccati_, “_Attādānaṃ ādātukāmena_: here, whatever legal issue a monk who wishes to purify the dispensation brings up on his own accord, that is called _attādāna_.”</text:p>
          </table:table-cell>
          <table:table-cell office:value-type="string" calcext:value-type="string">
            <text:p>{}&lt;/p&gt;</text:p>
          </table:table-cell>
          <table:table-cell office:value-type="string" calcext:value-type="string">
            <text:p/>
          </table:table-cell>
          <table:table-cell office:value-type="string" calcext:value-type="string">
            <text:p>katamaṅgasamannāgataṃ → kataṅgasamannāgataṃ (pts1ed, mr)</text:p>
          </table:table-cell>
        </table:table-row>
        <table:table-row table:style-name="ro1">
          <table:table-cell office:value-type="string" calcext:value-type="string">
            <text:p>pli-tv-kd19:4.1.4</text:p>
          </table:table-cell>
          <table:table-cell office:value-type="string" calcext:value-type="string">
            <text:p>“Attādānaṃ ādātukāmena, upāli, bhikkhunā pañcaṅgasamannāgataṃ attādānaṃ ādātabbaṃ.</text:p>
          </table:table-cell>
          <table:table-cell office:value-type="string" calcext:value-type="string">
            <text:p>“If a monk who wishes to raise an issue, five factors should be fulfilled: </text:p>
          </table:table-cell>
          <table:table-cell office:value-type="string" calcext:value-type="string">
            <text:p/>
          </table:table-cell>
          <table:table-cell office:value-type="string" calcext:value-type="string">
            <text:p>&lt;p&gt;{}&lt;/p&gt;</text:p>
          </table:table-cell>
          <table:table-cell office:value-type="string" calcext:value-type="string">
            <text:p>csp1ed4.435, csp2ed4.435, ms4V_1923, sc70, vri90.408</text:p>
          </table:table-cell>
          <table:table-cell/>
        </table:table-row>
        <table:table-row table:style-name="ro1">
          <table:table-cell office:value-type="string" calcext:value-type="string">
            <text:p>pli-tv-kd19:4.1.5</text:p>
          </table:table-cell>
          <table:table-cell office:value-type="string" calcext:value-type="string">
            <text:p>Attādānaṃ ādātukāmena, upāli, bhikkhunā evaṃ paccavekkhitabbaṃ—</text:p>
          </table:table-cell>
          <table:table-cell office:value-type="string" calcext:value-type="string">
            <text:p>He should refle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4.1.6</text:p>
          </table:table-cell>
          <table:table-cell office:value-type="string" calcext:value-type="string">
            <text:p>‘yaṃ kho ahaṃ imaṃ attādānaṃ ādātukāmo, kālo nu kho imaṃ attādānaṃ ādātuṃ udāhu no’ti?</text:p>
          </table:table-cell>
          <table:table-cell office:value-type="string" calcext:value-type="string">
            <text:p>whether or not it’s the right time to raise the iss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1.7</text:p>
          </table:table-cell>
          <table:table-cell office:value-type="string" calcext:value-type="string">
            <text:p>Sace, upāli, bhikkhu paccavekkhamāno evaṃ jānāti—</text:p>
          </table:table-cell>
          <table:table-cell office:value-type="string" calcext:value-type="string">
            <text:p>If he know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1.8</text:p>
          </table:table-cell>
          <table:table-cell office:value-type="string" calcext:value-type="string">
            <text:p>‘akālo imaṃ attādānaṃ ādātuṃ, no kālo’ti, na taṃ, upāli, attādānaṃ ādātabbaṃ.</text:p>
          </table:table-cell>
          <table:table-cell office:value-type="string" calcext:value-type="string">
            <text:p>it’s the wrong time, he shouldn’t raise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4.1.9</text:p>
          </table:table-cell>
          <table:table-cell office:value-type="string" calcext:value-type="string">
            <text:p>Sace panupāli, bhikkhu paccavekkhamāno evaṃ jānāti—</text:p>
          </table:table-cell>
          <table:table-cell office:value-type="string" calcext:value-type="string">
            <text:p>But if he knows </text:p>
          </table:table-cell>
          <table:table-cell office:value-type="string" calcext:value-type="string">
            <text:p/>
          </table:table-cell>
          <table:table-cell office:value-type="string" calcext:value-type="string">
            <text:p>&lt;p&gt;{}</text:p>
          </table:table-cell>
          <table:table-cell office:value-type="string" calcext:value-type="string">
            <text:p>cck7.284, ms4V_1924, sc71</text:p>
          </table:table-cell>
          <table:table-cell/>
        </table:table-row>
        <table:table-row table:style-name="ro1">
          <table:table-cell office:value-type="string" calcext:value-type="string">
            <text:p>pli-tv-kd19:4.1.10</text:p>
          </table:table-cell>
          <table:table-cell office:value-type="string" calcext:value-type="string">
            <text:p>‘kālo imaṃ attādānaṃ ādātuṃ, no akālo’ti, tenupāli, bhikkhunā uttari paccavekkhitabbaṃ—</text:p>
          </table:table-cell>
          <table:table-cell office:value-type="string" calcext:value-type="string">
            <text:p>it’s the right time, he should reflect fur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1.11</text:p>
          </table:table-cell>
          <table:table-cell office:value-type="string" calcext:value-type="string">
            <text:p>‘yaṃ kho ahaṃ imaṃ attādānaṃ ādātukāmo, bhūtaṃ nu kho idaṃ attādānaṃ udāhu no’ti?</text:p>
          </table:table-cell>
          <table:table-cell office:value-type="string" calcext:value-type="string">
            <text:p>whether or not it’s a real iss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1.12</text:p>
          </table:table-cell>
          <table:table-cell office:value-type="string" calcext:value-type="string">
            <text:p>Sace, upāli, bhikkhu paccavekkhamāno evaṃ jānāti—</text:p>
          </table:table-cell>
          <table:table-cell office:value-type="string" calcext:value-type="string">
            <text:p>If he know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1.13</text:p>
          </table:table-cell>
          <table:table-cell office:value-type="string" calcext:value-type="string">
            <text:p>‘abhūtaṃ idaṃ attādānaṃ, no bhūtan’ti, na taṃ, upāli, attādānaṃ ādātabbaṃ.</text:p>
          </table:table-cell>
          <table:table-cell office:value-type="string" calcext:value-type="string">
            <text:p>it’s not, he shouldn’t raise it. </text:p>
          </table:table-cell>
          <table:table-cell office:value-type="string" calcext:value-type="string">
            <text:p/>
          </table:table-cell>
          <table:table-cell office:value-type="string" calcext:value-type="string">
            <text:p>{}&lt;/p&gt;</text:p>
          </table:table-cell>
          <table:table-cell office:value-type="string" calcext:value-type="string">
            <text:p>pts-vp-en5.345</text:p>
          </table:table-cell>
          <table:table-cell/>
        </table:table-row>
        <table:table-row table:style-name="ro1">
          <table:table-cell office:value-type="string" calcext:value-type="string">
            <text:p>pli-tv-kd19:4.1.14</text:p>
          </table:table-cell>
          <table:table-cell office:value-type="string" calcext:value-type="string">
            <text:p>Sace panupāli, bhikkhu paccavekkhamāno evaṃ jānāti—</text:p>
          </table:table-cell>
          <table:table-cell office:value-type="string" calcext:value-type="string">
            <text:p>But if he knows </text:p>
          </table:table-cell>
          <table:table-cell office:value-type="string" calcext:value-type="string">
            <text:p/>
          </table:table-cell>
          <table:table-cell office:value-type="string" calcext:value-type="string">
            <text:p>&lt;p&gt;{}</text:p>
          </table:table-cell>
          <table:table-cell office:value-type="string" calcext:value-type="string">
            <text:p>ms4V_1925, sc72, sya7.310</text:p>
          </table:table-cell>
          <table:table-cell/>
        </table:table-row>
        <table:table-row table:style-name="ro1">
          <table:table-cell office:value-type="string" calcext:value-type="string">
            <text:p>pli-tv-kd19:4.1.15</text:p>
          </table:table-cell>
          <table:table-cell office:value-type="string" calcext:value-type="string">
            <text:p>‘bhūtaṃ idaṃ attādānaṃ, no abhūtan’ti, tenupāli, bhikkhunā uttari paccavekkhitabbaṃ—</text:p>
          </table:table-cell>
          <table:table-cell office:value-type="string" calcext:value-type="string">
            <text:p>it’s real, he should reflect fur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1.16</text:p>
          </table:table-cell>
          <table:table-cell office:value-type="string" calcext:value-type="string">
            <text:p>‘yaṃ kho ahaṃ imaṃ attādānaṃ ādātukāmo, atthasañhitaṃ nu kho idaṃ attādānaṃ udāhu no’ti?</text:p>
          </table:table-cell>
          <table:table-cell office:value-type="string" calcext:value-type="string">
            <text:p>whether or not raising the issue will be beneficia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1.17</text:p>
          </table:table-cell>
          <table:table-cell office:value-type="string" calcext:value-type="string">
            <text:p>Sace, upāli, bhikkhu paccavekkhamāno evaṃ jānāti—</text:p>
          </table:table-cell>
          <table:table-cell office:value-type="string" calcext:value-type="string">
            <text:p>If he know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1.18</text:p>
          </table:table-cell>
          <table:table-cell office:value-type="string" calcext:value-type="string">
            <text:p>‘anatthasañhitaṃ idaṃ attādānaṃ, no atthasañhitan’ti, na taṃ, upāli, attādānaṃ ādātabbaṃ.</text:p>
          </table:table-cell>
          <table:table-cell office:value-type="string" calcext:value-type="string">
            <text:p>it won’t, he shouldn’t raise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4.1.19</text:p>
          </table:table-cell>
          <table:table-cell office:value-type="string" calcext:value-type="string">
            <text:p>Sace panupāli, bhikkhu paccavekkhamāno evaṃ jānāti—</text:p>
          </table:table-cell>
          <table:table-cell office:value-type="string" calcext:value-type="string">
            <text:p>But if he knows </text:p>
          </table:table-cell>
          <table:table-cell office:value-type="string" calcext:value-type="string">
            <text:p/>
          </table:table-cell>
          <table:table-cell office:value-type="string" calcext:value-type="string">
            <text:p>&lt;p&gt;{}</text:p>
          </table:table-cell>
          <table:table-cell office:value-type="string" calcext:value-type="string">
            <text:p>dr7.255, ms4V_1926, sc73</text:p>
          </table:table-cell>
          <table:table-cell/>
        </table:table-row>
        <table:table-row table:style-name="ro1">
          <table:table-cell office:value-type="string" calcext:value-type="string">
            <text:p>pli-tv-kd19:4.1.20</text:p>
          </table:table-cell>
          <table:table-cell office:value-type="string" calcext:value-type="string">
            <text:p>‘atthasañhitaṃ idaṃ attādānaṃ, no anatthasañhitan’ti, tenupāli, bhikkhunā uttari paccavekkhitabbaṃ—</text:p>
          </table:table-cell>
          <table:table-cell office:value-type="string" calcext:value-type="string">
            <text:p>it will be beneficial, he should reflect fur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1.21</text:p>
          </table:table-cell>
          <table:table-cell office:value-type="string" calcext:value-type="string">
            <text:p>‘imaṃ kho ahaṃ attādānaṃ ādiyamāno labhissāmi sandiṭṭhe sambhatte bhikkhū dhammato vinayato pakkhe udāhu no’ti?</text:p>
          </table:table-cell>
          <table:table-cell office:value-type="string" calcext:value-type="string">
            <text:p>whether or not the monks who are on the side of the Teaching and the Monastic Law will take his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1.22</text:p>
          </table:table-cell>
          <table:table-cell office:value-type="string" calcext:value-type="string">
            <text:p>Sace, upāli, bhikkhu paccavekkhamāno evaṃ jānāti—</text:p>
          </table:table-cell>
          <table:table-cell office:value-type="string" calcext:value-type="string">
            <text:p>If he know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1.23</text:p>
          </table:table-cell>
          <table:table-cell office:value-type="string" calcext:value-type="string">
            <text:p>‘imaṃ kho ahaṃ attādānaṃ ādiyamāno na labhissāmi sandiṭṭhe sambhatte bhikkhū dhammato vinayato pakkhe’ti, na taṃ, upāli, attādānaṃ ādātabbaṃ.</text:p>
          </table:table-cell>
          <table:table-cell office:value-type="string" calcext:value-type="string">
            <text:p>that they won’t, he shouldn’t raise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4.1.24</text:p>
          </table:table-cell>
          <table:table-cell office:value-type="string" calcext:value-type="string">
            <text:p>Sace panupāli, bhikkhu paccavekkhamāno evaṃ jānāti—</text:p>
          </table:table-cell>
          <table:table-cell office:value-type="string" calcext:value-type="string">
            <text:p>But if he knows </text:p>
          </table:table-cell>
          <table:table-cell office:value-type="string" calcext:value-type="string">
            <text:p/>
          </table:table-cell>
          <table:table-cell office:value-type="string" calcext:value-type="string">
            <text:p>&lt;p&gt;{}</text:p>
          </table:table-cell>
          <table:table-cell office:value-type="string" calcext:value-type="string">
            <text:p>bj5.456, cck7.285, csp1ed4.436, csp2ed4.436, ms4V_1927, ndp4.368, pts-vp-pli2.248, sc74, vri90.409</text:p>
          </table:table-cell>
          <table:table-cell/>
        </table:table-row>
        <table:table-row table:style-name="ro1">
          <table:table-cell office:value-type="string" calcext:value-type="string">
            <text:p>pli-tv-kd19:4.1.25</text:p>
          </table:table-cell>
          <table:table-cell office:value-type="string" calcext:value-type="string">
            <text:p>‘imaṃ kho ahaṃ attādānaṃ ādiyamāno labhissāmi sandiṭṭhe sambhatte bhikkhū dhammato vinayato pakkhe’ti, tenupāli, bhikkhunā uttari paccavekkhitabbaṃ—</text:p>
          </table:table-cell>
          <table:table-cell office:value-type="string" calcext:value-type="string">
            <text:p>they will take his side, he should reflect fur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1.26</text:p>
          </table:table-cell>
          <table:table-cell office:value-type="string" calcext:value-type="string">
            <text:p>‘imaṃ kho me attādānaṃ ādiyato bhavissati saṃghassa tatonidānaṃ bhaṇḍanaṃ kalaho viggaho vivādo saṃghabhedo saṃgharāji saṃghavavatthānaṃ saṃghanānākaraṇaṃ udāhu no’ti?</text:p>
          </table:table-cell>
          <table:table-cell office:value-type="string" calcext:value-type="string">
            <text:p>whether or not raising the issue will lead to arguments and disputes, to fracture and schism in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1.27</text:p>
          </table:table-cell>
          <table:table-cell office:value-type="string" calcext:value-type="string">
            <text:p>Sace upāli, bhikkhu paccavekkhamāno evaṃ jānāti—</text:p>
          </table:table-cell>
          <table:table-cell office:value-type="string" calcext:value-type="string">
            <text:p>If he know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1.28</text:p>
          </table:table-cell>
          <table:table-cell office:value-type="string" calcext:value-type="string">
            <text:p>‘imaṃ kho me attādānaṃ ādiyato bhavissati saṃghassa tatonidānaṃ bhaṇḍanaṃ kalaho viggaho vivādo saṃghabhedo saṃgharāji saṃghavavatthānaṃ saṃghanānākaraṇan’ti, na taṃ, upāli, attādānaṃ ādātabbaṃ.</text:p>
          </table:table-cell>
          <table:table-cell office:value-type="string" calcext:value-type="string">
            <text:p>it will, he shouldn’t raise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4.1.29</text:p>
          </table:table-cell>
          <table:table-cell office:value-type="string" calcext:value-type="string">
            <text:p>Sace panupāli, bhikkhu paccavekkhamāno evaṃ jānāti—</text:p>
          </table:table-cell>
          <table:table-cell office:value-type="string" calcext:value-type="string">
            <text:p>But if he knows </text:p>
          </table:table-cell>
          <table:table-cell office:value-type="string" calcext:value-type="string">
            <text:p/>
          </table:table-cell>
          <table:table-cell office:value-type="string" calcext:value-type="string">
            <text:p>&lt;p&gt;{}</text:p>
          </table:table-cell>
          <table:table-cell office:value-type="string" calcext:value-type="string">
            <text:p>ms4V_1928, sc75, sya7.311</text:p>
          </table:table-cell>
          <table:table-cell/>
        </table:table-row>
        <table:table-row table:style-name="ro1">
          <table:table-cell office:value-type="string" calcext:value-type="string">
            <text:p>pli-tv-kd19:4.1.30</text:p>
          </table:table-cell>
          <table:table-cell office:value-type="string" calcext:value-type="string">
            <text:p>‘imaṃ kho me attādānaṃ ādiyato na bhavissati saṃghassa tatonidānaṃ bhaṇḍanaṃ kalaho viggaho vivādo saṃghabhedo saṃgharāji saṃghavavatthānaṃ saṃghanānākaraṇan’ti, ādātabbaṃ taṃ, upāli, attādānaṃ.</text:p>
          </table:table-cell>
          <table:table-cell office:value-type="string" calcext:value-type="string">
            <text:p>it won’t, he may raise the iss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4.1.31</text:p>
          </table:table-cell>
          <table:table-cell office:value-type="string" calcext:value-type="string">
            <text:p>Evaṃ pañcaṅgasamannāgataṃ kho, upāli, attādānaṃ ādinnaṃ, pacchāpi avippaṭisārakaraṃ bhavissatī”ti.</text:p>
          </table:table-cell>
          <table:table-cell office:value-type="string" calcext:value-type="string">
            <text:p>In this way, when five factors are fulfilled, he won’t regret raising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1.0</text:p>
          </table:table-cell>
          <table:table-cell office:value-type="string" calcext:value-type="string">
            <text:p>8. Codakenapaccavekkhitabbadhamma</text:p>
          </table:table-cell>
          <table:table-cell office:value-type="string" calcext:value-type="string">
            <text:p>The qualities to be reflected upon by one who accuses another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9:5.1.1</text:p>
          </table:table-cell>
          <table:table-cell office:value-type="string" calcext:value-type="string">
            <text:p>“Codakena, bhante, bhikkhunā paraṃ codetukāmena kati dhamme ajjhattaṃ paccavekkhitvā paro codetabbo”ti?</text:p>
          </table:table-cell>
          <table:table-cell office:value-type="string" calcext:value-type="string">
            <text:p>“Sir, how many qualities should a monk see in himself before accusing another?” </text:p>
          </table:table-cell>
          <table:table-cell office:value-type="string" calcext:value-type="string">
            <text:p/>
          </table:table-cell>
          <table:table-cell office:value-type="string" calcext:value-type="string">
            <text:p>&lt;p&gt;{}&lt;/p&gt;</text:p>
          </table:table-cell>
          <table:table-cell office:value-type="string" calcext:value-type="string">
            <text:p>dr7.256, ms4V_1929, msdiv399, pts-cs5.1, sc76</text:p>
          </table:table-cell>
          <table:table-cell/>
        </table:table-row>
        <table:table-row table:style-name="ro1">
          <table:table-cell office:value-type="string" calcext:value-type="string">
            <text:p>pli-tv-kd19:5.1.2</text:p>
          </table:table-cell>
          <table:table-cell office:value-type="string" calcext:value-type="string">
            <text:p>“Codakena, upāli, bhikkhunā paraṃ codetukāmena pañca dhamme ajjhattaṃ paccavekkhitvā paro codetabbo.</text:p>
          </table:table-cell>
          <table:table-cell office:value-type="string" calcext:value-type="string">
            <text:p>“A monk should see five qualities in himself before accusing another. </text:p>
          </table:table-cell>
          <table:table-cell office:value-type="string" calcext:value-type="string">
            <text:p/>
          </table:table-cell>
          <table:table-cell office:value-type="string" calcext:value-type="string">
            <text:p>&lt;p&gt;{}&lt;/p&gt;</text:p>
          </table:table-cell>
          <table:table-cell office:value-type="string" calcext:value-type="string">
            <text:p>pts-vp-en5.346</text:p>
          </table:table-cell>
          <table:table-cell/>
        </table:table-row>
        <table:table-row table:style-name="ro1">
          <table:table-cell office:value-type="string" calcext:value-type="string">
            <text:p>pli-tv-kd19:5.1.3</text:p>
          </table:table-cell>
          <table:table-cell office:value-type="string" calcext:value-type="string">
            <text:p>Codakena, upāli, bhikkhunā paraṃ codetukāmena evaṃ paccavekkhitabbaṃ—</text:p>
          </table:table-cell>
          <table:table-cell office:value-type="string" calcext:value-type="string">
            <text:p>Before accusing another, a monk should reflect, </text:p>
          </table:table-cell>
          <table:table-cell office:value-type="string" calcext:value-type="string">
            <text:p/>
          </table:table-cell>
          <table:table-cell office:value-type="string" calcext:value-type="string">
            <text:p>&lt;p&gt;{}</text:p>
          </table:table-cell>
          <table:table-cell office:value-type="string" calcext:value-type="string">
            <text:p>ms4V_1930, sc77</text:p>
          </table:table-cell>
          <table:table-cell/>
        </table:table-row>
        <table:table-row table:style-name="ro1">
          <table:table-cell office:value-type="string" calcext:value-type="string">
            <text:p>pli-tv-kd19:5.1.4</text:p>
          </table:table-cell>
          <table:table-cell office:value-type="string" calcext:value-type="string">
            <text:p>‘parisuddhakāyasamācāro nu khomhi, parisuddhenamhi kāyasamācārena samannāgato—</text:p>
          </table:table-cell>
          <table:table-cell office:value-type="string" calcext:value-type="string">
            <text:p>‘Is my bodily conduct consistently pure and faultl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5</text:p>
          </table:table-cell>
          <table:table-cell office:value-type="string" calcext:value-type="string">
            <text:p>acchiddena appaṭimaṃsena?</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6</text:p>
          </table:table-cell>
          <table:table-cell office:value-type="string" calcext:value-type="string">
            <text:p>Saṃvijjati nu kho me eso dhammo udāhu no’ti?</text:p>
          </table:table-cell>
          <table:table-cell office:value-type="string" calcext:value-type="string">
            <text:p>Is this quality found in me or n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7</text:p>
          </table:table-cell>
          <table:table-cell office:value-type="string" calcext:value-type="string">
            <text:p>No ce, upāli, bhikkhu parisuddhakāyasamācāro hoti, parisuddhena kāyasamācārena samannāgato—</text:p>
          </table:table-cell>
          <table:table-cell office:value-type="string" calcext:value-type="string">
            <text:p>If it’s n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8</text:p>
          </table:table-cell>
          <table:table-cell office:value-type="string" calcext:value-type="string">
            <text:p>acchiddena appaṭimaṃsena, tassa bhavanti vattāro—</text:p>
          </table:table-cell>
          <table:table-cell office:value-type="string" calcext:value-type="string">
            <text:p>there will be those who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9</text:p>
          </table:table-cell>
          <table:table-cell office:value-type="string" calcext:value-type="string">
            <text:p>‘iṅgha tāva āyasmā kāyikaṃ sikkhassū’ti.</text:p>
          </table:table-cell>
          <table:table-cell office:value-type="string" calcext:value-type="string">
            <text:p>‘Please train your bodily conduct fir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10</text:p>
          </table:table-cell>
          <table:table-cell office:value-type="string" calcext:value-type="string">
            <text:p>Itissa bhavanti vattār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1.11</text:p>
          </table:table-cell>
          <table:table-cell office:value-type="string" calcext:value-type="string">
            <text:p>Puna caparaṃ, upāli, codakena bhikkhunā paraṃ codetukāmena evaṃ paccavekkhitabbaṃ—</text:p>
          </table:table-cell>
          <table:table-cell office:value-type="string" calcext:value-type="string">
            <text:p>Before accusing another, a monk should reflect, </text:p>
          </table:table-cell>
          <table:table-cell office:value-type="string" calcext:value-type="string">
            <text:p/>
          </table:table-cell>
          <table:table-cell office:value-type="string" calcext:value-type="string">
            <text:p>&lt;p&gt;{}</text:p>
          </table:table-cell>
          <table:table-cell office:value-type="string" calcext:value-type="string">
            <text:p>cck7.286, ms4V_1931, sc78, sya7.312</text:p>
          </table:table-cell>
          <table:table-cell/>
        </table:table-row>
        <table:table-row table:style-name="ro1">
          <table:table-cell office:value-type="string" calcext:value-type="string">
            <text:p>pli-tv-kd19:5.1.12</text:p>
          </table:table-cell>
          <table:table-cell office:value-type="string" calcext:value-type="string">
            <text:p>‘parisuddhavacīsamācāro nu khomhi, parisuddhenamhi vacīsamācārena samannāgato—</text:p>
          </table:table-cell>
          <table:table-cell office:value-type="string" calcext:value-type="string">
            <text:p>‘Is my verbal conduct consistently pure and faultl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13</text:p>
          </table:table-cell>
          <table:table-cell office:value-type="string" calcext:value-type="string">
            <text:p>acchiddena appaṭimaṃsena?</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14</text:p>
          </table:table-cell>
          <table:table-cell office:value-type="string" calcext:value-type="string">
            <text:p>Saṃvijjati nu kho me eso dhammo udāhu no’ti?</text:p>
          </table:table-cell>
          <table:table-cell office:value-type="string" calcext:value-type="string">
            <text:p>Is this quality found in me or n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15</text:p>
          </table:table-cell>
          <table:table-cell office:value-type="string" calcext:value-type="string">
            <text:p>No ce, upāli, bhikkhu parisuddhavacīsamācāro hoti, parisuddhena vacīsamācārena samannāgato—</text:p>
          </table:table-cell>
          <table:table-cell office:value-type="string" calcext:value-type="string">
            <text:p>If it’s n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16</text:p>
          </table:table-cell>
          <table:table-cell office:value-type="string" calcext:value-type="string">
            <text:p>acchiddena appaṭimaṃsena, tassa bhavanti vattāro—</text:p>
          </table:table-cell>
          <table:table-cell office:value-type="string" calcext:value-type="string">
            <text:p>there will be those who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17</text:p>
          </table:table-cell>
          <table:table-cell office:value-type="string" calcext:value-type="string">
            <text:p>‘iṅgha tāva āyasmā vācasikaṃ sikkhassū’ti.</text:p>
          </table:table-cell>
          <table:table-cell office:value-type="string" calcext:value-type="string">
            <text:p>‘Please train your verbal conduct fir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18</text:p>
          </table:table-cell>
          <table:table-cell office:value-type="string" calcext:value-type="string">
            <text:p>Itissa bhavanti vattār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1.19</text:p>
          </table:table-cell>
          <table:table-cell office:value-type="string" calcext:value-type="string">
            <text:p>Puna caparaṃ, upāli, codakena bhikkhunā paraṃ codetukāmena evaṃ paccavekkhitabbaṃ—</text:p>
          </table:table-cell>
          <table:table-cell office:value-type="string" calcext:value-type="string">
            <text:p>Before accusing another, a monk should reflect, </text:p>
          </table:table-cell>
          <table:table-cell office:value-type="string" calcext:value-type="string">
            <text:p/>
          </table:table-cell>
          <table:table-cell office:value-type="string" calcext:value-type="string">
            <text:p>&lt;p&gt;{}</text:p>
          </table:table-cell>
          <table:table-cell office:value-type="string" calcext:value-type="string">
            <text:p>bj5.458, csp1ed4.437, csp2ed4.437, ms4V_1932, sc79, vri90.410</text:p>
          </table:table-cell>
          <table:table-cell/>
        </table:table-row>
        <table:table-row table:style-name="ro1">
          <table:table-cell office:value-type="string" calcext:value-type="string">
            <text:p>pli-tv-kd19:5.1.20</text:p>
          </table:table-cell>
          <table:table-cell office:value-type="string" calcext:value-type="string">
            <text:p>‘mettaṃ nu kho me cittaṃ paccupaṭṭhitaṃ sabrahmacārīsu anāghātaṃ, saṃvijjati nu kho me eso dhammo udāhu no’ti?</text:p>
          </table:table-cell>
          <table:table-cell office:value-type="string" calcext:value-type="string">
            <text:p>‘Do I have a mind of good will toward my fellow monastics? Am I free from ill will toward them? Is this quality found in me or not?’ </text:p>
          </table:table-cell>
          <table:table-cell office:value-type="string" calcext:value-type="string">
            <text:p/>
          </table:table-cell>
          <table:table-cell office:value-type="string" calcext:value-type="string">
            <text:p>{}</text:p>
          </table:table-cell>
          <table:table-cell office:value-type="string" calcext:value-type="string">
            <text:p>pts-vp-pli2.249</text:p>
          </table:table-cell>
          <table:table-cell/>
        </table:table-row>
        <table:table-row table:style-name="ro1">
          <table:table-cell office:value-type="string" calcext:value-type="string">
            <text:p>pli-tv-kd19:5.1.21</text:p>
          </table:table-cell>
          <table:table-cell office:value-type="string" calcext:value-type="string">
            <text:p>No ce, upāli, bhikkhuno mettacittaṃ paccupaṭṭhitaṃ hoti sabrahmacārīsu anāghātaṃ, tassa bhavanti vattāro—</text:p>
          </table:table-cell>
          <table:table-cell office:value-type="string" calcext:value-type="string">
            <text:p>If it’s not, there will be those who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22</text:p>
          </table:table-cell>
          <table:table-cell office:value-type="string" calcext:value-type="string">
            <text:p>‘iṅgha tāva āyasmā sabrahmacārīsu mettacittaṃ upaṭṭhāpehī’ti.</text:p>
          </table:table-cell>
          <table:table-cell office:value-type="string" calcext:value-type="string">
            <text:p>‘Please set up a mind of good will toward your fellow monastics fir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23</text:p>
          </table:table-cell>
          <table:table-cell office:value-type="string" calcext:value-type="string">
            <text:p>Itissa bhavanti vattār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1.24</text:p>
          </table:table-cell>
          <table:table-cell office:value-type="string" calcext:value-type="string">
            <text:p>Puna caparaṃ, upāli, codakena bhikkhunā paraṃ codetukāmena evaṃ paccavekkhitabbaṃ—</text:p>
          </table:table-cell>
          <table:table-cell office:value-type="string" calcext:value-type="string">
            <text:p>Before accusing another, a monk should reflect, </text:p>
          </table:table-cell>
          <table:table-cell office:value-type="string" calcext:value-type="string">
            <text:p/>
          </table:table-cell>
          <table:table-cell office:value-type="string" calcext:value-type="string">
            <text:p>&lt;p&gt;{}</text:p>
          </table:table-cell>
          <table:table-cell office:value-type="string" calcext:value-type="string">
            <text:p>cck7.287, dr7.257, ms4V_1933, ndp4.369, sc80, sya7.313</text:p>
          </table:table-cell>
          <table:table-cell/>
        </table:table-row>
        <table:table-row table:style-name="ro1">
          <table:table-cell office:value-type="string" calcext:value-type="string">
            <text:p>pli-tv-kd19:5.1.25</text:p>
          </table:table-cell>
          <table:table-cell office:value-type="string" calcext:value-type="string">
            <text:p>‘bahussuto nu khomhi, sutadharo, sutasannicayo?</text:p>
          </table:table-cell>
          <table:table-cell office:value-type="string" calcext:value-type="string">
            <text:p>‘Have I learned much and do I retain and accumulate what I’ve lear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26</text:p>
          </table:table-cell>
          <table:table-cell office:value-type="string" calcext:value-type="string">
            <text:p>Ye te dhammā ādikalyāṇā majjhekalyāṇā pariyosānakalyāṇā sātthaṃ sabyañjanaṃ kevalaparipuṇṇaṃ parisuddhaṃ brahmacariyaṃ abhivadanti, tathārūpā me dhammā bahussutā honti dhātā vacasā paricitā manasānupekkhitā diṭṭhiyā suppaṭividdhā?</text:p>
          </table:table-cell>
          <table:table-cell office:value-type="string" calcext:value-type="string">
            <text:p>Those teachings that are good in the beginning, good in the middle, and good in the end, that have a true goal and are well articulated, and that set out the perfectly complete and pure spiritual life—have I learned many such teachings, retained them in mind, recited them verbally, mentally investigated them, and penetrated them well by vie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27</text:p>
          </table:table-cell>
          <table:table-cell office:value-type="string" calcext:value-type="string">
            <text:p>Saṃvijjati nu kho me eso dhammo udāhu no’ti?</text:p>
          </table:table-cell>
          <table:table-cell office:value-type="string" calcext:value-type="string">
            <text:p>Is this quality found in me or n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28</text:p>
          </table:table-cell>
          <table:table-cell office:value-type="string" calcext:value-type="string">
            <text:p>No ce, upāli, bhikkhu bahussuto hoti, sutadharo, sutasannicayo;</text:p>
          </table:table-cell>
          <table:table-cell office:value-type="string" calcext:value-type="string">
            <text:p>If it’s not, </text:p>
          </table:table-cell>
          <table:table-cell office:value-type="string" calcext:value-type="string">
            <text:p/>
          </table:table-cell>
          <table:table-cell office:value-type="string" calcext:value-type="string">
            <text:p>{}</text:p>
          </table:table-cell>
          <table:table-cell office:value-type="string" calcext:value-type="string">
            <text:p>pts-vp-en5.347</text:p>
          </table:table-cell>
          <table:table-cell/>
        </table:table-row>
        <table:table-row table:style-name="ro1">
          <table:table-cell office:value-type="string" calcext:value-type="string">
            <text:p>pli-tv-kd19:5.1.29</text:p>
          </table:table-cell>
          <table:table-cell office:value-type="string" calcext:value-type="string">
            <text:p>ye te dhammā ādikalyāṇā majjhekalyāṇā pariyosānakalyāṇā sātthaṃ sabyañjanaṃ kevalaparipuṇṇaṃ parisuddhaṃ brahmacariyaṃ abhivadanti, tathārūpassa dhammā na bahussutā honti dhātā vacasā paricitā manasānupekkhitā diṭṭhiyā suppaṭividdhā, tassa bhavanti vattāro—</text:p>
          </table:table-cell>
          <table:table-cell office:value-type="string" calcext:value-type="string">
            <text:p>there will be those who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30</text:p>
          </table:table-cell>
          <table:table-cell office:value-type="string" calcext:value-type="string">
            <text:p>‘iṅgha tāva āyasmā āgamaṃ pariyāpuṇassū’ti.</text:p>
          </table:table-cell>
          <table:table-cell office:value-type="string" calcext:value-type="string">
            <text:p>‘Please learn the tradition fir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31</text:p>
          </table:table-cell>
          <table:table-cell office:value-type="string" calcext:value-type="string">
            <text:p>Itissa bhavanti vattār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1.32</text:p>
          </table:table-cell>
          <table:table-cell office:value-type="string" calcext:value-type="string">
            <text:p>Puna caparaṃ, upāli, codakena bhikkhunā paraṃ codetukāmena evaṃ paccavekkhitabbaṃ—</text:p>
          </table:table-cell>
          <table:table-cell office:value-type="string" calcext:value-type="string">
            <text:p>Before accusing another, a monk should reflect, </text:p>
          </table:table-cell>
          <table:table-cell office:value-type="string" calcext:value-type="string">
            <text:p/>
          </table:table-cell>
          <table:table-cell office:value-type="string" calcext:value-type="string">
            <text:p>&lt;p&gt;{}</text:p>
          </table:table-cell>
          <table:table-cell office:value-type="string" calcext:value-type="string">
            <text:p>ms4V_1934, sc81</text:p>
          </table:table-cell>
          <table:table-cell/>
        </table:table-row>
        <table:table-row table:style-name="ro1">
          <table:table-cell office:value-type="string" calcext:value-type="string">
            <text:p>pli-tv-kd19:5.1.33</text:p>
          </table:table-cell>
          <table:table-cell office:value-type="string" calcext:value-type="string">
            <text:p>‘ubhayāni kho me pātimokkhāni vitthārena svāgatāni honti, suvibhattāni, suppavattīni, suvinicchitāni—</text:p>
          </table:table-cell>
          <table:table-cell office:value-type="string" calcext:value-type="string">
            <text:p>‘Have I properly learned both Monastic Codes in detail; have I well analyzed them, thoroughly mastered them, and well investigat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34</text:p>
          </table:table-cell>
          <table:table-cell office:value-type="string" calcext:value-type="string">
            <text:p>suttaso, anubyañjanaso?</text:p>
          </table:table-cell>
          <table:table-cell office:value-type="string" calcext:value-type="string">
            <text:p>both in terms of the rules and their detailed exposi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35</text:p>
          </table:table-cell>
          <table:table-cell office:value-type="string" calcext:value-type="string">
            <text:p>Saṃvijjati nu kho me eso dhammo udāhu no’ti?</text:p>
          </table:table-cell>
          <table:table-cell office:value-type="string" calcext:value-type="string">
            <text:p>Is this quality found in me or n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36</text:p>
          </table:table-cell>
          <table:table-cell office:value-type="string" calcext:value-type="string">
            <text:p>No ce, upāli, bhikkhuno ubhayāni pātimokkhāni vitthārena svāgatāni honti, suvibhattāni, suppavattīni, suvinicchitāni—</text:p>
          </table:table-cell>
          <table:table-cell office:value-type="string" calcext:value-type="string">
            <text:p>If it’s n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37</text:p>
          </table:table-cell>
          <table:table-cell office:value-type="string" calcext:value-type="string">
            <text:p>suttaso, anubyañjanaso, ‘idaṃ panāvuso, kattha vuttaṃ bhagavatā’ti, iti puṭṭho na sampāyati, tassa bhavanti vattāro—</text:p>
          </table:table-cell>
          <table:table-cell office:value-type="string" calcext:value-type="string">
            <text:p>then when he is asked, ‘Where was this said by the Buddha?’ he won’t be able to reply. And there will be those who say,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a sampāyati → na sampādessati (cck); na sampādeti (sya1ed, sya2ed); na sampādayati (pts1ed, mr)</text:p>
          </table:table-cell>
        </table:table-row>
        <table:table-row table:style-name="ro1">
          <table:table-cell office:value-type="string" calcext:value-type="string">
            <text:p>pli-tv-kd19:5.1.38</text:p>
          </table:table-cell>
          <table:table-cell office:value-type="string" calcext:value-type="string">
            <text:p>‘iṅgha tāva āyasmā vinayaṃ pariyāpuṇassū’ti.</text:p>
          </table:table-cell>
          <table:table-cell office:value-type="string" calcext:value-type="string">
            <text:p>‘Please learn the Monastic Law fir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1.39</text:p>
          </table:table-cell>
          <table:table-cell office:value-type="string" calcext:value-type="string">
            <text:p>Itissa bhavanti vattār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1.40</text:p>
          </table:table-cell>
          <table:table-cell office:value-type="string" calcext:value-type="string">
            <text:p>Codakenupāli, bhikkhunā paraṃ codetukāmena ime pañca dhamme ajjhattaṃ paccavekkhitvā paro codetabbo”ti.</text:p>
          </table:table-cell>
          <table:table-cell office:value-type="string" calcext:value-type="string">
            <text:p>A monk should see these five qualities in himself before accusing anothe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9:5.2.0</text:p>
          </table:table-cell>
          <table:table-cell office:value-type="string" calcext:value-type="string">
            <text:p>9. Codakenaupaṭṭhāpetabbadhamma</text:p>
          </table:table-cell>
          <table:table-cell office:value-type="string" calcext:value-type="string">
            <text:p>The qualities to be set up by one who accuses another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9:5.2.1</text:p>
          </table:table-cell>
          <table:table-cell office:value-type="string" calcext:value-type="string">
            <text:p>“Codakena, bhante, bhikkhunā paraṃ codetukāmena kati dhamme ajjhattaṃ upaṭṭhāpetvā paro codetabbo”ti?</text:p>
          </table:table-cell>
          <table:table-cell office:value-type="string" calcext:value-type="string">
            <text:p>“Sir, how many qualities should a monk set up in himself before accusing another?” </text:p>
          </table:table-cell>
          <table:table-cell office:value-type="string" calcext:value-type="string">
            <text:p/>
          </table:table-cell>
          <table:table-cell office:value-type="string" calcext:value-type="string">
            <text:p>&lt;p&gt;{}&lt;/p&gt;</text:p>
          </table:table-cell>
          <table:table-cell office:value-type="string" calcext:value-type="string">
            <text:p>bj5.460, cck7.288, csp1ed4.438, csp2ed4.438, dr7.258, ms4V_1935, msdiv400, pts-cs5.2, sc82, sya7.314, vri90.411</text:p>
          </table:table-cell>
          <table:table-cell/>
        </table:table-row>
        <table:table-row table:style-name="ro1">
          <table:table-cell office:value-type="string" calcext:value-type="string">
            <text:p>pli-tv-kd19:5.2.2</text:p>
          </table:table-cell>
          <table:table-cell office:value-type="string" calcext:value-type="string">
            <text:p>“Codakenupāli, bhikkhunā paraṃ codetukāmena pañca dhamme ajjhattaṃ upaṭṭhāpetvā paro codetabbo—</text:p>
          </table:table-cell>
          <table:table-cell office:value-type="string" calcext:value-type="string">
            <text:p>“A monk should set up five qualities in himself before accusing another. He should thin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2.3</text:p>
          </table:table-cell>
          <table:table-cell office:value-type="string" calcext:value-type="string">
            <text:p>kālena vakkhāmi, no akālena;</text:p>
          </table:table-cell>
          <table:table-cell office:value-type="string" calcext:value-type="string">
            <text:p>‘I’ll speak at an appropriate time, not at an inappropriate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2.4</text:p>
          </table:table-cell>
          <table:table-cell office:value-type="string" calcext:value-type="string">
            <text:p>bhūtena vakkhāmi, no abhūtena;</text:p>
          </table:table-cell>
          <table:table-cell office:value-type="string" calcext:value-type="string">
            <text:p>I’ll speak the truth, not falseh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2.5</text:p>
          </table:table-cell>
          <table:table-cell office:value-type="string" calcext:value-type="string">
            <text:p>saṇhena vakkhāmi, no pharusena;</text:p>
          </table:table-cell>
          <table:table-cell office:value-type="string" calcext:value-type="string">
            <text:p>I’ll speak gently, not harsh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2.6</text:p>
          </table:table-cell>
          <table:table-cell office:value-type="string" calcext:value-type="string">
            <text:p>atthasaṃhitena vakkhāmi, no anatthasaṃhitena;</text:p>
          </table:table-cell>
          <table:table-cell office:value-type="string" calcext:value-type="string">
            <text:p>I’ll speak what’s beneficial, not what’s unbeneficial; </text:p>
          </table:table-cell>
          <table:table-cell office:value-type="string" calcext:value-type="string">
            <text:p/>
          </table:table-cell>
          <table:table-cell office:value-type="string" calcext:value-type="string">
            <text:p>{}</text:p>
          </table:table-cell>
          <table:table-cell office:value-type="string" calcext:value-type="string">
            <text:p>pts-vp-en5.348</text:p>
          </table:table-cell>
          <table:table-cell/>
        </table:table-row>
        <table:table-row table:style-name="ro1">
          <table:table-cell office:value-type="string" calcext:value-type="string">
            <text:p>pli-tv-kd19:5.2.7</text:p>
          </table:table-cell>
          <table:table-cell office:value-type="string" calcext:value-type="string">
            <text:p>mettacitto vakkhāmi, no dosantaroti.</text:p>
          </table:table-cell>
          <table:table-cell office:value-type="string" calcext:value-type="string">
            <text:p>I’ll speak with a mind of good will, not with internal ill wi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2.8</text:p>
          </table:table-cell>
          <table:table-cell office:value-type="string" calcext:value-type="string">
            <text:p>Codakenupāli, bhikkhunā paraṃ codetukāmena ime pañca dhamme ajjhattaṃ upaṭṭhāpetvā paro codetabb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3.0</text:p>
          </table:table-cell>
          <table:table-cell office:value-type="string" calcext:value-type="string">
            <text:p>10. Codakacuditakapaṭisaṃyuttakathā</text:p>
          </table:table-cell>
          <table:table-cell office:value-type="string" calcext:value-type="string">
            <text:p>Discussion on the one who accuses and the one who is accused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9:5.3.1</text:p>
          </table:table-cell>
          <table:table-cell office:value-type="string" calcext:value-type="string">
            <text:p>“Adhammacodakassa, bhante, bhikkhuno katihākārehi vippaṭisāro upadahātabbo”ti?</text:p>
          </table:table-cell>
          <table:table-cell office:value-type="string" calcext:value-type="string">
            <text:p>“Sir, if a monk accuses another illegitimately, in how many ways should regret be aroused in him?” </text:p>
          </table:table-cell>
          <table:table-cell office:value-type="string" calcext:value-type="string">
            <text:p/>
          </table:table-cell>
          <table:table-cell office:value-type="string" calcext:value-type="string">
            <text:p>&lt;p&gt;{}&lt;/p&gt;</text:p>
          </table:table-cell>
          <table:table-cell office:value-type="string" calcext:value-type="string">
            <text:p>ms4V_1936, msdiv401, ndp4.370, pts-cs5.3, pts-vp-pli2.250, sc83</text:p>
          </table:table-cell>
          <table:table-cell/>
        </table:table-row>
        <table:table-row table:style-name="ro1">
          <table:table-cell office:value-type="string" calcext:value-type="string">
            <text:p>pli-tv-kd19:5.3.2</text:p>
          </table:table-cell>
          <table:table-cell office:value-type="string" calcext:value-type="string">
            <text:p>“Adhammacodakassa, upāli, bhikkhuno pañcahākārehi vippaṭisāro upadahātabbo—</text:p>
          </table:table-cell>
          <table:table-cell office:value-type="string" calcext:value-type="string">
            <text:p>“Regret should be aroused in him in five way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3.3</text:p>
          </table:table-cell>
          <table:table-cell office:value-type="string" calcext:value-type="string">
            <text:p>akālenāyasmā codesi, no kālena, alaṃ te vippaṭisārāya;</text:p>
          </table:table-cell>
          <table:table-cell office:value-type="string" calcext:value-type="string">
            <text:p>‘Venerable, you’re accusing at the wrong time, not the right time; it’s appropriate for you to have regr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3.4</text:p>
          </table:table-cell>
          <table:table-cell office:value-type="string" calcext:value-type="string">
            <text:p>abhūtenāyasmā codesi, no bhūtena, alaṃ te vippaṭisārāya;</text:p>
          </table:table-cell>
          <table:table-cell office:value-type="string" calcext:value-type="string">
            <text:p>You’re accusing falsely, not truthfully; it’s appropriate for you to have regr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3.5</text:p>
          </table:table-cell>
          <table:table-cell office:value-type="string" calcext:value-type="string">
            <text:p>pharusenāyasmā codesi, no saṇhena, alaṃ te vippaṭisārāya;</text:p>
          </table:table-cell>
          <table:table-cell office:value-type="string" calcext:value-type="string">
            <text:p>You’re accusing harshly, not gently; it’s appropriate for you to have regr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3.6</text:p>
          </table:table-cell>
          <table:table-cell office:value-type="string" calcext:value-type="string">
            <text:p>anatthasaṃhitenāyasmā codesi, no atthasaṃhitena, alaṃ te vippaṭisārāya;</text:p>
          </table:table-cell>
          <table:table-cell office:value-type="string" calcext:value-type="string">
            <text:p>You’re accusing unbeneficially, not beneficially; it’s appropriate for you to have regr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3.7</text:p>
          </table:table-cell>
          <table:table-cell office:value-type="string" calcext:value-type="string">
            <text:p>dosantaro āyasmā codesi, no mettacitto, alaṃ te vippaṭisārāyāti.</text:p>
          </table:table-cell>
          <table:table-cell office:value-type="string" calcext:value-type="string">
            <text:p>You’re accusing with internal ill will, not with a mind of good will; it’s appropriate for you to have regre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3.8</text:p>
          </table:table-cell>
          <table:table-cell office:value-type="string" calcext:value-type="string">
            <text:p>Adhammacodakassa, upāli, bhikkhuno imehi pañcahākārehi vippaṭisāro upadahātabbo.</text:p>
          </table:table-cell>
          <table:table-cell office:value-type="string" calcext:value-type="string">
            <text:p>These are the five ways regret should be aroused in a monk who accuses another illegitimatel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3.9</text:p>
          </table:table-cell>
          <table:table-cell office:value-type="string" calcext:value-type="string">
            <text:p>Taṃ kissa hetu?</text:p>
          </table:table-cell>
          <table:table-cell office:value-type="string" calcext:value-type="string">
            <text:p>For what reas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3.10</text:p>
          </table:table-cell>
          <table:table-cell office:value-type="string" calcext:value-type="string">
            <text:p>Yathā na aññopi bhikkhu abhūtena codetabbaṃ maññeyyā”ti.</text:p>
          </table:table-cell>
          <table:table-cell office:value-type="string" calcext:value-type="string">
            <text:p>So that other monks won’t think to accuse others falsel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4.1</text:p>
          </table:table-cell>
          <table:table-cell office:value-type="string" calcext:value-type="string">
            <text:p>“Adhammacuditassa pana, bhante, bhikkhuno katihākārehi avippaṭisāro upadahātabbo”ti?</text:p>
          </table:table-cell>
          <table:table-cell office:value-type="string" calcext:value-type="string">
            <text:p>“And if a monk has been accused illegitimately, in how many ways should non-regret be aroused in him?” </text:p>
          </table:table-cell>
          <table:table-cell office:value-type="string" calcext:value-type="string">
            <text:p/>
          </table:table-cell>
          <table:table-cell office:value-type="string" calcext:value-type="string">
            <text:p>&lt;hr&gt;&lt;p&gt;{}&lt;/p&gt;</text:p>
          </table:table-cell>
          <table:table-cell office:value-type="string" calcext:value-type="string">
            <text:p>cck7.289, dr7.259, ms4V_1937, pts-cs5.4, sc84, sya7.315</text:p>
          </table:table-cell>
          <table:table-cell/>
        </table:table-row>
        <table:table-row table:style-name="ro1">
          <table:table-cell office:value-type="string" calcext:value-type="string">
            <text:p>pli-tv-kd19:5.4.2</text:p>
          </table:table-cell>
          <table:table-cell office:value-type="string" calcext:value-type="string">
            <text:p>“Adhammacuditassa, upāli, bhikkhuno pañcahākārehi avippaṭisāro upadahātabbo—</text:p>
          </table:table-cell>
          <table:table-cell office:value-type="string" calcext:value-type="string">
            <text:p>“Non-regret should be aroused in him in five way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4.3</text:p>
          </table:table-cell>
          <table:table-cell office:value-type="string" calcext:value-type="string">
            <text:p>akālenāyasmā cudito, no kālena, alaṃ te avippaṭisārāya;</text:p>
          </table:table-cell>
          <table:table-cell office:value-type="string" calcext:value-type="string">
            <text:p>‘Venerable, you have been accused at the wrong time, not the right time; there is no need for you to have regr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4.4</text:p>
          </table:table-cell>
          <table:table-cell office:value-type="string" calcext:value-type="string">
            <text:p>abhūtenāyasmā cudito, no bhūtena, alaṃ te avippaṭisārāya;</text:p>
          </table:table-cell>
          <table:table-cell office:value-type="string" calcext:value-type="string">
            <text:p>You have been accused falsely, not truthfully; there is no need for you to have regr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4.5</text:p>
          </table:table-cell>
          <table:table-cell office:value-type="string" calcext:value-type="string">
            <text:p>pharusenāyasmā cudito, no saṇhena, alaṃ te avippaṭisārāya;</text:p>
          </table:table-cell>
          <table:table-cell office:value-type="string" calcext:value-type="string">
            <text:p>You have been accused harshly, not gently; there is no need for you to have regr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4.6</text:p>
          </table:table-cell>
          <table:table-cell office:value-type="string" calcext:value-type="string">
            <text:p>anatthasaṃhitenāyasmā cudito, no atthasaṃhitena, alaṃ te avippaṭisārāya;</text:p>
          </table:table-cell>
          <table:table-cell office:value-type="string" calcext:value-type="string">
            <text:p>You have been accused unbeneficially, not beneficially; there is no need for you to have regr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4.7</text:p>
          </table:table-cell>
          <table:table-cell office:value-type="string" calcext:value-type="string">
            <text:p>dosantarenāyasmā cudito, no mettacittena, alaṃ te avippaṭisārāyāti.</text:p>
          </table:table-cell>
          <table:table-cell office:value-type="string" calcext:value-type="string">
            <text:p>You have been accused with internal ill will, not with a mind of good will; there is no need for you to have regr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4.8</text:p>
          </table:table-cell>
          <table:table-cell office:value-type="string" calcext:value-type="string">
            <text:p>Adhammacuditassa, upāli, bhikkhuno imehi pañcahākārehi avippaṭisāro upadahātabb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5.1</text:p>
          </table:table-cell>
          <table:table-cell office:value-type="string" calcext:value-type="string">
            <text:p>“Dhammacodakassa, bhante, bhikkhuno katihākārehi avippaṭisāro upadahātabbo”ti?</text:p>
          </table:table-cell>
          <table:table-cell office:value-type="string" calcext:value-type="string">
            <text:p>“And if a monk accuses another legitimately, in how many ways should non-regret be aroused in him?” </text:p>
          </table:table-cell>
          <table:table-cell office:value-type="string" calcext:value-type="string">
            <text:p/>
          </table:table-cell>
          <table:table-cell office:value-type="string" calcext:value-type="string">
            <text:p>&lt;p&gt;{}&lt;/p&gt;</text:p>
          </table:table-cell>
          <table:table-cell office:value-type="string" calcext:value-type="string">
            <text:p>bj5.462, csp1ed4.439, csp2ed4.439, ms4V_1938, pts-cs5.5, sc85</text:p>
          </table:table-cell>
          <table:table-cell/>
        </table:table-row>
        <table:table-row table:style-name="ro1">
          <table:table-cell office:value-type="string" calcext:value-type="string">
            <text:p>pli-tv-kd19:5.5.2</text:p>
          </table:table-cell>
          <table:table-cell office:value-type="string" calcext:value-type="string">
            <text:p>“Dhammacodakassa, upāli, bhikkhuno pañcahākārehi avippaṭisāro upadahātabbo—</text:p>
          </table:table-cell>
          <table:table-cell office:value-type="string" calcext:value-type="string">
            <text:p>“Non-regret should be aroused in him in five way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5.3</text:p>
          </table:table-cell>
          <table:table-cell office:value-type="string" calcext:value-type="string">
            <text:p>kālenāyasmā codesi, no akālena, alaṃ te avippaṭisārāya;</text:p>
          </table:table-cell>
          <table:table-cell office:value-type="string" calcext:value-type="string">
            <text:p>‘Venerable, you’re accusing at the right time, not the wrong time; there is no need for you to have regret. </text:p>
          </table:table-cell>
          <table:table-cell office:value-type="string" calcext:value-type="string">
            <text:p/>
          </table:table-cell>
          <table:table-cell office:value-type="string" calcext:value-type="string">
            <text:p>{}</text:p>
          </table:table-cell>
          <table:table-cell office:value-type="string" calcext:value-type="string">
            <text:p>pts-vp-en5.349</text:p>
          </table:table-cell>
          <table:table-cell/>
        </table:table-row>
        <table:table-row table:style-name="ro1">
          <table:table-cell office:value-type="string" calcext:value-type="string">
            <text:p>pli-tv-kd19:5.5.4</text:p>
          </table:table-cell>
          <table:table-cell office:value-type="string" calcext:value-type="string">
            <text:p>bhūtenāyasmā codesi, no abhūtena, alaṃ te avippaṭisārāya;</text:p>
          </table:table-cell>
          <table:table-cell office:value-type="string" calcext:value-type="string">
            <text:p>You’re accusing truthfully, not falsely; there is no need for you to have regr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5.5</text:p>
          </table:table-cell>
          <table:table-cell office:value-type="string" calcext:value-type="string">
            <text:p>saṇhenāyasmā codesi, no pharusena, alaṃ te avippaṭisārāya;</text:p>
          </table:table-cell>
          <table:table-cell office:value-type="string" calcext:value-type="string">
            <text:p>You’re accusing gently, not harshly; there is no need for you to have regr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5.6</text:p>
          </table:table-cell>
          <table:table-cell office:value-type="string" calcext:value-type="string">
            <text:p>atthasaṃhitenāyasmā codesi, no anatthasaṃhitena, alaṃ te avippaṭisārāya;</text:p>
          </table:table-cell>
          <table:table-cell office:value-type="string" calcext:value-type="string">
            <text:p>You’re accusing beneficially, not unbeneficially; there is no need for you to have regr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5.7</text:p>
          </table:table-cell>
          <table:table-cell office:value-type="string" calcext:value-type="string">
            <text:p>mettacitto āyasmā codesi, no dosantaro, alaṃ te avippaṭisārāyāti.</text:p>
          </table:table-cell>
          <table:table-cell office:value-type="string" calcext:value-type="string">
            <text:p>You’re accusing with a mind of good will, not with internal ill will; there is no need for you to have regre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5.8</text:p>
          </table:table-cell>
          <table:table-cell office:value-type="string" calcext:value-type="string">
            <text:p>Dhammacodakassa, upāli, bhikkhuno imehi pañcahākārehi avippaṭisāro upadahātabbo.</text:p>
          </table:table-cell>
          <table:table-cell office:value-type="string" calcext:value-type="string">
            <text:p>These are the five ways non-regret should be aroused in a monk who accuses another legitimate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9:5.5.9</text:p>
          </table:table-cell>
          <table:table-cell office:value-type="string" calcext:value-type="string">
            <text:p>Taṃ kissa hetu?</text:p>
          </table:table-cell>
          <table:table-cell office:value-type="string" calcext:value-type="string">
            <text:p>For what reas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5.10</text:p>
          </table:table-cell>
          <table:table-cell office:value-type="string" calcext:value-type="string">
            <text:p>Yathā aññopi bhikkhu bhūtena codetabbaṃ maññeyyā”ti.</text:p>
          </table:table-cell>
          <table:table-cell office:value-type="string" calcext:value-type="string">
            <text:p>So that other monks will think to accuse others truthfull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6.1</text:p>
          </table:table-cell>
          <table:table-cell office:value-type="string" calcext:value-type="string">
            <text:p>“Dhammacuditassa pana, bhante, bhikkhuno katihākārehi vippaṭisāro upadahātabbo”ti?</text:p>
          </table:table-cell>
          <table:table-cell office:value-type="string" calcext:value-type="string">
            <text:p>“And if a monk has been accused legitimately, in how many ways should regret be aroused in him?” </text:p>
          </table:table-cell>
          <table:table-cell office:value-type="string" calcext:value-type="string">
            <text:p/>
          </table:table-cell>
          <table:table-cell office:value-type="string" calcext:value-type="string">
            <text:p>&lt;hr&gt;&lt;p&gt;{}&lt;/p&gt;</text:p>
          </table:table-cell>
          <table:table-cell office:value-type="string" calcext:value-type="string">
            <text:p>ms4V_1939, pts-cs5.6, sc86, sya7.316, vri90.412</text:p>
          </table:table-cell>
          <table:table-cell/>
        </table:table-row>
        <table:table-row table:style-name="ro1">
          <table:table-cell office:value-type="string" calcext:value-type="string">
            <text:p>pli-tv-kd19:5.6.2</text:p>
          </table:table-cell>
          <table:table-cell office:value-type="string" calcext:value-type="string">
            <text:p>“Dhammacuditassa, upāli, bhikkhuno pañcahākārehi vippaṭisāro upadahātabbo—</text:p>
          </table:table-cell>
          <table:table-cell office:value-type="string" calcext:value-type="string">
            <text:p>“Regret should be aroused in him in five way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6.3</text:p>
          </table:table-cell>
          <table:table-cell office:value-type="string" calcext:value-type="string">
            <text:p>kālenāyasmā cudito, no akālena, alaṃ te vippaṭisārāya;</text:p>
          </table:table-cell>
          <table:table-cell office:value-type="string" calcext:value-type="string">
            <text:p>‘Venerable, you have been accused at the right time, not the wrong time; it’s appropriate for you to have regr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6.4</text:p>
          </table:table-cell>
          <table:table-cell office:value-type="string" calcext:value-type="string">
            <text:p>bhūtenāyasmā cudito, no abhūtena, alaṃ te vippaṭisārāya;</text:p>
          </table:table-cell>
          <table:table-cell office:value-type="string" calcext:value-type="string">
            <text:p>You have been accused truthfully, not falsely; it’s appropriate for you to have regr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6.5</text:p>
          </table:table-cell>
          <table:table-cell office:value-type="string" calcext:value-type="string">
            <text:p>saṇhenāyasmā cudito, no pharusena, alaṃ te vippaṭisārāya;</text:p>
          </table:table-cell>
          <table:table-cell office:value-type="string" calcext:value-type="string">
            <text:p>You have been accused gently, not harshly; it’s appropriate for you to have regr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6.6</text:p>
          </table:table-cell>
          <table:table-cell office:value-type="string" calcext:value-type="string">
            <text:p>atthasaṃhitenāyasmā cudito, no anatthasaṃhitena, alaṃ te vippaṭisārāya;</text:p>
          </table:table-cell>
          <table:table-cell office:value-type="string" calcext:value-type="string">
            <text:p>You have been accused beneficially, not unbeneficially; it’s appropriate for you to have regr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6.7</text:p>
          </table:table-cell>
          <table:table-cell office:value-type="string" calcext:value-type="string">
            <text:p>mettacittenāyasmā cudito, no dosantarena, alaṃ te vippaṭisārāyāti.</text:p>
          </table:table-cell>
          <table:table-cell office:value-type="string" calcext:value-type="string">
            <text:p>You have been accused with a mind of good will, not with internal ill will; it’s appropriate for you to have regr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9:5.6.8</text:p>
          </table:table-cell>
          <table:table-cell office:value-type="string" calcext:value-type="string">
            <text:p>Dhammacuditassa, upāli, bhikkhuno imehi pañcahākārehi vippaṭisāro upadahātabb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1</text:p>
          </table:table-cell>
          <table:table-cell office:value-type="string" calcext:value-type="string">
            <text:p>“Codakena, bhante, bhikkhunā paraṃ codetukāmena kati dhamme ajjhattaṃ manasi karitvā paro codetabbo”ti?</text:p>
          </table:table-cell>
          <table:table-cell office:value-type="string" calcext:value-type="string">
            <text:p>“And, Sir, how many qualities should a monk attend to in himself before accusing another?” </text:p>
          </table:table-cell>
          <table:table-cell office:value-type="string" calcext:value-type="string">
            <text:p/>
          </table:table-cell>
          <table:table-cell office:value-type="string" calcext:value-type="string">
            <text:p>&lt;hr&gt;&lt;p&gt;{}&lt;/p&gt;</text:p>
          </table:table-cell>
          <table:table-cell office:value-type="string" calcext:value-type="string">
            <text:p>cck7.290, dr7.260, ms4V_1940, pts-cs5.7, sc87</text:p>
          </table:table-cell>
          <table:table-cell/>
        </table:table-row>
        <table:table-row table:style-name="ro1">
          <table:table-cell office:value-type="string" calcext:value-type="string">
            <text:p>pli-tv-kd19:5.7.2</text:p>
          </table:table-cell>
          <table:table-cell office:value-type="string" calcext:value-type="string">
            <text:p>“Codakenupāli, bhikkhunā paraṃ codetukāmena pañca dhamme ajjhattaṃ manasi karitvā paro codetabbo—</text:p>
          </table:table-cell>
          <table:table-cell office:value-type="string" calcext:value-type="string">
            <text:p>“A monk should attend to five qualities in himself before accusing anoth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3</text:p>
          </table:table-cell>
          <table:table-cell office:value-type="string" calcext:value-type="string">
            <text:p>kāruññatā, hitesitā, anukampitā, āpattivuṭṭhānatā, vinayapurekkhāratāti.</text:p>
          </table:table-cell>
          <table:table-cell office:value-type="string" calcext:value-type="string">
            <text:p>compassion, beneficialness, sympathy, the idea of clearing offenses, and the idea of giving priority to the training.”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nukampitā → anukampatā (pts1ed, mr)</text:p>
          </table:table-cell>
        </table:table-row>
        <table:table-row table:style-name="ro1">
          <table:table-cell office:value-type="string" calcext:value-type="string">
            <text:p>pli-tv-kd19:5.7.4</text:p>
          </table:table-cell>
          <table:table-cell office:value-type="string" calcext:value-type="string">
            <text:p>Codakenupāli, bhikkhunā paraṃ codetukāmena ime pañca dhamme ajjhattaṃ manasi karitvā paro codetabb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5</text:p>
          </table:table-cell>
          <table:table-cell office:value-type="string" calcext:value-type="string">
            <text:p>“Cuditena pana, bhante, bhikkhunā katisu dhammesu patiṭṭhātabban”ti?</text:p>
          </table:table-cell>
          <table:table-cell office:value-type="string" calcext:value-type="string">
            <text:p>“And how many qualities should a monk who has been accused set up?” </text:p>
          </table:table-cell>
          <table:table-cell office:value-type="string" calcext:value-type="string">
            <text:p/>
          </table:table-cell>
          <table:table-cell office:value-type="string" calcext:value-type="string">
            <text:p>&lt;p&gt;{}&lt;/p&gt;</text:p>
          </table:table-cell>
          <table:table-cell office:value-type="string" calcext:value-type="string">
            <text:p>bj5.464, ms4V_1941, ndp4.371, pts-vp-pli2.251, sc88</text:p>
          </table:table-cell>
          <table:table-cell/>
        </table:table-row>
        <table:table-row table:style-name="ro1">
          <table:table-cell office:value-type="string" calcext:value-type="string">
            <text:p>pli-tv-kd19:5.7.6</text:p>
          </table:table-cell>
          <table:table-cell office:value-type="string" calcext:value-type="string">
            <text:p>“Cuditenupāli, bhikkhunā dvīsu dhammesu patiṭṭhātabbaṃ—</text:p>
          </table:table-cell>
          <table:table-cell office:value-type="string" calcext:value-type="string">
            <text:p>“A monk who has been accused should set up two qualiti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7</text:p>
          </table:table-cell>
          <table:table-cell office:value-type="string" calcext:value-type="string">
            <text:p>sacce ca akuppe cā”ti.</text:p>
          </table:table-cell>
          <table:table-cell office:value-type="string" calcext:value-type="string">
            <text:p>truth and composu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8</text:p>
          </table:table-cell>
          <table:table-cell office:value-type="string" calcext:value-type="string">
            <text:p>Dutiyabhāṇavāro niṭṭhito.</text:p>
          </table:table-cell>
          <table:table-cell office:value-type="string" calcext:value-type="string">
            <text:p>The second section for recitation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4V_1942, sc89</text:p>
          </table:table-cell>
          <table:table-cell/>
        </table:table-row>
        <table:table-row table:style-name="ro1">
          <table:table-cell office:value-type="string" calcext:value-type="string">
            <text:p>pli-tv-kd19:5.7.9</text:p>
          </table:table-cell>
          <table:table-cell office:value-type="string" calcext:value-type="string">
            <text:p>Pātimokkhaṭṭhapanakkhandhako navamo.</text:p>
          </table:table-cell>
          <table:table-cell office:value-type="string" calcext:value-type="string">
            <text:p>The ninth chapter on the cancellation of the Monastic Code is finished. </text:p>
          </table:table-cell>
          <table:table-cell office:value-type="string" calcext:value-type="string">
            <text:p/>
          </table:table-cell>
          <table:table-cell office:value-type="string" calcext:value-type="string">
            <text:p>&lt;p class='endsutta'&gt;{}&lt;/p&gt;</text:p>
          </table:table-cell>
          <table:table-cell table:number-columns-repeated="2"/>
        </table:table-row>
        <table:table-row table:style-name="ro1">
          <table:table-cell office:value-type="string" calcext:value-type="string">
            <text:p>pli-tv-kd19:5.7.10</text:p>
          </table:table-cell>
          <table:table-cell office:value-type="string" calcext:value-type="string">
            <text:p>Imamhi khandhake vatthū tiṃsa.</text:p>
          </table:table-cell>
          <table:table-cell office:value-type="string" calcext:value-type="string">
            <text:p>In this chapter there are thirty topics. </text:p>
          </table:table-cell>
          <table:table-cell office:value-type="string" calcext:value-type="string">
            <text:p/>
          </table:table-cell>
          <table:table-cell office:value-type="string" calcext:value-type="string">
            <text:p>&lt;p class='end'&gt;{}&lt;/p&gt;</text:p>
          </table:table-cell>
          <table:table-cell table:number-columns-repeated="2"/>
        </table:table-row>
        <table:table-row table:style-name="ro1">
          <table:table-cell office:value-type="string" calcext:value-type="string">
            <text:p>pli-tv-kd19:5.7.11</text:p>
          </table:table-cell>
          <table:table-cell office:value-type="string" calcext:value-type="string">
            <text:p>Tassuddānaṃ</text:p>
          </table:table-cell>
          <table:table-cell table:number-columns-repeated="2" office:value-type="string" calcext:value-type="string">
            <text:p/>
          </table:table-cell>
          <table:table-cell office:value-type="string" calcext:value-type="string">
            <text:p>&lt;section class='uddana'&gt;&lt;p class='uddana-intro'&gt;{}&lt;/p&gt;</text:p>
          </table:table-cell>
          <table:table-cell office:value-type="string" calcext:value-type="string">
            <text:p>ms4V_1943, pts-vp-en5.350-351, sc90</text:p>
          </table:table-cell>
          <table:table-cell/>
        </table:table-row>
        <table:table-row table:style-name="ro1">
          <table:table-cell office:value-type="string" calcext:value-type="string">
            <text:p>pli-tv-kd19:5.7.12</text:p>
          </table:table-cell>
          <table:table-cell office:value-type="string" calcext:value-type="string">
            <text:p>Uposathe yāvatikaṃ,</text:p>
          </table:table-cell>
          <table:table-cell table:number-columns-repeated="2" office:value-type="string" calcext:value-type="string">
            <text:p/>
          </table:table-cell>
          <table:table-cell office:value-type="string" calcext:value-type="string">
            <text:p>&lt;blockquote class='gatha'&gt;&lt;p&gt;{}&lt;br&gt;</text:p>
          </table:table-cell>
          <table:table-cell office:value-type="string" calcext:value-type="string">
            <text:p>csp1ed4.440, csp2ed4.440, ms4V_1944, sc91, sya7.317</text:p>
          </table:table-cell>
          <table:table-cell/>
        </table:table-row>
        <table:table-row table:style-name="ro1">
          <table:table-cell office:value-type="string" calcext:value-type="string">
            <text:p>pli-tv-kd19:5.7.13</text:p>
          </table:table-cell>
          <table:table-cell office:value-type="string" calcext:value-type="string">
            <text:p>pāpabhikkhu na nikkham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14</text:p>
          </table:table-cell>
          <table:table-cell office:value-type="string" calcext:value-type="string">
            <text:p>Moggallānena nicchuddh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15</text:p>
          </table:table-cell>
          <table:table-cell office:value-type="string" calcext:value-type="string">
            <text:p>accherā jinasāsan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16</text:p>
          </table:table-cell>
          <table:table-cell office:value-type="string" calcext:value-type="string">
            <text:p>Ninnonupubbasikkhā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945, sc92</text:p>
          </table:table-cell>
          <table:table-cell/>
        </table:table-row>
        <table:table-row table:style-name="ro1">
          <table:table-cell office:value-type="string" calcext:value-type="string">
            <text:p>pli-tv-kd19:5.7.17</text:p>
          </table:table-cell>
          <table:table-cell office:value-type="string" calcext:value-type="string">
            <text:p>ṭhitadhammo nātikkamm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18</text:p>
          </table:table-cell>
          <table:table-cell office:value-type="string" calcext:value-type="string">
            <text:p>Kuṇapukkhipati saṃgh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19</text:p>
          </table:table-cell>
          <table:table-cell office:value-type="string" calcext:value-type="string">
            <text:p>savantiyo jahanti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20</text:p>
          </table:table-cell>
          <table:table-cell office:value-type="string" calcext:value-type="string">
            <text:p>Savanti parinibbant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946, sc93</text:p>
          </table:table-cell>
          <table:table-cell/>
        </table:table-row>
        <table:table-row table:style-name="ro1">
          <table:table-cell office:value-type="string" calcext:value-type="string">
            <text:p>pli-tv-kd19:5.7.21</text:p>
          </table:table-cell>
          <table:table-cell office:value-type="string" calcext:value-type="string">
            <text:p>ekarasa vimutti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22</text:p>
          </table:table-cell>
          <table:table-cell office:value-type="string" calcext:value-type="string">
            <text:p>Bahu dhammavinayop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23</text:p>
          </table:table-cell>
          <table:table-cell office:value-type="string" calcext:value-type="string">
            <text:p>bhūtaṭṭhāriyapuggal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24</text:p>
          </table:table-cell>
          <table:table-cell office:value-type="string" calcext:value-type="string">
            <text:p>Samuddaṃ upamaṃ katv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7.291, ms4V_1947, sc94, vri90.413</text:p>
          </table:table-cell>
          <table:table-cell/>
        </table:table-row>
        <table:table-row table:style-name="ro1">
          <table:table-cell office:value-type="string" calcext:value-type="string">
            <text:p>pli-tv-kd19:5.7.25</text:p>
          </table:table-cell>
          <table:table-cell office:value-type="string" calcext:value-type="string">
            <text:p>vācesi sāsane guṇaṃ;</text:p>
          </table:table-cell>
          <table:table-cell table:number-columns-repeated="2"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vācesi → ṭhāpesi (sya-all, mr)</text:p>
          </table:table-cell>
        </table:table-row>
        <table:table-row table:style-name="ro1">
          <table:table-cell office:value-type="string" calcext:value-type="string">
            <text:p>pli-tv-kd19:5.7.26</text:p>
          </table:table-cell>
          <table:table-cell office:value-type="string" calcext:value-type="string">
            <text:p>Uposathe pātimokkh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27</text:p>
          </table:table-cell>
          <table:table-cell office:value-type="string" calcext:value-type="string">
            <text:p>na amhe koci jānā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28</text:p>
          </table:table-cell>
          <table:table-cell office:value-type="string" calcext:value-type="string">
            <text:p>Paṭikacceva ujjhant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dr7.261, ms4V_1948, sc95</text:p>
          </table:table-cell>
          <table:table-cell/>
        </table:table-row>
        <table:table-row table:style-name="ro1">
          <table:table-cell office:value-type="string" calcext:value-type="string">
            <text:p>pli-tv-kd19:5.7.29</text:p>
          </table:table-cell>
          <table:table-cell office:value-type="string" calcext:value-type="string">
            <text:p>eko dve tīṇi cattār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30</text:p>
          </table:table-cell>
          <table:table-cell office:value-type="string" calcext:value-type="string">
            <text:p>Pañca cha satta aṭṭhān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31</text:p>
          </table:table-cell>
          <table:table-cell office:value-type="string" calcext:value-type="string">
            <text:p>navā ca dasamāni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32</text:p>
          </table:table-cell>
          <table:table-cell office:value-type="string" calcext:value-type="string">
            <text:p>Sīlaācāradiṭṭhi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949, sc96</text:p>
          </table:table-cell>
          <table:table-cell/>
        </table:table-row>
        <table:table-row table:style-name="ro1">
          <table:table-cell office:value-type="string" calcext:value-type="string">
            <text:p>pli-tv-kd19:5.7.33</text:p>
          </table:table-cell>
          <table:table-cell office:value-type="string" calcext:value-type="string">
            <text:p>ājīvaṃ catubhāgik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34</text:p>
          </table:table-cell>
          <table:table-cell office:value-type="string" calcext:value-type="string">
            <text:p>Pārājikañca saṃghād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35</text:p>
          </table:table-cell>
          <table:table-cell office:value-type="string" calcext:value-type="string">
            <text:p>pācitti pāṭidesa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36</text:p>
          </table:table-cell>
          <table:table-cell office:value-type="string" calcext:value-type="string">
            <text:p>Dukkaṭaṃ pañcabhāgesu,</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950, sc97</text:p>
          </table:table-cell>
          <table:table-cell/>
        </table:table-row>
        <table:table-row table:style-name="ro1">
          <table:table-cell office:value-type="string" calcext:value-type="string">
            <text:p>pli-tv-kd19:5.7.37</text:p>
          </table:table-cell>
          <table:table-cell office:value-type="string" calcext:value-type="string">
            <text:p>sīlācāravipatti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38</text:p>
          </table:table-cell>
          <table:table-cell office:value-type="string" calcext:value-type="string">
            <text:p>Akatāya katāya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39</text:p>
          </table:table-cell>
          <table:table-cell office:value-type="string" calcext:value-type="string">
            <text:p>chabhāgesu yathāvidh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40</text:p>
          </table:table-cell>
          <table:table-cell office:value-type="string" calcext:value-type="string">
            <text:p>Pārājikañca saṃghād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951, sc98, sya7.318</text:p>
          </table:table-cell>
          <table:table-cell/>
        </table:table-row>
        <table:table-row table:style-name="ro1">
          <table:table-cell office:value-type="string" calcext:value-type="string">
            <text:p>pli-tv-kd19:5.7.41</text:p>
          </table:table-cell>
          <table:table-cell office:value-type="string" calcext:value-type="string">
            <text:p>thullaṃ pācittiyena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42</text:p>
          </table:table-cell>
          <table:table-cell office:value-type="string" calcext:value-type="string">
            <text:p>Pāṭidesaniyañcev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43</text:p>
          </table:table-cell>
          <table:table-cell office:value-type="string" calcext:value-type="string">
            <text:p>dukkaṭañca dubbhāsit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44</text:p>
          </table:table-cell>
          <table:table-cell office:value-type="string" calcext:value-type="string">
            <text:p>Sīlācāravipatti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952, sc99</text:p>
          </table:table-cell>
          <table:table-cell/>
        </table:table-row>
        <table:table-row table:style-name="ro1">
          <table:table-cell office:value-type="string" calcext:value-type="string">
            <text:p>pli-tv-kd19:5.7.45</text:p>
          </table:table-cell>
          <table:table-cell office:value-type="string" calcext:value-type="string">
            <text:p>Diṭṭhiājīvavipatt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46</text:p>
          </table:table-cell>
          <table:table-cell office:value-type="string" calcext:value-type="string">
            <text:p>Yā ca aṭṭhā katākat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47</text:p>
          </table:table-cell>
          <table:table-cell office:value-type="string" calcext:value-type="string">
            <text:p>Tenetā sīlācāradiṭṭhiy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48</text:p>
          </table:table-cell>
          <table:table-cell office:value-type="string" calcext:value-type="string">
            <text:p>Akatāya katāyāp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953, ndp4.372, sc100</text:p>
          </table:table-cell>
          <table:table-cell/>
        </table:table-row>
        <table:table-row table:style-name="ro1">
          <table:table-cell office:value-type="string" calcext:value-type="string">
            <text:p>pli-tv-kd19:5.7.49</text:p>
          </table:table-cell>
          <table:table-cell office:value-type="string" calcext:value-type="string">
            <text:p>katākatāyameva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50</text:p>
          </table:table-cell>
          <table:table-cell office:value-type="string" calcext:value-type="string">
            <text:p>Evaṃ navavidhā vutt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51</text:p>
          </table:table-cell>
          <table:table-cell office:value-type="string" calcext:value-type="string">
            <text:p>yathābhūtena ñāyat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52</text:p>
          </table:table-cell>
          <table:table-cell office:value-type="string" calcext:value-type="string">
            <text:p>Pārājiko vippakat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954, sc101</text:p>
          </table:table-cell>
          <table:table-cell/>
        </table:table-row>
        <table:table-row table:style-name="ro1">
          <table:table-cell office:value-type="string" calcext:value-type="string">
            <text:p>pli-tv-kd19:5.7.53</text:p>
          </table:table-cell>
          <table:table-cell office:value-type="string" calcext:value-type="string">
            <text:p>paccakkhāto tatheva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54</text:p>
          </table:table-cell>
          <table:table-cell office:value-type="string" calcext:value-type="string">
            <text:p>Upeti paccādiyat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55</text:p>
          </table:table-cell>
          <table:table-cell office:value-type="string" calcext:value-type="string">
            <text:p>paccādānakathā ca y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56</text:p>
          </table:table-cell>
          <table:table-cell office:value-type="string" calcext:value-type="string">
            <text:p>Sīlācāravipatti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bj5.466, cck7.292, ms4V_1955, sc102</text:p>
          </table:table-cell>
          <table:table-cell/>
        </table:table-row>
        <table:table-row table:style-name="ro1">
          <table:table-cell office:value-type="string" calcext:value-type="string">
            <text:p>pli-tv-kd19:5.7.57</text:p>
          </table:table-cell>
          <table:table-cell office:value-type="string" calcext:value-type="string">
            <text:p>tathā diṭṭhivipattiy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58</text:p>
          </table:table-cell>
          <table:table-cell office:value-type="string" calcext:value-type="string">
            <text:p>Diṭṭhasutaparisaṅkit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59</text:p>
          </table:table-cell>
          <table:table-cell office:value-type="string" calcext:value-type="string">
            <text:p>dasadhā taṃ vijānāth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60</text:p>
          </table:table-cell>
          <table:table-cell office:value-type="string" calcext:value-type="string">
            <text:p>Bhikkhu vipassati bhikkhu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sp1ed4.441, csp2ed4.441, dr7.262, ms4V_1956, sc103</text:p>
          </table:table-cell>
          <table:table-cell/>
        </table:table-row>
        <table:table-row table:style-name="ro1">
          <table:table-cell office:value-type="string" calcext:value-type="string">
            <text:p>pli-tv-kd19:5.7.61</text:p>
          </table:table-cell>
          <table:table-cell office:value-type="string" calcext:value-type="string">
            <text:p>añño cārocayāti t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62</text:p>
          </table:table-cell>
          <table:table-cell office:value-type="string" calcext:value-type="string">
            <text:p>Soyeva tassa akkhāti,</text:p>
          </table:table-cell>
          <table:table-cell table:number-columns-repeated="2"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Soyeva tassa akkhāti → añño cāro cayenaṃ; suddhā ca tassa akkhāti (bj); añño cārocayāti taṃ; suddhe va tassa akkhāti (sya-all); vipassañño cārocati; taṃ suddheva tassa akkhāti (pts1ed, mr)</text:p>
          </table:table-cell>
        </table:table-row>
        <table:table-row table:style-name="ro1">
          <table:table-cell office:value-type="string" calcext:value-type="string">
            <text:p>pli-tv-kd19:5.7.63</text:p>
          </table:table-cell>
          <table:table-cell office:value-type="string" calcext:value-type="string">
            <text:p>pātimokkhaṃ ṭhapeti s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64</text:p>
          </table:table-cell>
          <table:table-cell office:value-type="string" calcext:value-type="string">
            <text:p>Vuṭṭhāti antarāyen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957, sc104, vri90.414</text:p>
          </table:table-cell>
          <table:table-cell/>
        </table:table-row>
        <table:table-row table:style-name="ro1">
          <table:table-cell office:value-type="string" calcext:value-type="string">
            <text:p>pli-tv-kd19:5.7.65</text:p>
          </table:table-cell>
          <table:table-cell office:value-type="string" calcext:value-type="string">
            <text:p>Rājacoraggudakā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66</text:p>
          </table:table-cell>
          <table:table-cell office:value-type="string" calcext:value-type="string">
            <text:p>Manussaamanussā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67</text:p>
          </table:table-cell>
          <table:table-cell office:value-type="string" calcext:value-type="string">
            <text:p>Vāḷasarīsapā jīvibrahm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68</text:p>
          </table:table-cell>
          <table:table-cell office:value-type="string" calcext:value-type="string">
            <text:p>Dasannamaññataren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958, sc105, sya7.319</text:p>
          </table:table-cell>
          <table:table-cell/>
        </table:table-row>
        <table:table-row table:style-name="ro1">
          <table:table-cell office:value-type="string" calcext:value-type="string">
            <text:p>pli-tv-kd19:5.7.69</text:p>
          </table:table-cell>
          <table:table-cell office:value-type="string" calcext:value-type="string">
            <text:p>tasmiṃ aññataresu v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70</text:p>
          </table:table-cell>
          <table:table-cell office:value-type="string" calcext:value-type="string">
            <text:p>Dhammikādhammikā cev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71</text:p>
          </table:table-cell>
          <table:table-cell office:value-type="string" calcext:value-type="string">
            <text:p>yathā maggena jānāth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72</text:p>
          </table:table-cell>
          <table:table-cell office:value-type="string" calcext:value-type="string">
            <text:p>Kālabhūtatthasaṃhit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959, pts-vp-pli2.252, sc106</text:p>
          </table:table-cell>
          <table:table-cell/>
        </table:table-row>
        <table:table-row table:style-name="ro1">
          <table:table-cell office:value-type="string" calcext:value-type="string">
            <text:p>pli-tv-kd19:5.7.73</text:p>
          </table:table-cell>
          <table:table-cell office:value-type="string" calcext:value-type="string">
            <text:p>labhissāmi bhavissat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74</text:p>
          </table:table-cell>
          <table:table-cell office:value-type="string" calcext:value-type="string">
            <text:p>Kāyavācasikā mett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75</text:p>
          </table:table-cell>
          <table:table-cell office:value-type="string" calcext:value-type="string">
            <text:p>bāhusaccaṃ ubhay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76</text:p>
          </table:table-cell>
          <table:table-cell office:value-type="string" calcext:value-type="string">
            <text:p>Kālabhūtena saṇhen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960, sc107</text:p>
          </table:table-cell>
          <table:table-cell/>
        </table:table-row>
        <table:table-row table:style-name="ro1">
          <table:table-cell office:value-type="string" calcext:value-type="string">
            <text:p>pli-tv-kd19:5.7.77</text:p>
          </table:table-cell>
          <table:table-cell office:value-type="string" calcext:value-type="string">
            <text:p>atthamettena coday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78</text:p>
          </table:table-cell>
          <table:table-cell office:value-type="string" calcext:value-type="string">
            <text:p>Vippaṭisāradhammen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79</text:p>
          </table:table-cell>
          <table:table-cell office:value-type="string" calcext:value-type="string">
            <text:p>tathā vācā vinodaye.</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tathā vācā → tathevāpi (sya-all)</text:p>
          </table:table-cell>
        </table:table-row>
        <table:table-row table:style-name="ro1">
          <table:table-cell office:value-type="string" calcext:value-type="string">
            <text:p>pli-tv-kd19:5.7.80</text:p>
          </table:table-cell>
          <table:table-cell office:value-type="string" calcext:value-type="string">
            <text:p>Dhammacodacuditass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7.293, ms4V_1961, sc108</text:p>
          </table:table-cell>
          <table:table-cell/>
        </table:table-row>
        <table:table-row table:style-name="ro1">
          <table:table-cell office:value-type="string" calcext:value-type="string">
            <text:p>pli-tv-kd19:5.7.81</text:p>
          </table:table-cell>
          <table:table-cell office:value-type="string" calcext:value-type="string">
            <text:p>vinodeti vippaṭisār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82</text:p>
          </table:table-cell>
          <table:table-cell office:value-type="string" calcext:value-type="string">
            <text:p>Karuṇā hitānukamp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83</text:p>
          </table:table-cell>
          <table:table-cell office:value-type="string" calcext:value-type="string">
            <text:p>vuṭṭhānapurekkhārat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9:5.7.84</text:p>
          </table:table-cell>
          <table:table-cell office:value-type="string" calcext:value-type="string">
            <text:p>Codakassa paṭipatt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962, sc109</text:p>
          </table:table-cell>
          <table:table-cell/>
        </table:table-row>
        <table:table-row table:style-name="ro1">
          <table:table-cell office:value-type="string" calcext:value-type="string">
            <text:p>pli-tv-kd19:5.7.85</text:p>
          </table:table-cell>
          <table:table-cell office:value-type="string" calcext:value-type="string">
            <text:p>sambuddhena pakāsit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86</text:p>
          </table:table-cell>
          <table:table-cell office:value-type="string" calcext:value-type="string">
            <text:p>Sacce ceva akuppe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9:5.7.87</text:p>
          </table:table-cell>
          <table:table-cell office:value-type="string" calcext:value-type="string">
            <text:p>cuditasseva dhammatāti.</text:p>
          </table:table-cell>
          <table:table-cell table:number-columns-repeated="2" office:value-type="string" calcext:value-type="string">
            <text:p/>
          </table:table-cell>
          <table:table-cell office:value-type="string" calcext:value-type="string">
            <text:p>{}&lt;/p&gt;&lt;/blockquote&gt;&lt;/section&gt;</text:p>
          </table:table-cell>
          <table:table-cell table:number-columns-repeated="2"/>
        </table:table-row>
        <table:table-row table:style-name="ro1">
          <table:table-cell office:value-type="string" calcext:value-type="string">
            <text:p>pli-tv-kd19:5.7.88</text:p>
          </table:table-cell>
          <table:table-cell office:value-type="string" calcext:value-type="string">
            <text:p>Pātimokkhaṭṭhapanakkhandhako niṭṭhito.</text:p>
          </table:table-cell>
          <table:table-cell office:value-type="string" calcext:value-type="string">
            <text:p>The chapter on the cancellation of the Monastic Code is finished.</text:p>
          </table:table-cell>
          <table:table-cell office:value-type="string" calcext:value-type="string">
            <text:p/>
          </table:table-cell>
          <table:table-cell office:value-type="string" calcext:value-type="string">
            <text:p>&lt;p class='endsutta'&gt;{}&lt;/p&gt;&lt;/article&gt;</text:p>
          </table:table-cell>
          <table:table-cell office:value-type="string" calcext:value-type="string">
            <text:p>ms4V_1963, sc110</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9T20:04:59.766674</meta:creation-date>
    <dc:date>2020-06-19T20:15:44.152354158</dc:date>
    <meta:generator>LibreOffice/6.4.2.2$Linux_X86_64 LibreOffice_project/40$Build-2</meta:generator>
    <meta:editing-cycles>7</meta:editing-cycles>
    <meta:editing-duration>PT10M37S</meta:editing-duration>
    <meta:document-statistic meta:table-count="1" meta:cell-count="2999" meta:object-count="0"/>
  </office:meta>
</office:document-meta>
</file>